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3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automatic" fo:background-color="transparent"/>
    </style:style>
    <style:style style:name="ce4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4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4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8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51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52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5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5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56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66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7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8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9" style:family="table-cell" style:parent-style-name="Porcentaje_32_4" style:data-style-name="N36"/>
    <style:style style:name="ce7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8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9" style:family="table-cell" style:parent-style-name="Normal_32_5" style:data-style-name="N0">
      <style:table-cell-properties style:vertical-align="automatic" fo:background-color="transparent"/>
    </style:style>
    <style:style style:name="ce80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87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9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91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6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8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9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0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01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2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3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4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0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6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7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9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11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1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113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114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115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116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117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118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9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0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3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6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7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9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30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3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3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3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3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37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38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39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48.75pt" style:use-optimal-row-height="true" fo:break-before="auto"/>
    </style:style>
    <style:style style:name="ro14" style:family="table-row">
      <style:table-row-properties style:row-height="24pt" style:use-optimal-row-height="true" fo:break-before="auto"/>
    </style:style>
    <style:style style:name="ro15" style:family="table-row">
      <style:table-row-properties style:row-height="23.25pt" style:use-optimal-row-height="false" fo:break-before="auto"/>
    </style:style>
    <style:style style:name="ro16" style:family="table-row">
      <style:table-row-properties style:row-height="45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33"/>
          <table:table-cell office:value-type="string" table:number-columns-spanned="1" table:number-rows-spanned="2" table:style-name="ce34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34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34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34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34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34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34">
            <text:p>Dosis entregadas total<text:s/><text:span text:style-name="T2">(1)</text:span></text:p>
          </table:table-cell>
          <table:table-cell office:value-type="string" table:number-columns-spanned="1" table:number-rows-spanned="2" table:style-name="ce34">
            <text:p>Dosis administradas<text:s/><text:span text:style-name="T2">(2)*</text:span></text:p>
          </table:table-cell>
          <table:table-cell office:value-type="string" table:number-columns-spanned="1" table:number-rows-spanned="2" table:style-name="ce34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110">
            <text:p>11.421.630</text:p>
          </table:table-cell>
          <table:table-cell office:value-type="float" office:value="966000" table:style-name="ce110">
            <text:p>966.000</text:p>
          </table:table-cell>
          <table:table-cell office:value-type="float" office:value="1866240" table:style-name="ce110">
            <text:p>1.866.240</text:p>
          </table:table-cell>
          <table:table-cell office:value-type="float" office:value="2716140" table:style-name="ce110">
            <text:p>2.716.140</text:p>
          </table:table-cell>
          <table:table-cell office:value-type="float" office:value="177000" table:style-name="ce110">
            <text:p>177.000</text:p>
          </table:table-cell>
          <table:table-cell office:value-type="float" office:value="1537200" table:style-name="ce110">
            <text:p>1.537.200</text:p>
          </table:table-cell>
          <table:table-cell office:value-type="float" office:value="333500" table:style-name="ce110">
            <text:p>333.500</text:p>
          </table:table-cell>
          <table:table-cell office:value-type="float" office:value="19017710" table:style-name="ce110">
            <text:p>19.017.710</text:p>
          </table:table-cell>
          <table:table-cell office:value-type="float" office:value="18230809" table:style-name="ce110">
            <text:p>18.230.809</text:p>
          </table:table-cell>
          <table:table-cell office:value-type="percentage" office:value="0.95860000000000001" table:style-name="ce111">
            <text:p>95,86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Aragón</text:p>
          </table:table-cell>
          <table:table-cell office:value-type="float" office:value="1864329" table:style-name="ce112">
            <text:p>1.864.329</text:p>
          </table:table-cell>
          <table:table-cell office:value-type="float" office:value="149930" table:style-name="ce112">
            <text:p>149.930</text:p>
          </table:table-cell>
          <table:table-cell office:value-type="float" office:value="348480" table:style-name="ce112">
            <text:p>348.480</text:p>
          </table:table-cell>
          <table:table-cell office:value-type="float" office:value="423230" table:style-name="ce112">
            <text:p>423.230</text:p>
          </table:table-cell>
          <table:table-cell office:value-type="float" office:value="33000" table:style-name="ce112">
            <text:p>33.000</text:p>
          </table:table-cell>
          <table:table-cell office:value-type="float" office:value="252500" table:style-name="ce112">
            <text:p>252.500</text:p>
          </table:table-cell>
          <table:table-cell office:value-type="float" office:value="58035" table:style-name="ce112">
            <text:p>58.035</text:p>
          </table:table-cell>
          <table:table-cell office:value-type="float" office:value="3129504" table:style-name="ce112">
            <text:p>3.129.504</text:p>
          </table:table-cell>
          <table:table-cell office:value-type="float" office:value="2867264" table:style-name="ce112">
            <text:p>2.867.264</text:p>
          </table:table-cell>
          <table:table-cell office:value-type="percentage" office:value="0.91620000000000001" table:style-name="ce113">
            <text:p>91,62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Asturias<text:s/></text:p>
          </table:table-cell>
          <table:table-cell office:value-type="float" office:value="1569227" table:style-name="ce112">
            <text:p>1.569.227</text:p>
          </table:table-cell>
          <table:table-cell office:value-type="float" office:value="114000" table:style-name="ce112">
            <text:p>114.000</text:p>
          </table:table-cell>
          <table:table-cell office:value-type="float" office:value="437760" table:style-name="ce112">
            <text:p>437.760</text:p>
          </table:table-cell>
          <table:table-cell office:value-type="float" office:value="369610" table:style-name="ce112">
            <text:p>369.610</text:p>
          </table:table-cell>
          <table:table-cell office:value-type="float" office:value="30600" table:style-name="ce112">
            <text:p>30.600</text:p>
          </table:table-cell>
          <table:table-cell office:value-type="float" office:value="219760" table:style-name="ce112">
            <text:p>219.760</text:p>
          </table:table-cell>
          <table:table-cell office:value-type="float" office:value="42940" table:style-name="ce112">
            <text:p>42.940</text:p>
          </table:table-cell>
          <table:table-cell office:value-type="float" office:value="2783897" table:style-name="ce112">
            <text:p>2.783.897</text:p>
          </table:table-cell>
          <table:table-cell office:value-type="float" office:value="2541841" table:style-name="ce112">
            <text:p>2.541.841</text:p>
          </table:table-cell>
          <table:table-cell office:value-type="percentage" office:value="0.91310000000000002" table:style-name="ce113">
            <text:p>91,31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Baleares</text:p>
          </table:table-cell>
          <table:table-cell office:value-type="float" office:value="1284972" table:style-name="ce112">
            <text:p>1.284.972</text:p>
          </table:table-cell>
          <table:table-cell office:value-type="float" office:value="99050" table:style-name="ce112">
            <text:p>99.050</text:p>
          </table:table-cell>
          <table:table-cell office:value-type="float" office:value="230400" table:style-name="ce112">
            <text:p>230.400</text:p>
          </table:table-cell>
          <table:table-cell office:value-type="float" office:value="433490" table:style-name="ce112">
            <text:p>433.490</text:p>
          </table:table-cell>
          <table:table-cell office:value-type="float" office:value="22200" table:style-name="ce112">
            <text:p>22.200</text:p>
          </table:table-cell>
          <table:table-cell office:value-type="float" office:value="225400" table:style-name="ce112">
            <text:p>225.400</text:p>
          </table:table-cell>
          <table:table-cell office:value-type="float" office:value="50040" table:style-name="ce112">
            <text:p>50.040</text:p>
          </table:table-cell>
          <table:table-cell office:value-type="float" office:value="2345552" table:style-name="ce112">
            <text:p>2.345.552</text:p>
          </table:table-cell>
          <table:table-cell office:value-type="float" office:value="2165151" table:style-name="ce112">
            <text:p>2.165.151</text:p>
          </table:table-cell>
          <table:table-cell office:value-type="percentage" office:value="0.92310000000000003" table:style-name="ce113">
            <text:p>92,31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Canarias</text:p>
          </table:table-cell>
          <table:table-cell office:value-type="float" office:value="2834748" table:style-name="ce112">
            <text:p>2.834.748</text:p>
          </table:table-cell>
          <table:table-cell office:value-type="float" office:value="230540" table:style-name="ce112">
            <text:p>230.540</text:p>
          </table:table-cell>
          <table:table-cell office:value-type="float" office:value="604800" table:style-name="ce112">
            <text:p>604.800</text:p>
          </table:table-cell>
          <table:table-cell office:value-type="float" office:value="796470" table:style-name="ce112">
            <text:p>796.470</text:p>
          </table:table-cell>
          <table:table-cell office:value-type="float" office:value="43200" table:style-name="ce112">
            <text:p>43.200</text:p>
          </table:table-cell>
          <table:table-cell office:value-type="float" office:value="455710" table:style-name="ce112">
            <text:p>455.710</text:p>
          </table:table-cell>
          <table:table-cell office:value-type="float" office:value="132660" table:style-name="ce112">
            <text:p>132.660</text:p>
          </table:table-cell>
          <table:table-cell office:value-type="float" office:value="5098128" table:style-name="ce112">
            <text:p>5.098.128</text:p>
          </table:table-cell>
          <table:table-cell office:value-type="float" office:value="4327929" table:style-name="ce112">
            <text:p>4.327.929</text:p>
          </table:table-cell>
          <table:table-cell office:value-type="percentage" office:value="0.84889999999999999" table:style-name="ce113">
            <text:p>84,89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Cantabria</text:p>
          </table:table-cell>
          <table:table-cell office:value-type="float" office:value="919185" table:style-name="ce112">
            <text:p>919.185</text:p>
          </table:table-cell>
          <table:table-cell office:value-type="float" office:value="60000" table:style-name="ce112">
            <text:p>60.000</text:p>
          </table:table-cell>
          <table:table-cell office:value-type="float" office:value="129600" table:style-name="ce112">
            <text:p>129.600</text:p>
          </table:table-cell>
          <table:table-cell office:value-type="float" office:value="175400" table:style-name="ce112">
            <text:p>175.400</text:p>
          </table:table-cell>
          <table:table-cell office:value-type="float" office:value="15600" table:style-name="ce112">
            <text:p>15.600</text:p>
          </table:table-cell>
          <table:table-cell office:value-type="float" office:value="120490" table:style-name="ce112">
            <text:p>120.490</text:p>
          </table:table-cell>
          <table:table-cell office:value-type="float" office:value="22145" table:style-name="ce112">
            <text:p>22.145</text:p>
          </table:table-cell>
          <table:table-cell office:value-type="float" office:value="1442420" table:style-name="ce112">
            <text:p>1.442.420</text:p>
          </table:table-cell>
          <table:table-cell office:value-type="float" office:value="1333694" table:style-name="ce112">
            <text:p>1.333.694</text:p>
          </table:table-cell>
          <table:table-cell office:value-type="percentage" office:value="0.92459999999999998" table:style-name="ce113">
            <text:p>92,46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Castilla y León</text:p>
          </table:table-cell>
          <table:table-cell office:value-type="float" office:value="4084653" table:style-name="ce112">
            <text:p>4.084.653</text:p>
          </table:table-cell>
          <table:table-cell office:value-type="float" office:value="281280" table:style-name="ce112">
            <text:p>281.280</text:p>
          </table:table-cell>
          <table:table-cell office:value-type="float" office:value="653760" table:style-name="ce112">
            <text:p>653.760</text:p>
          </table:table-cell>
          <table:table-cell office:value-type="float" office:value="691590" table:style-name="ce112">
            <text:p>691.590</text:p>
          </table:table-cell>
          <table:table-cell office:value-type="float" office:value="0" table:style-name="ce114">
            <text:p>0</text:p>
          </table:table-cell>
          <table:table-cell office:value-type="float" office:value="472170" table:style-name="ce112">
            <text:p>472.170</text:p>
          </table:table-cell>
          <table:table-cell office:value-type="float" office:value="94635" table:style-name="ce112">
            <text:p>94.635</text:p>
          </table:table-cell>
          <table:table-cell office:value-type="float" office:value="6278088" table:style-name="ce112">
            <text:p>6.278.088</text:p>
          </table:table-cell>
          <table:table-cell office:value-type="float" office:value="5759893" table:style-name="ce112">
            <text:p>5.759.893</text:p>
          </table:table-cell>
          <table:table-cell office:value-type="percentage" office:value="0.91749999999999998" table:style-name="ce113">
            <text:p>91,75%</text:p>
          </table:table-cell>
          <table:table-cell table:number-columns-repeated="16373"/>
        </table:table-row>
        <table:table-row table:style-name="ro7">
          <table:table-cell office:value-type="string" table:style-name="ce30">
            <text:p>Castilla - La Mancha</text:p>
          </table:table-cell>
          <table:table-cell office:value-type="float" office:value="2762769" table:style-name="ce112">
            <text:p>2.762.769</text:p>
          </table:table-cell>
          <table:table-cell office:value-type="float" office:value="259000" table:style-name="ce112">
            <text:p>259.000</text:p>
          </table:table-cell>
          <table:table-cell office:value-type="float" office:value="685440" table:style-name="ce112">
            <text:p>685.440</text:p>
          </table:table-cell>
          <table:table-cell office:value-type="float" office:value="712830" table:style-name="ce112">
            <text:p>712.830</text:p>
          </table:table-cell>
          <table:table-cell office:value-type="float" office:value="91200" table:style-name="ce112">
            <text:p>91.200</text:p>
          </table:table-cell>
          <table:table-cell office:value-type="float" office:value="381270" table:style-name="ce112">
            <text:p>381.270</text:p>
          </table:table-cell>
          <table:table-cell office:value-type="float" office:value="93045" table:style-name="ce112">
            <text:p>93.045</text:p>
          </table:table-cell>
          <table:table-cell office:value-type="float" office:value="4985554" table:style-name="ce112">
            <text:p>4.985.554</text:p>
          </table:table-cell>
          <table:table-cell office:value-type="float" office:value="4271869" table:style-name="ce112">
            <text:p>4.271.869</text:p>
          </table:table-cell>
          <table:table-cell office:value-type="percentage" office:value="0.85680000000000001" table:style-name="ce113">
            <text:p>85,68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Cataluña</text:p>
          </table:table-cell>
          <table:table-cell office:value-type="float" office:value="8916014" table:style-name="ce112">
            <text:p>8.916.014</text:p>
          </table:table-cell>
          <table:table-cell office:value-type="float" office:value="508070" table:style-name="ce112">
            <text:p>508.070</text:p>
          </table:table-cell>
          <table:table-cell office:value-type="float" office:value="1785600" table:style-name="ce112">
            <text:p>1.785.600</text:p>
          </table:table-cell>
          <table:table-cell office:value-type="float" office:value="3139230" table:style-name="ce112">
            <text:p>3.139.230</text:p>
          </table:table-cell>
          <table:table-cell office:value-type="float" office:value="0" table:style-name="ce114">
            <text:p>0</text:p>
          </table:table-cell>
          <table:table-cell office:value-type="float" office:value="1484370" table:style-name="ce112">
            <text:p>1.484.370</text:p>
          </table:table-cell>
          <table:table-cell office:value-type="float" office:value="352320" table:style-name="ce112">
            <text:p>352.320</text:p>
          </table:table-cell>
          <table:table-cell office:value-type="float" office:value="16185604" table:style-name="ce112">
            <text:p>16.185.604</text:p>
          </table:table-cell>
          <table:table-cell office:value-type="float" office:value="15101185" table:style-name="ce112">
            <text:p>15.101.185</text:p>
          </table:table-cell>
          <table:table-cell office:value-type="percentage" office:value="0.93300000000000005" table:style-name="ce113">
            <text:p>93,30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C. Valenciana</text:p>
          </table:table-cell>
          <table:table-cell office:value-type="float" office:value="6708172" table:style-name="ce112">
            <text:p>6.708.172</text:p>
          </table:table-cell>
          <table:table-cell office:value-type="float" office:value="544670" table:style-name="ce112">
            <text:p>544.670</text:p>
          </table:table-cell>
          <table:table-cell office:value-type="float" office:value="1618560" table:style-name="ce112">
            <text:p>1.618.560</text:p>
          </table:table-cell>
          <table:table-cell office:value-type="float" office:value="2120240" table:style-name="ce112">
            <text:p>2.120.240</text:p>
          </table:table-cell>
          <table:table-cell office:value-type="float" office:value="0" table:style-name="ce114">
            <text:p>0</text:p>
          </table:table-cell>
          <table:table-cell office:value-type="float" office:value="857060" table:style-name="ce112">
            <text:p>857.060</text:p>
          </table:table-cell>
          <table:table-cell office:value-type="float" office:value="208530" table:style-name="ce112">
            <text:p>208.530</text:p>
          </table:table-cell>
          <table:table-cell office:value-type="float" office:value="12057232" table:style-name="ce112">
            <text:p>12.057.232</text:p>
          </table:table-cell>
          <table:table-cell office:value-type="float" office:value="10601689" table:style-name="ce112">
            <text:p>10.601.689</text:p>
          </table:table-cell>
          <table:table-cell office:value-type="percentage" office:value="0.87929999999999997" table:style-name="ce113">
            <text:p>87,93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Extremadura</text:p>
          </table:table-cell>
          <table:table-cell office:value-type="float" office:value="1639481" table:style-name="ce112">
            <text:p>1.639.481</text:p>
          </table:table-cell>
          <table:table-cell office:value-type="float" office:value="155680" table:style-name="ce112">
            <text:p>155.680</text:p>
          </table:table-cell>
          <table:table-cell office:value-type="float" office:value="336960" table:style-name="ce112">
            <text:p>336.960</text:p>
          </table:table-cell>
          <table:table-cell office:value-type="float" office:value="282430" table:style-name="ce112">
            <text:p>282.430</text:p>
          </table:table-cell>
          <table:table-cell office:value-type="float" office:value="10200" table:style-name="ce112">
            <text:p>10.200</text:p>
          </table:table-cell>
          <table:table-cell office:value-type="float" office:value="182380" table:style-name="ce112">
            <text:p>182.380</text:p>
          </table:table-cell>
          <table:table-cell office:value-type="float" office:value="37450" table:style-name="ce112">
            <text:p>37.450</text:p>
          </table:table-cell>
          <table:table-cell office:value-type="float" office:value="2644581" table:style-name="ce112">
            <text:p>2.644.581</text:p>
          </table:table-cell>
          <table:table-cell office:value-type="float" office:value="2502689" table:style-name="ce112">
            <text:p>2.502.689</text:p>
          </table:table-cell>
          <table:table-cell office:value-type="percentage" office:value="0.94630000000000003" table:style-name="ce113">
            <text:p>94,63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Galicia</text:p>
          </table:table-cell>
          <table:table-cell office:value-type="float" office:value="4138999" table:style-name="ce112">
            <text:p>4.138.999</text:p>
          </table:table-cell>
          <table:table-cell office:value-type="float" office:value="255300" table:style-name="ce112">
            <text:p>255.300</text:p>
          </table:table-cell>
          <table:table-cell office:value-type="float" office:value="1042560" table:style-name="ce112">
            <text:p>1.042.560</text:p>
          </table:table-cell>
          <table:table-cell office:value-type="float" office:value="1077580" table:style-name="ce112">
            <text:p>1.077.580</text:p>
          </table:table-cell>
          <table:table-cell office:value-type="float" office:value="76800" table:style-name="ce112">
            <text:p>76.800</text:p>
          </table:table-cell>
          <table:table-cell office:value-type="float" office:value="571870" table:style-name="ce112">
            <text:p>571.870</text:p>
          </table:table-cell>
          <table:table-cell office:value-type="float" office:value="122525" table:style-name="ce112">
            <text:p>122.525</text:p>
          </table:table-cell>
          <table:table-cell office:value-type="float" office:value="7285634" table:style-name="ce112">
            <text:p>7.285.634</text:p>
          </table:table-cell>
          <table:table-cell office:value-type="float" office:value="6882706" table:style-name="ce112">
            <text:p>6.882.706</text:p>
          </table:table-cell>
          <table:table-cell office:value-type="percentage" office:value="0.94469999999999998" table:style-name="ce113">
            <text:p>94,47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La Rioja</text:p>
          </table:table-cell>
          <table:table-cell office:value-type="float" office:value="463115" table:style-name="ce112">
            <text:p>463.115</text:p>
          </table:table-cell>
          <table:table-cell office:value-type="float" office:value="47440" table:style-name="ce112">
            <text:p>47.440</text:p>
          </table:table-cell>
          <table:table-cell office:value-type="float" office:value="106560" table:style-name="ce112">
            <text:p>106.560</text:p>
          </table:table-cell>
          <table:table-cell office:value-type="float" office:value="108710" table:style-name="ce112">
            <text:p>108.710</text:p>
          </table:table-cell>
          <table:table-cell office:value-type="float" office:value="7200" table:style-name="ce112">
            <text:p>7.200</text:p>
          </table:table-cell>
          <table:table-cell office:value-type="float" office:value="53270" table:style-name="ce112">
            <text:p>53.270</text:p>
          </table:table-cell>
          <table:table-cell office:value-type="float" office:value="15200" table:style-name="ce112">
            <text:p>15.200</text:p>
          </table:table-cell>
          <table:table-cell office:value-type="float" office:value="801495" table:style-name="ce112">
            <text:p>801.495</text:p>
          </table:table-cell>
          <table:table-cell office:value-type="float" office:value="707597" table:style-name="ce112">
            <text:p>707.597</text:p>
          </table:table-cell>
          <table:table-cell office:value-type="percentage" office:value="0.88280000000000003" table:style-name="ce113">
            <text:p>88,28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Madrid</text:p>
          </table:table-cell>
          <table:table-cell office:value-type="float" office:value="9317025" table:style-name="ce112">
            <text:p>9.317.025</text:p>
          </table:table-cell>
          <table:table-cell office:value-type="float" office:value="757500" table:style-name="ce112">
            <text:p>757.500</text:p>
          </table:table-cell>
          <table:table-cell office:value-type="float" office:value="1480320" table:style-name="ce112">
            <text:p>1.480.320</text:p>
          </table:table-cell>
          <table:table-cell office:value-type="float" office:value="2168580" table:style-name="ce112">
            <text:p>2.168.580</text:p>
          </table:table-cell>
          <table:table-cell office:value-type="float" office:value="140400" table:style-name="ce112">
            <text:p>140.400</text:p>
          </table:table-cell>
          <table:table-cell office:value-type="float" office:value="1182300" table:style-name="ce112">
            <text:p>1.182.300</text:p>
          </table:table-cell>
          <table:table-cell office:value-type="float" office:value="253150" table:style-name="ce112">
            <text:p>253.150</text:p>
          </table:table-cell>
          <table:table-cell office:value-type="float" office:value="15299275" table:style-name="ce112">
            <text:p>15.299.275</text:p>
          </table:table-cell>
          <table:table-cell office:value-type="float" office:value="14004380" table:style-name="ce112">
            <text:p>14.004.380</text:p>
          </table:table-cell>
          <table:table-cell office:value-type="percentage" office:value="0.91539999999999999" table:style-name="ce113">
            <text:p>91,54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Murcia<text:s/></text:p>
          </table:table-cell>
          <table:table-cell office:value-type="float" office:value="1785635" table:style-name="ce112">
            <text:p>1.785.635</text:p>
          </table:table-cell>
          <table:table-cell office:value-type="float" office:value="208800" table:style-name="ce112">
            <text:p>208.800</text:p>
          </table:table-cell>
          <table:table-cell office:value-type="float" office:value="339840" table:style-name="ce112">
            <text:p>339.840</text:p>
          </table:table-cell>
          <table:table-cell office:value-type="float" office:value="625500" table:style-name="ce112">
            <text:p>625.500</text:p>
          </table:table-cell>
          <table:table-cell office:value-type="float" office:value="0" table:style-name="ce114">
            <text:p>0</text:p>
          </table:table-cell>
          <table:table-cell office:value-type="float" office:value="253010" table:style-name="ce112">
            <text:p>253.010</text:p>
          </table:table-cell>
          <table:table-cell office:value-type="float" office:value="68300" table:style-name="ce112">
            <text:p>68.300</text:p>
          </table:table-cell>
          <table:table-cell office:value-type="float" office:value="3281085" table:style-name="ce112">
            <text:p>3.281.085</text:p>
          </table:table-cell>
          <table:table-cell office:value-type="float" office:value="2993683" table:style-name="ce112">
            <text:p>2.993.683</text:p>
          </table:table-cell>
          <table:table-cell office:value-type="percentage" office:value="0.91239999999999999" table:style-name="ce113">
            <text:p>91,24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Navarra<text:s/></text:p>
          </table:table-cell>
          <table:table-cell office:value-type="float" office:value="895749" table:style-name="ce112">
            <text:p>895.749</text:p>
          </table:table-cell>
          <table:table-cell office:value-type="float" office:value="82600" table:style-name="ce112">
            <text:p>82.600</text:p>
          </table:table-cell>
          <table:table-cell office:value-type="float" office:value="178560" table:style-name="ce112">
            <text:p>178.560</text:p>
          </table:table-cell>
          <table:table-cell office:value-type="float" office:value="273760" table:style-name="ce112">
            <text:p>273.760</text:p>
          </table:table-cell>
          <table:table-cell office:value-type="float" office:value="0" table:style-name="ce114">
            <text:p>0</text:p>
          </table:table-cell>
          <table:table-cell office:value-type="float" office:value="135150" table:style-name="ce112">
            <text:p>135.150</text:p>
          </table:table-cell>
          <table:table-cell office:value-type="float" office:value="23710" table:style-name="ce112">
            <text:p>23.710</text:p>
          </table:table-cell>
          <table:table-cell office:value-type="float" office:value="1589529" table:style-name="ce112">
            <text:p>1.589.529</text:p>
          </table:table-cell>
          <table:table-cell office:value-type="float" office:value="1436090" table:style-name="ce112">
            <text:p>1.436.090</text:p>
          </table:table-cell>
          <table:table-cell office:value-type="percentage" office:value="0.90349999999999997" table:style-name="ce113">
            <text:p>90,35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País Vasco</text:p>
          </table:table-cell>
          <table:table-cell office:value-type="float" office:value="2978868" table:style-name="ce112">
            <text:p>2.978.868</text:p>
          </table:table-cell>
          <table:table-cell office:value-type="float" office:value="181500" table:style-name="ce112">
            <text:p>181.500</text:p>
          </table:table-cell>
          <table:table-cell office:value-type="float" office:value="685440" table:style-name="ce112">
            <text:p>685.440</text:p>
          </table:table-cell>
          <table:table-cell office:value-type="float" office:value="817900" table:style-name="ce112">
            <text:p>817.900</text:p>
          </table:table-cell>
          <table:table-cell office:value-type="float" office:value="0" table:style-name="ce114">
            <text:p>0</text:p>
          </table:table-cell>
          <table:table-cell office:value-type="float" office:value="444200" table:style-name="ce112">
            <text:p>444.200</text:p>
          </table:table-cell>
          <table:table-cell office:value-type="float" office:value="101305" table:style-name="ce112">
            <text:p>101.305</text:p>
          </table:table-cell>
          <table:table-cell office:value-type="float" office:value="5209213" table:style-name="ce112">
            <text:p>5.209.213</text:p>
          </table:table-cell>
          <table:table-cell office:value-type="float" office:value="4767692" table:style-name="ce112">
            <text:p>4.767.692</text:p>
          </table:table-cell>
          <table:table-cell office:value-type="percentage" office:value="0.91520000000000001" table:style-name="ce113">
            <text:p>91,52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Ceuta</text:p>
          </table:table-cell>
          <table:table-cell office:value-type="float" office:value="116496" table:style-name="ce112">
            <text:p>116.496</text:p>
          </table:table-cell>
          <table:table-cell office:value-type="float" office:value="12300" table:style-name="ce112">
            <text:p>12.300</text:p>
          </table:table-cell>
          <table:table-cell office:value-type="float" office:value="20160" table:style-name="ce112">
            <text:p>20.160</text:p>
          </table:table-cell>
          <table:table-cell office:value-type="float" office:value="24620" table:style-name="ce112">
            <text:p>24.620</text:p>
          </table:table-cell>
          <table:table-cell office:value-type="float" office:value="1800" table:style-name="ce112">
            <text:p>1.800</text:p>
          </table:table-cell>
          <table:table-cell office:value-type="float" office:value="17540" table:style-name="ce112">
            <text:p>17.540</text:p>
          </table:table-cell>
          <table:table-cell office:value-type="float" office:value="3935" table:style-name="ce112">
            <text:p>3.935</text:p>
          </table:table-cell>
          <table:table-cell office:value-type="float" office:value="196851" table:style-name="ce112">
            <text:p>196.851</text:p>
          </table:table-cell>
          <table:table-cell office:value-type="float" office:value="163143" table:style-name="ce112">
            <text:p>163.143</text:p>
          </table:table-cell>
          <table:table-cell office:value-type="percentage" office:value="0.82879999999999998" table:style-name="ce113">
            <text:p>82,88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Melilla</text:p>
          </table:table-cell>
          <table:table-cell office:value-type="float" office:value="108450" table:style-name="ce112">
            <text:p>108.450</text:p>
          </table:table-cell>
          <table:table-cell office:value-type="float" office:value="12000" table:style-name="ce112">
            <text:p>12.000</text:p>
          </table:table-cell>
          <table:table-cell office:value-type="float" office:value="14400" table:style-name="ce112">
            <text:p>14.400</text:p>
          </table:table-cell>
          <table:table-cell office:value-type="float" office:value="21500" table:style-name="ce112">
            <text:p>21.500</text:p>
          </table:table-cell>
          <table:table-cell office:value-type="float" office:value="1800" table:style-name="ce112">
            <text:p>1.800</text:p>
          </table:table-cell>
          <table:table-cell office:value-type="float" office:value="12660" table:style-name="ce112">
            <text:p>12.660</text:p>
          </table:table-cell>
          <table:table-cell office:value-type="float" office:value="3830" table:style-name="ce112">
            <text:p>3.830</text:p>
          </table:table-cell>
          <table:table-cell office:value-type="float" office:value="174640" table:style-name="ce112">
            <text:p>174.640</text:p>
          </table:table-cell>
          <table:table-cell office:value-type="float" office:value="154742" table:style-name="ce112">
            <text:p>154.742</text:p>
          </table:table-cell>
          <table:table-cell office:value-type="percentage" office:value="0.8861" table:style-name="ce113">
            <text:p>88,61%</text:p>
          </table:table-cell>
          <table:table-cell table:number-columns-repeated="16373"/>
        </table:table-row>
        <table:table-row table:style-name="ro5">
          <table:table-cell office:value-type="string" table:style-name="ce30">
            <text:p>Fuerzas Armadas</text:p>
          </table:table-cell>
          <table:table-cell office:value-type="float" office:value="58986" table:style-name="ce112">
            <text:p>58.986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58710" table:style-name="ce112">
            <text:p>58.710</text:p>
          </table:table-cell>
          <table:table-cell office:value-type="float" office:value="2000" table:style-name="ce112">
            <text:p>2.000</text:p>
          </table:table-cell>
          <table:table-cell office:value-type="float" office:value="103800" table:style-name="ce112">
            <text:p>103.800</text:p>
          </table:table-cell>
          <table:table-cell office:value-type="float" office:value="2000" table:style-name="ce112">
            <text:p>2.000</text:p>
          </table:table-cell>
          <table:table-cell office:value-type="float" office:value="225496" table:style-name="ce112">
            <text:p>225.496</text:p>
          </table:table-cell>
          <table:table-cell office:value-type="float" office:value="208177" table:style-name="ce112">
            <text:p>208.177</text:p>
          </table:table-cell>
          <table:table-cell office:value-type="percentage" office:value="0.92320000000000002" table:style-name="ce113">
            <text:p>92,32%</text:p>
          </table:table-cell>
          <table:table-cell table:number-columns-repeated="16373"/>
        </table:table-row>
        <table:table-row table:style-name="ro7">
          <table:table-cell office:value-type="string" table:style-name="ce31">
            <text:p>Sanidad Exterior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8400" table:style-name="ce116">
            <text:p>8.40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4705" table:style-name="ce116">
            <text:p>4.705</text:p>
          </table:table-cell>
          <table:table-cell office:value-type="float" office:value="13105" table:style-name="ce116">
            <text:p>13.105</text:p>
          </table:table-cell>
          <table:table-cell office:value-type="float" office:value="13474" table:style-name="ce116">
            <text:p>13.474</text:p>
          </table:table-cell>
          <table:table-cell office:value-type="percentage" office:value="1" table:style-name="ce117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Totales</text:p>
          </table:table-cell>
          <table:table-cell office:value-type="float" office:value="63868503" table:style-name="ce118">
            <text:p>63.868.503</text:p>
          </table:table-cell>
          <table:table-cell office:value-type="float" office:value="4925660" table:style-name="ce118">
            <text:p>4.925.660</text:p>
          </table:table-cell>
          <table:table-cell office:value-type="float" office:value="12565440" table:style-name="ce118">
            <text:p>12.565.440</text:p>
          </table:table-cell>
          <table:table-cell office:value-type="float" office:value="17045920" table:style-name="ce119">
            <text:p>17.045.920</text:p>
          </table:table-cell>
          <table:table-cell office:value-type="float" office:value="653000" table:style-name="ce119">
            <text:p>653.000</text:p>
          </table:table-cell>
          <table:table-cell office:value-type="float" office:value="8962110" table:style-name="ce120">
            <text:p>8.962.110</text:p>
          </table:table-cell>
          <table:table-cell office:value-type="float" office:value="2023960" table:style-name="ce121">
            <text:p>2.023.960</text:p>
          </table:table-cell>
          <table:table-cell office:value-type="float" office:value="110044593" table:style-name="ce122">
            <text:p>110.044.593</text:p>
          </table:table-cell>
          <table:table-cell office:value-type="float" office:value="101035693" table:style-name="ce122">
            <text:p>101.035.693</text:p>
          </table:table-cell>
          <table:table-cell office:value-type="percentage" office:value="0.91810000000000003" table:style-name="ce123">
            <text:p>91,81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35"/>
          <table:table-cell office:value-type="string" table:style-name="ce36">
            <text:p>Nº Personas con al menos 1 dosis</text:p>
          </table:table-cell>
          <table:table-cell office:value-type="string" table:style-name="ce36">
            <text:p>Nº Personas con pauta completa</text:p>
          </table:table-cell>
          <table:table-cell office:value-type="string" table:style-name="ce36">
            <text:p>% Pautas incompletas</text:p>
          </table:table-cell>
          <table:table-cell office:value-type="string" table:style-name="ce36">
            <text:p>Nº Personas con 1ª dosis de recuerdo<text:span text:style-name="T3">(2)</text:span></text:p>
          </table:table-cell>
          <table:table-cell office:value-type="string" table:style-name="ce36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89916" table:style-name="ce124">
            <text:p>7.489.916</text:p>
          </table:table-cell>
          <table:table-cell office:value-type="float" office:value="7354207" table:style-name="ce124">
            <text:p>7.354.207</text:p>
          </table:table-cell>
          <table:table-cell office:value-type="percentage" office:value="1.8100000000000002E-2" table:style-name="ce111">
            <text:p>1,81%</text:p>
          </table:table-cell>
          <table:table-cell office:value-type="float" office:value="4265803" table:style-name="ce124">
            <text:p>4.265.803</text:p>
          </table:table-cell>
          <table:table-cell office:value-type="date" office:date-value="2022-11-09T00:00:00" table:style-name="ce125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Aragón</text:p>
          </table:table-cell>
          <table:table-cell office:value-type="float" office:value="1152593" table:style-name="ce126">
            <text:p>1.152.593</text:p>
          </table:table-cell>
          <table:table-cell office:value-type="float" office:value="1132638" table:style-name="ce126">
            <text:p>1.132.638</text:p>
          </table:table-cell>
          <table:table-cell office:value-type="percentage" office:value="1.7299999999999999E-2" table:style-name="ce113">
            <text:p>1,73%</text:p>
          </table:table-cell>
          <table:table-cell office:value-type="float" office:value="738866" table:style-name="ce126">
            <text:p>738.866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Asturias<text:s/></text:p>
          </table:table-cell>
          <table:table-cell office:value-type="float" office:value="929973" table:style-name="ce126">
            <text:p>929.973</text:p>
          </table:table-cell>
          <table:table-cell office:value-type="float" office:value="920848" table:style-name="ce126">
            <text:p>920.848</text:p>
          </table:table-cell>
          <table:table-cell office:value-type="percentage" office:value="9.7999999999999997E-3" table:style-name="ce113">
            <text:p>0,98%</text:p>
          </table:table-cell>
          <table:table-cell office:value-type="float" office:value="733480" table:style-name="ce126">
            <text:p>733.480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Baleares</text:p>
          </table:table-cell>
          <table:table-cell office:value-type="float" office:value="929678" table:style-name="ce126">
            <text:p>929.678</text:p>
          </table:table-cell>
          <table:table-cell office:value-type="float" office:value="915020" table:style-name="ce126">
            <text:p>915.020</text:p>
          </table:table-cell>
          <table:table-cell office:value-type="percentage" office:value="1.5800000000000002E-2" table:style-name="ce113">
            <text:p>1,58%</text:p>
          </table:table-cell>
          <table:table-cell office:value-type="float" office:value="503176" table:style-name="ce126">
            <text:p>503.176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Canarias</text:p>
          </table:table-cell>
          <table:table-cell office:value-type="float" office:value="1825888" table:style-name="ce126">
            <text:p>1.825.888</text:p>
          </table:table-cell>
          <table:table-cell office:value-type="float" office:value="1771314" table:style-name="ce126">
            <text:p>1.771.314</text:p>
          </table:table-cell>
          <table:table-cell office:value-type="percentage" office:value="2.9899999999999999E-2" table:style-name="ce113">
            <text:p>2,99%</text:p>
          </table:table-cell>
          <table:table-cell office:value-type="float" office:value="1031172" table:style-name="ce126">
            <text:p>1.031.172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Cantabria</text:p>
          </table:table-cell>
          <table:table-cell office:value-type="float" office:value="520382" table:style-name="ce126">
            <text:p>520.382</text:p>
          </table:table-cell>
          <table:table-cell office:value-type="float" office:value="516823" table:style-name="ce126">
            <text:p>516.823</text:p>
          </table:table-cell>
          <table:table-cell office:value-type="percentage" office:value="6.7999999999999996E-3" table:style-name="ce113">
            <text:p>0,68%</text:p>
          </table:table-cell>
          <table:table-cell office:value-type="float" office:value="365249" table:style-name="ce126">
            <text:p>365.249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Castilla y León</text:p>
          </table:table-cell>
          <table:table-cell office:value-type="float" office:value="2153388" table:style-name="ce126">
            <text:p>2.153.388</text:p>
          </table:table-cell>
          <table:table-cell office:value-type="float" office:value="2128635" table:style-name="ce126">
            <text:p>2.128.635</text:p>
          </table:table-cell>
          <table:table-cell office:value-type="percentage" office:value="1.15E-2" table:style-name="ce113">
            <text:p>1,15%</text:p>
          </table:table-cell>
          <table:table-cell office:value-type="float" office:value="1557209" table:style-name="ce126">
            <text:p>1.557.209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7">
          <table:table-cell office:value-type="string" table:style-name="ce30">
            <text:p>Castilla - La Mancha</text:p>
          </table:table-cell>
          <table:table-cell office:value-type="float" office:value="1770080" table:style-name="ce126">
            <text:p>1.770.080</text:p>
          </table:table-cell>
          <table:table-cell office:value-type="float" office:value="1719819" table:style-name="ce126">
            <text:p>1.719.819</text:p>
          </table:table-cell>
          <table:table-cell office:value-type="percentage" office:value="2.8400000000000002E-2" table:style-name="ce113">
            <text:p>2,84%</text:p>
          </table:table-cell>
          <table:table-cell office:value-type="float" office:value="1119286" table:style-name="ce126">
            <text:p>1.119.286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Cataluña</text:p>
          </table:table-cell>
          <table:table-cell office:value-type="float" office:value="6504197" table:style-name="ce126">
            <text:p>6.504.197</text:p>
          </table:table-cell>
          <table:table-cell office:value-type="float" office:value="6370787" table:style-name="ce126">
            <text:p>6.370.787</text:p>
          </table:table-cell>
          <table:table-cell office:value-type="percentage" office:value="2.0500000000000001E-2" table:style-name="ce113">
            <text:p>2,05%</text:p>
          </table:table-cell>
          <table:table-cell office:value-type="float" office:value="3949589" table:style-name="ce126">
            <text:p>3.949.589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C. Valenciana</text:p>
          </table:table-cell>
          <table:table-cell office:value-type="float" office:value="4455746" table:style-name="ce126">
            <text:p>4.455.746</text:p>
          </table:table-cell>
          <table:table-cell office:value-type="float" office:value="4396070" table:style-name="ce126">
            <text:p>4.396.070</text:p>
          </table:table-cell>
          <table:table-cell office:value-type="percentage" office:value="1.34E-2" table:style-name="ce113">
            <text:p>1,34%</text:p>
          </table:table-cell>
          <table:table-cell office:value-type="float" office:value="3027405" table:style-name="ce126">
            <text:p>3.027.405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Extremadura</text:p>
          </table:table-cell>
          <table:table-cell office:value-type="float" office:value="971111" table:style-name="ce126">
            <text:p>971.111</text:p>
          </table:table-cell>
          <table:table-cell office:value-type="float" office:value="953858" table:style-name="ce126">
            <text:p>953.858</text:p>
          </table:table-cell>
          <table:table-cell office:value-type="percentage" office:value="1.78E-2" table:style-name="ce113">
            <text:p>1,78%</text:p>
          </table:table-cell>
          <table:table-cell office:value-type="float" office:value="662396" table:style-name="ce126">
            <text:p>662.396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Galicia</text:p>
          </table:table-cell>
          <table:table-cell office:value-type="float" office:value="2484534" table:style-name="ce126">
            <text:p>2.484.534</text:p>
          </table:table-cell>
          <table:table-cell office:value-type="float" office:value="2459970" table:style-name="ce126">
            <text:p>2.459.970</text:p>
          </table:table-cell>
          <table:table-cell office:value-type="percentage" office:value="9.9000000000000008E-3" table:style-name="ce113">
            <text:p>0,99%</text:p>
          </table:table-cell>
          <table:table-cell office:value-type="float" office:value="2009625" table:style-name="ce126">
            <text:p>2.009.625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La Rioja</text:p>
          </table:table-cell>
          <table:table-cell office:value-type="float" office:value="284875" table:style-name="ce126">
            <text:p>284.875</text:p>
          </table:table-cell>
          <table:table-cell office:value-type="float" office:value="287147" table:style-name="ce126">
            <text:p>287.147</text:p>
          </table:table-cell>
          <table:table-cell office:value-type="percentage" office:value="0" table:style-name="ce113">
            <text:p>0,00%</text:p>
          </table:table-cell>
          <table:table-cell office:value-type="float" office:value="189284" table:style-name="ce126">
            <text:p>189.284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Madrid</text:p>
          </table:table-cell>
          <table:table-cell office:value-type="float" office:value="5781658" table:style-name="ce126">
            <text:p>5.781.658</text:p>
          </table:table-cell>
          <table:table-cell office:value-type="float" office:value="5741559" table:style-name="ce126">
            <text:p>5.741.559</text:p>
          </table:table-cell>
          <table:table-cell office:value-type="percentage" office:value="6.8999999999999999E-3" table:style-name="ce113">
            <text:p>0,69%</text:p>
          </table:table-cell>
          <table:table-cell office:value-type="float" office:value="3548109" table:style-name="ce126">
            <text:p>3.548.109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Murcia<text:s/></text:p>
          </table:table-cell>
          <table:table-cell office:value-type="float" office:value="1302123" table:style-name="ce126">
            <text:p>1.302.123</text:p>
          </table:table-cell>
          <table:table-cell office:value-type="float" office:value="1283472" table:style-name="ce126">
            <text:p>1.283.472</text:p>
          </table:table-cell>
          <table:table-cell office:value-type="percentage" office:value="1.43E-2" table:style-name="ce113">
            <text:p>1,43%</text:p>
          </table:table-cell>
          <table:table-cell office:value-type="float" office:value="721972" table:style-name="ce126">
            <text:p>721.972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Navarra<text:s/></text:p>
          </table:table-cell>
          <table:table-cell office:value-type="float" office:value="569066" table:style-name="ce126">
            <text:p>569.066</text:p>
          </table:table-cell>
          <table:table-cell office:value-type="float" office:value="564105" table:style-name="ce126">
            <text:p>564.105</text:p>
          </table:table-cell>
          <table:table-cell office:value-type="percentage" office:value="8.6999999999999994E-3" table:style-name="ce113">
            <text:p>0,87%</text:p>
          </table:table-cell>
          <table:table-cell office:value-type="float" office:value="373171" table:style-name="ce126">
            <text:p>373.171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País Vasco</text:p>
          </table:table-cell>
          <table:table-cell office:value-type="float" office:value="1953802" table:style-name="ce126">
            <text:p>1.953.802</text:p>
          </table:table-cell>
          <table:table-cell office:value-type="float" office:value="1918423" table:style-name="ce126">
            <text:p>1.918.423</text:p>
          </table:table-cell>
          <table:table-cell office:value-type="percentage" office:value="1.8100000000000002E-2" table:style-name="ce113">
            <text:p>1,81%</text:p>
          </table:table-cell>
          <table:table-cell office:value-type="float" office:value="1243405" table:style-name="ce126">
            <text:p>1.243.405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Ceuta</text:p>
          </table:table-cell>
          <table:table-cell office:value-type="float" office:value="68658" table:style-name="ce126">
            <text:p>68.658</text:p>
          </table:table-cell>
          <table:table-cell office:value-type="float" office:value="65823" table:style-name="ce126">
            <text:p>65.823</text:p>
          </table:table-cell>
          <table:table-cell office:value-type="percentage" office:value="4.1300000000000003E-2" table:style-name="ce113">
            <text:p>4,13%</text:p>
          </table:table-cell>
          <table:table-cell office:value-type="float" office:value="44076" table:style-name="ce126">
            <text:p>44.076</text:p>
          </table:table-cell>
          <table:table-cell office:value-type="date" office:date-value="2022-11-09T00:00:00" table:style-name="ce127">
            <text:p>09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Melilla</text:p>
          </table:table-cell>
          <table:table-cell office:value-type="float" office:value="66604" table:style-name="ce126">
            <text:p>66.604</text:p>
          </table:table-cell>
          <table:table-cell office:value-type="float" office:value="63344" table:style-name="ce126">
            <text:p>63.344</text:p>
          </table:table-cell>
          <table:table-cell office:value-type="percentage" office:value="4.8899999999999999E-2" table:style-name="ce113">
            <text:p>4,89%</text:p>
          </table:table-cell>
          <table:table-cell office:value-type="float" office:value="37259" table:style-name="ce126">
            <text:p>37.259</text:p>
          </table:table-cell>
          <table:table-cell office:value-type="date" office:date-value="2022-11-08T00:00:00" table:style-name="ce127">
            <text:p>08/11/2022</text:p>
          </table:table-cell>
          <table:table-cell table:number-columns-repeated="16378"/>
        </table:table-row>
        <table:table-row table:style-name="ro5">
          <table:table-cell office:value-type="string" table:style-name="ce30">
            <text:p>Fuerzas Armadas</text:p>
          </table:table-cell>
          <table:table-cell office:value-type="float" office:value="95161" table:style-name="ce126">
            <text:p>95.161</text:p>
          </table:table-cell>
          <table:table-cell office:value-type="float" office:value="94822" table:style-name="ce126">
            <text:p>94.822</text:p>
          </table:table-cell>
          <table:table-cell office:value-type="percentage" office:value="3.5999999999999999E-3" table:style-name="ce113">
            <text:p>0,36%</text:p>
          </table:table-cell>
          <table:table-cell office:value-type="float" office:value="51825" table:style-name="ce126">
            <text:p>51.825</text:p>
          </table:table-cell>
          <table:table-cell office:value-type="date" office:date-value="2022-10-31T00:00:00" table:style-name="ce127">
            <text:p>31/10/2022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Sanidad Exterior</text:p>
          </table:table-cell>
          <table:table-cell office:value-type="float" office:value="8131" table:style-name="ce128">
            <text:p>8.131</text:p>
          </table:table-cell>
          <table:table-cell office:value-type="float" office:value="8141" table:style-name="ce128">
            <text:p>8.141</text:p>
          </table:table-cell>
          <table:table-cell office:value-type="percentage" office:value="0" table:style-name="ce117">
            <text:p>0,00%</text:p>
          </table:table-cell>
          <table:table-cell office:value-type="float" office:value="4124" table:style-name="ce128">
            <text:p>4.124</text:p>
          </table:table-cell>
          <table:table-cell office:value-type="date" office:date-value="2022-09-21T00:00:00" table:style-name="ce129">
            <text:p>21/09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Totales</text:p>
          </table:table-cell>
          <table:table-cell office:value-type="float" office:value="41317564" table:style-name="ce130">
            <text:p>41.317.564</text:p>
          </table:table-cell>
          <table:table-cell office:value-type="float" office:value="40666825" table:style-name="ce130">
            <text:p>40.666.825</text:p>
          </table:table-cell>
          <table:table-cell office:value-type="percentage" office:value="1.5699999999999999E-2" table:style-name="ce123">
            <text:p>1,57%</text:p>
          </table:table-cell>
          <table:table-cell office:value-type="float" office:value="26176481" table:style-name="ce130">
            <text:p>26.176.481</text:p>
          </table:table-cell>
          <table:table-cell table:style-name="ce131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39"/>
        <table:table-column table:style-name="co6" table:number-columns-repeated="5" table:default-cell-style-name="ce39"/>
        <table:table-column table:style-name="co4" table:number-columns-repeated="2" table:default-cell-style-name="ce39"/>
        <table:table-column table:style-name="co3" table:number-columns-repeated="7" table:default-cell-style-name="ce39"/>
        <table:table-column table:style-name="co4" table:number-columns-repeated="16369" table:default-cell-style-name="ce39"/>
        <table:table-row table:style-name="ro8">
          <table:table-cell table:style-name="ce37"/>
          <table:table-cell office:value-type="string" table:style-name="ce38">
            <text:p>Población a vacunar mayor de 12 años</text:p>
          </table:table-cell>
          <table:table-cell office:value-type="string" table:style-name="ce38">
            <text:p>Nº Personas con 1 dosis</text:p>
          </table:table-cell>
          <table:table-cell office:value-type="string" table:style-name="ce38">
            <text:p>% 1ª dosis</text:p>
          </table:table-cell>
          <table:table-cell office:value-type="string" table:style-name="ce38">
            <text:p>Nº Personas con pauta completa</text:p>
          </table:table-cell>
          <table:table-cell office:value-type="string" table:style-name="ce38">
            <text:p>% personas con pauta completa</text:p>
          </table:table-cell>
          <table:table-cell office:value-type="string" table:style-name="ce38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40">
            <text:p>Andalucía</text:p>
          </table:table-cell>
          <table:table-cell office:value-type="float" office:value="7508005" table:style-name="ce41">
            <text:p>7.508.005</text:p>
          </table:table-cell>
          <table:table-cell office:value-type="float" office:value="7047340" table:style-name="ce41">
            <text:p>7.047.340</text:p>
          </table:table-cell>
          <table:table-cell office:value-type="percentage" office:value="0.93864348785063412" table:style-name="ce42">
            <text:p>93,9%</text:p>
          </table:table-cell>
          <table:table-cell office:value-type="float" office:value="7037993" table:style-name="ce41">
            <text:p>7.037.993</text:p>
          </table:table-cell>
          <table:table-cell office:value-type="percentage" office:value="0.93739854994768912" table:style-name="ce42">
            <text:p>93,7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Aragón</text:p>
          </table:table-cell>
          <table:table-cell office:value-type="float" office:value="1189408" table:style-name="ce41">
            <text:p>1.189.408</text:p>
          </table:table-cell>
          <table:table-cell office:value-type="float" office:value="1098648" table:style-name="ce41">
            <text:p>1.098.648</text:p>
          </table:table-cell>
          <table:table-cell office:value-type="percentage" office:value="0.92369313137291831" table:style-name="ce42">
            <text:p>92,4%</text:p>
          </table:table-cell>
          <table:table-cell office:value-type="float" office:value="1092618" table:style-name="ce41">
            <text:p>1.092.618</text:p>
          </table:table-cell>
          <table:table-cell office:value-type="percentage" office:value="0.91862338238854957" table:style-name="ce45">
            <text:p>91,9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Asturias<text:s/></text:p>
          </table:table-cell>
          <table:table-cell office:value-type="float" office:value="930447" table:style-name="ce41">
            <text:p>930.447</text:p>
          </table:table-cell>
          <table:table-cell office:value-type="float" office:value="886202" table:style-name="ce41">
            <text:p>886.202</text:p>
          </table:table-cell>
          <table:table-cell office:value-type="percentage" office:value="0.95244758702000221" table:style-name="ce42">
            <text:p>95,2%</text:p>
          </table:table-cell>
          <table:table-cell office:value-type="float" office:value="887008" table:style-name="ce41">
            <text:p>887.008</text:p>
          </table:table-cell>
          <table:table-cell office:value-type="percentage" office:value="0.95331383732765007" table:style-name="ce45">
            <text:p>95,3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Baleares</text:p>
          </table:table-cell>
          <table:table-cell office:value-type="float" office:value="1083187" table:style-name="ce41">
            <text:p>1.083.187</text:p>
          </table:table-cell>
          <table:table-cell office:value-type="float" office:value="897971" table:style-name="ce41">
            <text:p>897.971</text:p>
          </table:table-cell>
          <table:table-cell office:value-type="percentage" office:value="0.82900828758099943" table:style-name="ce42">
            <text:p>82,9%</text:p>
          </table:table-cell>
          <table:table-cell office:value-type="float" office:value="892676" table:style-name="ce41">
            <text:p>892.676</text:p>
          </table:table-cell>
          <table:table-cell office:value-type="percentage" office:value="0.82411993496967739" table:style-name="ce45">
            <text:p>82,4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Canarias</text:p>
          </table:table-cell>
          <table:table-cell office:value-type="float" office:value="2033513" table:style-name="ce41">
            <text:p>2.033.513</text:p>
          </table:table-cell>
          <table:table-cell office:value-type="float" office:value="1749455" table:style-name="ce41">
            <text:p>1.749.455</text:p>
          </table:table-cell>
          <table:table-cell office:value-type="percentage" office:value="0.86031168721321183" table:style-name="ce42">
            <text:p>86,0%</text:p>
          </table:table-cell>
          <table:table-cell office:value-type="float" office:value="1717275" table:style-name="ce41">
            <text:p>1.717.275</text:p>
          </table:table-cell>
          <table:table-cell office:value-type="percentage" office:value="0.8444868559974783" table:style-name="ce45">
            <text:p>84,4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Cantabria</text:p>
          </table:table-cell>
          <table:table-cell office:value-type="float" office:value="527062" table:style-name="ce41">
            <text:p>527.062</text:p>
          </table:table-cell>
          <table:table-cell office:value-type="float" office:value="495199" table:style-name="ce41">
            <text:p>495.199</text:p>
          </table:table-cell>
          <table:table-cell office:value-type="percentage" office:value="0.9395460116646619" table:style-name="ce42">
            <text:p>94,0%</text:p>
          </table:table-cell>
          <table:table-cell office:value-type="float" office:value="496565" table:style-name="ce41">
            <text:p>496.565</text:p>
          </table:table-cell>
          <table:table-cell office:value-type="percentage" office:value="0.94213773711631643" table:style-name="ce45">
            <text:p>94,2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Castilla y Leon<text:s/></text:p>
          </table:table-cell>
          <table:table-cell office:value-type="float" office:value="2172149" table:style-name="ce41">
            <text:p>2.172.149</text:p>
          </table:table-cell>
          <table:table-cell office:value-type="float" office:value="2049742" table:style-name="ce41">
            <text:p>2.049.742</text:p>
          </table:table-cell>
          <table:table-cell office:value-type="percentage" office:value="0.9436470518366834" table:style-name="ce42">
            <text:p>94,4%</text:p>
          </table:table-cell>
          <table:table-cell office:value-type="float" office:value="2042188" table:style-name="ce41">
            <text:p>2.042.188</text:p>
          </table:table-cell>
          <table:table-cell office:value-type="percentage" office:value="0.94016938985309018" table:style-name="ce45">
            <text:p>94,0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Castilla - La Mancha</text:p>
          </table:table-cell>
          <table:table-cell office:value-type="float" office:value="1816082" table:style-name="ce41">
            <text:p>1.816.082</text:p>
          </table:table-cell>
          <table:table-cell office:value-type="float" office:value="1665148" table:style-name="ce41">
            <text:p>1.665.148</text:p>
          </table:table-cell>
          <table:table-cell office:value-type="percentage" office:value="0.9168903166266722" table:style-name="ce42">
            <text:p>91,7%</text:p>
          </table:table-cell>
          <table:table-cell office:value-type="float" office:value="1643158" table:style-name="ce41">
            <text:p>1.643.158</text:p>
          </table:table-cell>
          <table:table-cell office:value-type="percentage" office:value="0.90478183253839861" table:style-name="ce45">
            <text:p>90,5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Cataluña</text:p>
          </table:table-cell>
          <table:table-cell office:value-type="float" office:value="6782414" table:style-name="ce41">
            <text:p>6.782.414</text:p>
          </table:table-cell>
          <table:table-cell office:value-type="float" office:value="6260378" table:style-name="ce41">
            <text:p>6.260.378</text:p>
          </table:table-cell>
          <table:table-cell office:value-type="percentage" office:value="0.92303094443954614" table:style-name="ce42">
            <text:p>92,3%</text:p>
          </table:table-cell>
          <table:table-cell office:value-type="float" office:value="6193938" table:style-name="ce41">
            <text:p>6.193.938</text:p>
          </table:table-cell>
          <table:table-cell office:value-type="percentage" office:value="0.91323502222070196" table:style-name="ce45">
            <text:p>91,3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C. Valenciana</text:p>
          </table:table-cell>
          <table:table-cell office:value-type="float" office:value="4492026" table:style-name="ce41">
            <text:p>4.492.026</text:p>
          </table:table-cell>
          <table:table-cell office:value-type="float" office:value="4198669" table:style-name="ce41">
            <text:p>4.198.669</text:p>
          </table:table-cell>
          <table:table-cell office:value-type="percentage" office:value="0.93469383302768061" table:style-name="ce42">
            <text:p>93,5%</text:p>
          </table:table-cell>
          <table:table-cell office:value-type="float" office:value="4222830" table:style-name="ce41">
            <text:p>4.222.830</text:p>
          </table:table-cell>
          <table:table-cell office:value-type="percentage" office:value="0.94007247509253067" table:style-name="ce45">
            <text:p>94,0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Extremadura</text:p>
          </table:table-cell>
          <table:table-cell office:value-type="float" office:value="949890" table:style-name="ce41">
            <text:p>949.890</text:p>
          </table:table-cell>
          <table:table-cell office:value-type="float" office:value="910402" table:style-name="ce41">
            <text:p>910.402</text:p>
          </table:table-cell>
          <table:table-cell office:value-type="percentage" office:value="0.95842887071134553" table:style-name="ce42">
            <text:p>95,8%</text:p>
          </table:table-cell>
          <table:table-cell office:value-type="float" office:value="907950" table:style-name="ce41">
            <text:p>907.950</text:p>
          </table:table-cell>
          <table:table-cell office:value-type="percentage" office:value="0.95584751918643207" table:style-name="ce45">
            <text:p>95,6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Galicia</text:p>
          </table:table-cell>
          <table:table-cell office:value-type="float" office:value="2456127" table:style-name="ce41">
            <text:p>2.456.127</text:p>
          </table:table-cell>
          <table:table-cell office:value-type="float" office:value="2342923" table:style-name="ce41">
            <text:p>2.342.923</text:p>
          </table:table-cell>
          <table:table-cell office:value-type="percentage" office:value="0.95390954946547957" table:style-name="ce42">
            <text:p>95,4%</text:p>
          </table:table-cell>
          <table:table-cell office:value-type="float" office:value="2349350" table:style-name="ce41">
            <text:p>2.349.350</text:p>
          </table:table-cell>
          <table:table-cell office:value-type="percentage" office:value="0.95652627083208641" table:style-name="ce45">
            <text:p>95,7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La Rioja</text:p>
          </table:table-cell>
          <table:table-cell office:value-type="float" office:value="281479" table:style-name="ce41">
            <text:p>281.479</text:p>
          </table:table-cell>
          <table:table-cell office:value-type="float" office:value="269485" table:style-name="ce41">
            <text:p>269.485</text:p>
          </table:table-cell>
          <table:table-cell office:value-type="percentage" office:value="0.95738936119568419" table:style-name="ce42">
            <text:p>95,7%</text:p>
          </table:table-cell>
          <table:table-cell office:value-type="float" office:value="274295" table:style-name="ce41">
            <text:p>274.295</text:p>
          </table:table-cell>
          <table:table-cell office:value-type="percentage" office:value="0.97447766973735161" table:style-name="ce45">
            <text:p>97,4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Madrid</text:p>
          </table:table-cell>
          <table:table-cell office:value-type="float" office:value="5970908" table:style-name="ce41">
            <text:p>5.970.908</text:p>
          </table:table-cell>
          <table:table-cell office:value-type="float" office:value="5525727" table:style-name="ce41">
            <text:p>5.525.727</text:p>
          </table:table-cell>
          <table:table-cell office:value-type="percentage" office:value="0.92544165811966961" table:style-name="ce42">
            <text:p>92,5%</text:p>
          </table:table-cell>
          <table:table-cell office:value-type="float" office:value="5537804" table:style-name="ce41">
            <text:p>5.537.804</text:p>
          </table:table-cell>
          <table:table-cell office:value-type="percentage" office:value="0.92746429856229573" table:style-name="ce45">
            <text:p>92,7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Murcia<text:s/></text:p>
          </table:table-cell>
          <table:table-cell office:value-type="float" office:value="1317614" table:style-name="ce41">
            <text:p>1.317.614</text:p>
          </table:table-cell>
          <table:table-cell office:value-type="float" office:value="1233111" table:style-name="ce41">
            <text:p>1.233.111</text:p>
          </table:table-cell>
          <table:table-cell office:value-type="percentage" office:value="0.93586664986862622" table:style-name="ce42">
            <text:p>93,6%</text:p>
          </table:table-cell>
          <table:table-cell office:value-type="float" office:value="1238697" table:style-name="ce41">
            <text:p>1.238.697</text:p>
          </table:table-cell>
          <table:table-cell office:value-type="percentage" office:value="0.9401061312341854" table:style-name="ce45">
            <text:p>94,0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Navarra</text:p>
          </table:table-cell>
          <table:table-cell office:value-type="float" office:value="580174" table:style-name="ce41">
            <text:p>580.174</text:p>
          </table:table-cell>
          <table:table-cell office:value-type="float" office:value="540359" table:style-name="ce41">
            <text:p>540.359</text:p>
          </table:table-cell>
          <table:table-cell office:value-type="percentage" office:value="0.93137403606504254" table:style-name="ce42">
            <text:p>93,1%</text:p>
          </table:table-cell>
          <table:table-cell office:value-type="float" office:value="541611" table:style-name="ce41">
            <text:p>541.611</text:p>
          </table:table-cell>
          <table:table-cell office:value-type="percentage" office:value="0.93353200936270841" table:style-name="ce45">
            <text:p>93,4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 table:style-name="ce39"/>
        </table:table-row>
        <table:table-row table:style-name="ro2">
          <table:table-cell office:value-type="string" table:style-name="ce44">
            <text:p>País Vasco</text:p>
          </table:table-cell>
          <table:table-cell office:value-type="float" office:value="1955253" table:style-name="ce41">
            <text:p>1.955.253</text:p>
          </table:table-cell>
          <table:table-cell office:value-type="float" office:value="1869374" table:style-name="ce41">
            <text:p>1.869.374</text:p>
          </table:table-cell>
          <table:table-cell office:value-type="percentage" office:value="0.95607780681067867" table:style-name="ce42">
            <text:p>95,6%</text:p>
          </table:table-cell>
          <table:table-cell office:value-type="float" office:value="1858387" table:style-name="ce41">
            <text:p>1.858.387</text:p>
          </table:table-cell>
          <table:table-cell office:value-type="percentage" office:value="0.95045858515496462" table:style-name="ce45">
            <text:p>95,0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 table:style-name="ce39"/>
        </table:table-row>
        <table:table-row table:style-name="ro2">
          <table:table-cell office:value-type="string" table:style-name="ce44">
            <text:p>Ceuta</text:p>
          </table:table-cell>
          <table:table-cell office:value-type="float" office:value="71029" table:style-name="ce41">
            <text:p>71.029</text:p>
          </table:table-cell>
          <table:table-cell office:value-type="float" office:value="65640" table:style-name="ce41">
            <text:p>65.640</text:p>
          </table:table-cell>
          <table:table-cell office:value-type="percentage" office:value="0.92412958087541708" table:style-name="ce42">
            <text:p>92,4%</text:p>
          </table:table-cell>
          <table:table-cell office:value-type="float" office:value="63916" table:style-name="ce41">
            <text:p>63.916</text:p>
          </table:table-cell>
          <table:table-cell office:value-type="percentage" office:value="0.89985780455870135" table:style-name="ce45">
            <text:p>90,0%</text:p>
          </table:table-cell>
          <table:table-cell office:value-type="date" office:date-value="2022-11-09T00:00:00" table:style-name="ce43">
            <text:p>09/11/2022</text:p>
          </table:table-cell>
          <table:table-cell table:number-columns-repeated="16377" table:style-name="ce39"/>
        </table:table-row>
        <table:table-row table:style-name="ro2">
          <table:table-cell office:value-type="string" table:style-name="ce44">
            <text:p>Melilla</text:p>
          </table:table-cell>
          <table:table-cell office:value-type="float" office:value="68266" table:style-name="ce41">
            <text:p>68.266</text:p>
          </table:table-cell>
          <table:table-cell office:value-type="float" office:value="63116" table:style-name="ce41">
            <text:p>63.116</text:p>
          </table:table-cell>
          <table:table-cell office:value-type="percentage" office:value="0.92455981015439603" table:style-name="ce42">
            <text:p>92,5%</text:p>
          </table:table-cell>
          <table:table-cell office:value-type="float" office:value="61497" table:style-name="ce41">
            <text:p>61.497</text:p>
          </table:table-cell>
          <table:table-cell office:value-type="percentage" office:value="0.90084375823982654" table:style-name="ce45">
            <text:p>90,1%</text:p>
          </table:table-cell>
          <table:table-cell office:value-type="date" office:date-value="2022-11-08T00:00:00" table:style-name="ce43">
            <text:p>08/11/2022</text:p>
          </table:table-cell>
          <table:table-cell table:number-columns-repeated="16377" table:style-name="ce39"/>
        </table:table-row>
        <table:table-row table:style-name="ro2">
          <table:table-cell office:value-type="string" table:style-name="ce44">
            <text:p>FF.AA.</text:p>
          </table:table-cell>
          <table:table-cell office:value-type="string" table:style-name="ce41">
            <text:p>-</text:p>
          </table:table-cell>
          <table:table-cell office:value-type="float" office:value="95161" table:style-name="ce41">
            <text:p>95.161</text:p>
          </table:table-cell>
          <table:table-cell office:value-type="string" table:style-name="ce42">
            <text:p>-</text:p>
          </table:table-cell>
          <table:table-cell office:value-type="float" office:value="94822" table:style-name="ce41">
            <text:p>94.822</text:p>
          </table:table-cell>
          <table:table-cell office:value-type="string" table:style-name="ce45">
            <text:p>-</text:p>
          </table:table-cell>
          <table:table-cell office:value-type="date" office:date-value="2022-10-31T00:00:00" table:style-name="ce43">
            <text:p>31/10/2022</text:p>
          </table:table-cell>
          <table:table-cell table:number-columns-repeated="16377" table:style-name="ce39"/>
        </table:table-row>
        <table:table-row table:style-name="ro2">
          <table:table-cell office:value-type="string" table:style-name="ce44">
            <text:p>Sanidad Exterior</text:p>
          </table:table-cell>
          <table:table-cell office:value-type="string" table:style-name="ce41">
            <text:p>-</text:p>
          </table:table-cell>
          <table:table-cell office:value-type="float" office:value="8131" table:style-name="ce41">
            <text:p>8.131</text:p>
          </table:table-cell>
          <table:table-cell office:value-type="string" table:style-name="ce42">
            <text:p>-</text:p>
          </table:table-cell>
          <table:table-cell office:value-type="float" office:value="8141" table:style-name="ce41">
            <text:p>8.141</text:p>
          </table:table-cell>
          <table:table-cell office:value-type="string" table:style-name="ce45">
            <text:p>-</text:p>
          </table:table-cell>
          <table:table-cell office:value-type="date" office:date-value="2022-09-21T00:00:00" table:style-name="ce43">
            <text:p>21/09/2022</text:p>
          </table:table-cell>
          <table:table-cell table:number-columns-repeated="16377" table:style-name="ce39"/>
        </table:table-row>
        <table:table-row table:style-name="ro2">
          <table:table-cell office:value-type="string" table:style-name="ce46">
            <text:p>Totales</text:p>
          </table:table-cell>
          <table:table-cell office:value-type="float" office:value="42185033" table:style-name="ce47">
            <text:p>42.185.033</text:p>
          </table:table-cell>
          <table:table-cell office:value-type="float" office:value="39272181" table:style-name="ce47">
            <text:p>39.272.181</text:p>
          </table:table-cell>
          <table:table-cell office:value-type="percentage" office:value="0.93095058145385357" table:style-name="ce48">
            <text:p>93,1%</text:p>
          </table:table-cell>
          <table:table-cell office:value-type="float" office:value="39162719" table:style-name="ce47">
            <text:p>39.162.719</text:p>
          </table:table-cell>
          <table:table-cell office:value-type="percentage" office:value="0.92835577490243992" table:style-name="ce48">
            <text:p>92,8%</text:p>
          </table:table-cell>
          <table:table-cell table:style-name="ce49"/>
          <table:table-cell table:number-columns-repeated="16377" table:style-name="ce3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39"/>
        <table:table-column table:style-name="co8" table:default-cell-style-name="ce39"/>
        <table:table-column table:style-name="co8" table:default-cell-style-name="ce69"/>
        <table:table-column table:style-name="co8" table:default-cell-style-name="ce39"/>
        <table:table-column table:style-name="co8" table:default-cell-style-name="ce69"/>
        <table:table-column table:style-name="co8" table:default-cell-style-name="ce39"/>
        <table:table-column table:style-name="co8" table:default-cell-style-name="ce69"/>
        <table:table-column table:style-name="co8" table:default-cell-style-name="ce39"/>
        <table:table-column table:style-name="co8" table:default-cell-style-name="ce69"/>
        <table:table-column table:style-name="co8" table:default-cell-style-name="ce39"/>
        <table:table-column table:style-name="co8" table:default-cell-style-name="ce69"/>
        <table:table-column table:style-name="co8" table:default-cell-style-name="ce65"/>
        <table:table-column table:style-name="co4" table:default-cell-style-name="ce69"/>
        <table:table-column table:style-name="co4" table:default-cell-style-name="ce39"/>
        <table:table-column table:style-name="co4" table:default-cell-style-name="ce69"/>
        <table:table-column table:style-name="co4" table:number-columns-repeated="2" table:default-cell-style-name="ce39"/>
        <table:table-column table:style-name="co4" table:default-cell-style-name="ce69"/>
        <table:table-column table:style-name="co4" table:number-columns-repeated="2" table:default-cell-style-name="ce39"/>
        <table:table-column table:style-name="co3" table:number-columns-repeated="20" table:default-cell-style-name="ce39"/>
        <table:table-column table:style-name="co4" table:number-columns-repeated="16344" table:default-cell-style-name="ce39"/>
        <table:table-row table:style-name="ro10">
          <table:table-cell table:style-name="ce50"/>
          <table:table-cell office:value-type="string" table:style-name="ce51">
            <text:p>Personas con al menos 1 dosis ≥80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con al menos 1 dosis 70-7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con al menos 1 dosis 60-6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con al menos 1 dosis 50-5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con al menos 1 dosis 40-4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con al menos 1 dosis 30-3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con al menos 1 dosis 20-2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con al menos 1 dosis 12-19 años</text:p>
          </table:table-cell>
          <table:table-cell office:value-type="string" table:style-name="ce52">
            <text:p>%</text:p>
          </table:table-cell>
          <table:table-cell office:value-type="string" table:style-name="ce53">
            <text:p>Total Personas con al menos 1 dosis</text:p>
          </table:table-cell>
          <table:table-cell office:value-type="string" table:style-name="ce53">
            <text:p>Total Población INE Población a Vacunar (1)</text:p>
          </table:table-cell>
          <table:table-cell office:value-type="string" table:style-name="ce54">
            <text:p>% Con al menos 1 dosis sobre Población a Vacunar INE</text:p>
          </table:table-cell>
          <table:table-cell office:value-type="string" table:style-name="ce54">
            <text:p>% Con al menos 1 dosis sobre Total Población INE</text:p>
          </table:table-cell>
          <table:table-cell table:number-columns-repeated="16363" table:style-name="ce55"/>
        </table:table-row>
        <table:table-row table:style-name="ro5">
          <table:table-cell office:value-type="string" table:style-name="ce56">
            <text:p>Andalucía</text:p>
          </table:table-cell>
          <table:table-cell office:value-type="float" office:value="435667" table:style-name="ce57">
            <text:p>435.667</text:p>
          </table:table-cell>
          <table:table-cell office:value-type="percentage" office:value="1" table:style-name="ce58">
            <text:p>100,0%</text:p>
          </table:table-cell>
          <table:table-cell office:value-type="float" office:value="656766" table:style-name="ce57">
            <text:p>656.766</text:p>
          </table:table-cell>
          <table:table-cell office:value-type="percentage" office:value="1" table:style-name="ce58">
            <text:p>100,0%</text:p>
          </table:table-cell>
          <table:table-cell office:value-type="float" office:value="937949" table:style-name="ce57">
            <text:p>937.949</text:p>
          </table:table-cell>
          <table:table-cell office:value-type="percentage" office:value="0.97883595674937829" table:style-name="ce58">
            <text:p>97,9%</text:p>
          </table:table-cell>
          <table:table-cell office:value-type="float" office:value="1230229" table:style-name="ce57">
            <text:p>1.230.229</text:p>
          </table:table-cell>
          <table:table-cell office:value-type="percentage" office:value="0.95545013905813259" table:style-name="ce58">
            <text:p>95,5%</text:p>
          </table:table-cell>
          <table:table-cell office:value-type="float" office:value="1278421" table:style-name="ce57">
            <text:p>1.278.421</text:p>
          </table:table-cell>
          <table:table-cell office:value-type="percentage" office:value="0.9234903953953375" table:style-name="ce58">
            <text:p>92,3%</text:p>
          </table:table-cell>
          <table:table-cell office:value-type="float" office:value="970000" table:style-name="ce57">
            <text:p>970.000</text:p>
          </table:table-cell>
          <table:table-cell office:value-type="percentage" office:value="0.88039913847952345" table:style-name="ce58">
            <text:p>88,0%</text:p>
          </table:table-cell>
          <table:table-cell office:value-type="float" office:value="814223" table:style-name="ce57">
            <text:p>814.223</text:p>
          </table:table-cell>
          <table:table-cell office:value-type="percentage" office:value="0.87918415915137693" table:style-name="ce58">
            <text:p>87,9%</text:p>
          </table:table-cell>
          <table:table-cell office:value-type="float" office:value="724085" table:style-name="ce57">
            <text:p>724.085</text:p>
          </table:table-cell>
          <table:table-cell office:value-type="percentage" office:value="0.93690722343131749" table:style-name="ce58">
            <text:p>93,7%</text:p>
          </table:table-cell>
          <table:table-cell office:value-type="float" office:value="7047340" table:style-name="ce57">
            <text:p>7.047.340</text:p>
          </table:table-cell>
          <table:table-cell office:value-type="float" office:value="7508005" table:style-name="ce57">
            <text:p>7.508.005</text:p>
          </table:table-cell>
          <table:table-cell office:value-type="percentage" office:value="0.93864348785063412" table:style-name="ce58">
            <text:p>93,9%</text:p>
          </table:table-cell>
          <table:table-cell office:value-type="percentage" office:value="0.82888263143601248" table:style-name="ce58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Aragón</text:p>
          </table:table-cell>
          <table:table-cell office:value-type="float" office:value="101768" table:style-name="ce60">
            <text:p>101.768</text:p>
          </table:table-cell>
          <table:table-cell office:value-type="percentage" office:value="1" table:style-name="ce61">
            <text:p>100,0%</text:p>
          </table:table-cell>
          <table:table-cell office:value-type="float" office:value="119928" table:style-name="ce60">
            <text:p>119.928</text:p>
          </table:table-cell>
          <table:table-cell office:value-type="percentage" office:value="1" table:style-name="ce61">
            <text:p>100,0%</text:p>
          </table:table-cell>
          <table:table-cell office:value-type="float" office:value="156144" table:style-name="ce60">
            <text:p>156.144</text:p>
          </table:table-cell>
          <table:table-cell office:value-type="percentage" office:value="0.96797470708573552" table:style-name="ce61">
            <text:p>96,8%</text:p>
          </table:table-cell>
          <table:table-cell office:value-type="float" office:value="188715" table:style-name="ce60">
            <text:p>188.715</text:p>
          </table:table-cell>
          <table:table-cell office:value-type="percentage" office:value="0.939020749365577" table:style-name="ce61">
            <text:p>93,9%</text:p>
          </table:table-cell>
          <table:table-cell office:value-type="float" office:value="192641" table:style-name="ce60">
            <text:p>192.641</text:p>
          </table:table-cell>
          <table:table-cell office:value-type="percentage" office:value="0.90172114380935886" table:style-name="ce61">
            <text:p>90,2%</text:p>
          </table:table-cell>
          <table:table-cell office:value-type="float" office:value="132386" table:style-name="ce60">
            <text:p>132.386</text:p>
          </table:table-cell>
          <table:table-cell office:value-type="percentage" office:value="0.83641441008857831" table:style-name="ce61">
            <text:p>83,6%</text:p>
          </table:table-cell>
          <table:table-cell office:value-type="float" office:value="111193" table:style-name="ce60">
            <text:p>111.193</text:p>
          </table:table-cell>
          <table:table-cell office:value-type="percentage" office:value="0.85011238703955716" table:style-name="ce61">
            <text:p>85,0%</text:p>
          </table:table-cell>
          <table:table-cell office:value-type="float" office:value="95873" table:style-name="ce60">
            <text:p>95.873</text:p>
          </table:table-cell>
          <table:table-cell office:value-type="percentage" office:value="0.8956996178891411" table:style-name="ce61">
            <text:p>89,6%</text:p>
          </table:table-cell>
          <table:table-cell office:value-type="float" office:value="1098648" table:style-name="ce60">
            <text:p>1.098.648</text:p>
          </table:table-cell>
          <table:table-cell office:value-type="float" office:value="1189408" table:style-name="ce60">
            <text:p>1.189.408</text:p>
          </table:table-cell>
          <table:table-cell office:value-type="percentage" office:value="0.92369313137291831" table:style-name="ce61">
            <text:p>92,4%</text:p>
          </table:table-cell>
          <table:table-cell office:value-type="percentage" office:value="0.82534803058747697" table:style-name="ce61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Asturias<text:s/></text:p>
          </table:table-cell>
          <table:table-cell office:value-type="float" office:value="89320" table:style-name="ce60">
            <text:p>89.320</text:p>
          </table:table-cell>
          <table:table-cell office:value-type="percentage" office:value="1" table:style-name="ce61">
            <text:p>100,0%</text:p>
          </table:table-cell>
          <table:table-cell office:value-type="float" office:value="114864" table:style-name="ce60">
            <text:p>114.864</text:p>
          </table:table-cell>
          <table:table-cell office:value-type="percentage" office:value="1" table:style-name="ce61">
            <text:p>100,0%</text:p>
          </table:table-cell>
          <table:table-cell office:value-type="float" office:value="149268" table:style-name="ce60">
            <text:p>149.268</text:p>
          </table:table-cell>
          <table:table-cell office:value-type="percentage" office:value="0.98209092703467338" table:style-name="ce61">
            <text:p>98,2%</text:p>
          </table:table-cell>
          <table:table-cell office:value-type="float" office:value="154552" table:style-name="ce60">
            <text:p>154.552</text:p>
          </table:table-cell>
          <table:table-cell office:value-type="percentage" office:value="0.95353615123115931" table:style-name="ce61">
            <text:p>95,4%</text:p>
          </table:table-cell>
          <table:table-cell office:value-type="float" office:value="152705" table:style-name="ce60">
            <text:p>152.705</text:p>
          </table:table-cell>
          <table:table-cell office:value-type="percentage" office:value="0.92035318225650919" table:style-name="ce61">
            <text:p>92,0%</text:p>
          </table:table-cell>
          <table:table-cell office:value-type="float" office:value="93266" table:style-name="ce60">
            <text:p>93.266</text:p>
          </table:table-cell>
          <table:table-cell office:value-type="percentage" office:value="0.85887412400659358" table:style-name="ce61">
            <text:p>85,9%</text:p>
          </table:table-cell>
          <table:table-cell office:value-type="float" office:value="69043" table:style-name="ce60">
            <text:p>69.043</text:p>
          </table:table-cell>
          <table:table-cell office:value-type="percentage" office:value="0.87129300118623965" table:style-name="ce61">
            <text:p>87,1%</text:p>
          </table:table-cell>
          <table:table-cell office:value-type="float" office:value="63184" table:style-name="ce60">
            <text:p>63.184</text:p>
          </table:table-cell>
          <table:table-cell office:value-type="percentage" office:value="0.96824813044011282" table:style-name="ce61">
            <text:p>96,8%</text:p>
          </table:table-cell>
          <table:table-cell office:value-type="float" office:value="886202" table:style-name="ce60">
            <text:p>886.202</text:p>
          </table:table-cell>
          <table:table-cell office:value-type="float" office:value="930447" table:style-name="ce60">
            <text:p>930.447</text:p>
          </table:table-cell>
          <table:table-cell office:value-type="percentage" office:value="0.95244758702000221" table:style-name="ce61">
            <text:p>95,2%</text:p>
          </table:table-cell>
          <table:table-cell office:value-type="percentage" office:value="0.87492509050843681" table:style-name="ce61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Baleares</text:p>
          </table:table-cell>
          <table:table-cell office:value-type="float" office:value="51882" table:style-name="ce60">
            <text:p>51.882</text:p>
          </table:table-cell>
          <table:table-cell office:value-type="percentage" office:value="0.96735218988309435" table:style-name="ce61">
            <text:p>96,7%</text:p>
          </table:table-cell>
          <table:table-cell office:value-type="float" office:value="79976" table:style-name="ce60">
            <text:p>79.976</text:p>
          </table:table-cell>
          <table:table-cell office:value-type="percentage" office:value="0.91679849599926633" table:style-name="ce61">
            <text:p>91,7%</text:p>
          </table:table-cell>
          <table:table-cell office:value-type="float" office:value="112270" table:style-name="ce60">
            <text:p>112.270</text:p>
          </table:table-cell>
          <table:table-cell office:value-type="percentage" office:value="0.8812886108341903" table:style-name="ce61">
            <text:p>88,1%</text:p>
          </table:table-cell>
          <table:table-cell office:value-type="float" office:value="153830" table:style-name="ce60">
            <text:p>153.830</text:p>
          </table:table-cell>
          <table:table-cell office:value-type="percentage" office:value="0.86660882889785251" table:style-name="ce61">
            <text:p>86,7%</text:p>
          </table:table-cell>
          <table:table-cell office:value-type="float" office:value="174113" table:style-name="ce60">
            <text:p>174.113</text:p>
          </table:table-cell>
          <table:table-cell office:value-type="percentage" office:value="0.80376045018303688" table:style-name="ce61">
            <text:p>80,4%</text:p>
          </table:table-cell>
          <table:table-cell office:value-type="float" office:value="135776" table:style-name="ce60">
            <text:p>135.776</text:p>
          </table:table-cell>
          <table:table-cell office:value-type="percentage" office:value="0.73772460295468001" table:style-name="ce61">
            <text:p>73,8%</text:p>
          </table:table-cell>
          <table:table-cell office:value-type="float" office:value="105182" table:style-name="ce60">
            <text:p>105.182</text:p>
          </table:table-cell>
          <table:table-cell office:value-type="percentage" office:value="0.76656001982319455" table:style-name="ce61">
            <text:p>76,7%</text:p>
          </table:table-cell>
          <table:table-cell office:value-type="float" office:value="84942" table:style-name="ce60">
            <text:p>84.942</text:p>
          </table:table-cell>
          <table:table-cell office:value-type="percentage" office:value="0.85337968172319567" table:style-name="ce61">
            <text:p>85,3%</text:p>
          </table:table-cell>
          <table:table-cell office:value-type="float" office:value="897971" table:style-name="ce60">
            <text:p>897.971</text:p>
          </table:table-cell>
          <table:table-cell office:value-type="float" office:value="1083187" table:style-name="ce60">
            <text:p>1.083.187</text:p>
          </table:table-cell>
          <table:table-cell office:value-type="percentage" office:value="0.82900828758099943" table:style-name="ce61">
            <text:p>82,9%</text:p>
          </table:table-cell>
          <table:table-cell office:value-type="percentage" office:value="0.73617757373286052" table:style-name="ce61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narias</text:p>
          </table:table-cell>
          <table:table-cell office:value-type="float" office:value="94937" table:style-name="ce60">
            <text:p>94.937</text:p>
          </table:table-cell>
          <table:table-cell office:value-type="percentage" office:value="0.94594567665052509" table:style-name="ce61">
            <text:p>94,6%</text:p>
          </table:table-cell>
          <table:table-cell office:value-type="float" office:value="156322" table:style-name="ce60">
            <text:p>156.322</text:p>
          </table:table-cell>
          <table:table-cell office:value-type="percentage" office:value="0.93356664238023002" table:style-name="ce61">
            <text:p>93,4%</text:p>
          </table:table-cell>
          <table:table-cell office:value-type="float" office:value="229679" table:style-name="ce60">
            <text:p>229.679</text:p>
          </table:table-cell>
          <table:table-cell office:value-type="percentage" office:value="0.91303691041720503" table:style-name="ce61">
            <text:p>91,3%</text:p>
          </table:table-cell>
          <table:table-cell office:value-type="float" office:value="326329" table:style-name="ce60">
            <text:p>326.329</text:p>
          </table:table-cell>
          <table:table-cell office:value-type="percentage" office:value="0.88616879431468554" table:style-name="ce61">
            <text:p>88,6%</text:p>
          </table:table-cell>
          <table:table-cell office:value-type="float" office:value="325592" table:style-name="ce60">
            <text:p>325.592</text:p>
          </table:table-cell>
          <table:table-cell office:value-type="percentage" office:value="0.82615546618287006" table:style-name="ce61">
            <text:p>82,6%</text:p>
          </table:table-cell>
          <table:table-cell office:value-type="float" office:value="240380" table:style-name="ce60">
            <text:p>240.380</text:p>
          </table:table-cell>
          <table:table-cell office:value-type="percentage" office:value="0.76832597119496771" table:style-name="ce61">
            <text:p>76,8%</text:p>
          </table:table-cell>
          <table:table-cell office:value-type="float" office:value="202693" table:style-name="ce60">
            <text:p>202.693</text:p>
          </table:table-cell>
          <table:table-cell office:value-type="percentage" office:value="0.79590137864146293" table:style-name="ce61">
            <text:p>79,6%</text:p>
          </table:table-cell>
          <table:table-cell office:value-type="float" office:value="173523" table:style-name="ce60">
            <text:p>173.523</text:p>
          </table:table-cell>
          <table:table-cell office:value-type="percentage" office:value="0.94170352481480479" table:style-name="ce61">
            <text:p>94,2%</text:p>
          </table:table-cell>
          <table:table-cell office:value-type="float" office:value="1749455" table:style-name="ce60">
            <text:p>1.749.455</text:p>
          </table:table-cell>
          <table:table-cell office:value-type="float" office:value="2033513" table:style-name="ce60">
            <text:p>2.033.513</text:p>
          </table:table-cell>
          <table:table-cell office:value-type="percentage" office:value="0.86031168721321183" table:style-name="ce61">
            <text:p>86,0%</text:p>
          </table:table-cell>
          <table:table-cell office:value-type="percentage" office:value="0.77948635006097478" table:style-name="ce61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ntabria</text:p>
          </table:table-cell>
          <table:table-cell office:value-type="float" office:value="42609" table:style-name="ce60">
            <text:p>42.609</text:p>
          </table:table-cell>
          <table:table-cell office:value-type="percentage" office:value="1" table:style-name="ce61">
            <text:p>100,0%</text:p>
          </table:table-cell>
          <table:table-cell office:value-type="float" office:value="56239" table:style-name="ce60">
            <text:p>56.239</text:p>
          </table:table-cell>
          <table:table-cell office:value-type="percentage" office:value="1" table:style-name="ce61">
            <text:p>100,0%</text:p>
          </table:table-cell>
          <table:table-cell office:value-type="float" office:value="77325" table:style-name="ce60">
            <text:p>77.325</text:p>
          </table:table-cell>
          <table:table-cell office:value-type="percentage" office:value="0.97562360422423255" table:style-name="ce61">
            <text:p>97,6%</text:p>
          </table:table-cell>
          <table:table-cell office:value-type="float" office:value="85273" table:style-name="ce60">
            <text:p>85.273</text:p>
          </table:table-cell>
          <table:table-cell office:value-type="percentage" office:value="0.93737495877761901" table:style-name="ce61">
            <text:p>93,7%</text:p>
          </table:table-cell>
          <table:table-cell office:value-type="float" office:value="89606" table:style-name="ce60">
            <text:p>89.606</text:p>
          </table:table-cell>
          <table:table-cell office:value-type="percentage" office:value="0.9201117203704845" table:style-name="ce61">
            <text:p>92,0%</text:p>
          </table:table-cell>
          <table:table-cell office:value-type="float" office:value="57058" table:style-name="ce60">
            <text:p>57.058</text:p>
          </table:table-cell>
          <table:table-cell office:value-type="percentage" office:value="0.84960838619375201" table:style-name="ce61">
            <text:p>85,0%</text:p>
          </table:table-cell>
          <table:table-cell office:value-type="float" office:value="43661" table:style-name="ce60">
            <text:p>43.661</text:p>
          </table:table-cell>
          <table:table-cell office:value-type="percentage" office:value="0.85823521317791363" table:style-name="ce61">
            <text:p>85,8%</text:p>
          </table:table-cell>
          <table:table-cell office:value-type="float" office:value="43428" table:style-name="ce60">
            <text:p>43.428</text:p>
          </table:table-cell>
          <table:table-cell office:value-type="percentage" office:value="0.95903539959808315" table:style-name="ce61">
            <text:p>95,9%</text:p>
          </table:table-cell>
          <table:table-cell office:value-type="float" office:value="495199" table:style-name="ce60">
            <text:p>495.199</text:p>
          </table:table-cell>
          <table:table-cell office:value-type="float" office:value="527062" table:style-name="ce60">
            <text:p>527.062</text:p>
          </table:table-cell>
          <table:table-cell office:value-type="percentage" office:value="0.9395460116646619" table:style-name="ce61">
            <text:p>94,0%</text:p>
          </table:table-cell>
          <table:table-cell office:value-type="percentage" office:value="0.8484447147715688" table:style-name="ce61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stilla y Leon</text:p>
          </table:table-cell>
          <table:table-cell office:value-type="float" office:value="230125" table:style-name="ce60">
            <text:p>230.125</text:p>
          </table:table-cell>
          <table:table-cell office:value-type="percentage" office:value="1" table:style-name="ce61">
            <text:p>100,0%</text:p>
          </table:table-cell>
          <table:table-cell office:value-type="float" office:value="252402" table:style-name="ce60">
            <text:p>252.402</text:p>
          </table:table-cell>
          <table:table-cell office:value-type="percentage" office:value="1" table:style-name="ce61">
            <text:p>100,0%</text:p>
          </table:table-cell>
          <table:table-cell office:value-type="float" office:value="324767" table:style-name="ce60">
            <text:p>324.767</text:p>
          </table:table-cell>
          <table:table-cell office:value-type="percentage" office:value="0.99243375717738802" table:style-name="ce61">
            <text:p>99,2%</text:p>
          </table:table-cell>
          <table:table-cell office:value-type="float" office:value="358084" table:style-name="ce60">
            <text:p>358.084</text:p>
          </table:table-cell>
          <table:table-cell office:value-type="percentage" office:value="0.93935252345862963" table:style-name="ce61">
            <text:p>93,9%</text:p>
          </table:table-cell>
          <table:table-cell office:value-type="float" office:value="326538" table:style-name="ce60">
            <text:p>326.538</text:p>
          </table:table-cell>
          <table:table-cell office:value-type="percentage" office:value="0.90654132958728717" table:style-name="ce61">
            <text:p>90,7%</text:p>
          </table:table-cell>
          <table:table-cell office:value-type="float" office:value="219421" table:style-name="ce60">
            <text:p>219.421</text:p>
          </table:table-cell>
          <table:table-cell office:value-type="percentage" office:value="0.84750600613359495" table:style-name="ce61">
            <text:p>84,8%</text:p>
          </table:table-cell>
          <table:table-cell office:value-type="float" office:value="181665" table:style-name="ce60">
            <text:p>181.665</text:p>
          </table:table-cell>
          <table:table-cell office:value-type="percentage" office:value="0.85780459818962218" table:style-name="ce61">
            <text:p>85,8%</text:p>
          </table:table-cell>
          <table:table-cell office:value-type="float" office:value="156740" table:style-name="ce60">
            <text:p>156.740</text:p>
          </table:table-cell>
          <table:table-cell office:value-type="percentage" office:value="0.93187790580149588" table:style-name="ce61">
            <text:p>93,2%</text:p>
          </table:table-cell>
          <table:table-cell office:value-type="float" office:value="2049742" table:style-name="ce60">
            <text:p>2.049.742</text:p>
          </table:table-cell>
          <table:table-cell office:value-type="float" office:value="2172149" table:style-name="ce60">
            <text:p>2.172.149</text:p>
          </table:table-cell>
          <table:table-cell office:value-type="percentage" office:value="0.9436470518366834" table:style-name="ce61">
            <text:p>94,4%</text:p>
          </table:table-cell>
          <table:table-cell office:value-type="percentage" office:value="0.85883680423891406" table:style-name="ce61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stilla - La Mancha</text:p>
          </table:table-cell>
          <table:table-cell office:value-type="float" office:value="139275" table:style-name="ce60">
            <text:p>139.275</text:p>
          </table:table-cell>
          <table:table-cell office:value-type="percentage" office:value="1" table:style-name="ce61">
            <text:p>100,0%</text:p>
          </table:table-cell>
          <table:table-cell office:value-type="float" office:value="159840" table:style-name="ce60">
            <text:p>159.840</text:p>
          </table:table-cell>
          <table:table-cell office:value-type="percentage" office:value="1" table:style-name="ce61">
            <text:p>100,0%</text:p>
          </table:table-cell>
          <table:table-cell office:value-type="float" office:value="225969" table:style-name="ce60">
            <text:p>225.969</text:p>
          </table:table-cell>
          <table:table-cell office:value-type="percentage" office:value="0.99097040714298246" table:style-name="ce61">
            <text:p>99,1%</text:p>
          </table:table-cell>
          <table:table-cell office:value-type="float" office:value="290828" table:style-name="ce60">
            <text:p>290.828</text:p>
          </table:table-cell>
          <table:table-cell office:value-type="percentage" office:value="0.93391606482834366" table:style-name="ce61">
            <text:p>93,4%</text:p>
          </table:table-cell>
          <table:table-cell office:value-type="float" office:value="292959" table:style-name="ce60">
            <text:p>292.959</text:p>
          </table:table-cell>
          <table:table-cell office:value-type="percentage" office:value="0.88592631569397695" table:style-name="ce61">
            <text:p>88,6%</text:p>
          </table:table-cell>
          <table:table-cell office:value-type="float" office:value="213323" table:style-name="ce60">
            <text:p>213.323</text:p>
          </table:table-cell>
          <table:table-cell office:value-type="percentage" office:value="0.82763209454085529" table:style-name="ce61">
            <text:p>82,8%</text:p>
          </table:table-cell>
          <table:table-cell office:value-type="float" office:value="181901" table:style-name="ce60">
            <text:p>181.901</text:p>
          </table:table-cell>
          <table:table-cell office:value-type="percentage" office:value="0.83062851611017752" table:style-name="ce61">
            <text:p>83,1%</text:p>
          </table:table-cell>
          <table:table-cell office:value-type="float" office:value="161053" table:style-name="ce60">
            <text:p>161.053</text:p>
          </table:table-cell>
          <table:table-cell office:value-type="percentage" office:value="0.90572839339542" table:style-name="ce61">
            <text:p>90,6%</text:p>
          </table:table-cell>
          <table:table-cell office:value-type="float" office:value="1665148" table:style-name="ce60">
            <text:p>1.665.148</text:p>
          </table:table-cell>
          <table:table-cell office:value-type="float" office:value="1816082" table:style-name="ce60">
            <text:p>1.816.082</text:p>
          </table:table-cell>
          <table:table-cell office:value-type="percentage" office:value="0.9168903166266722" table:style-name="ce61">
            <text:p>91,7%</text:p>
          </table:table-cell>
          <table:table-cell office:value-type="percentage" office:value="0.8128001968119587" table:style-name="ce61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taluña</text:p>
          </table:table-cell>
          <table:table-cell office:value-type="float" office:value="461430" table:style-name="ce60">
            <text:p>461.430</text:p>
          </table:table-cell>
          <table:table-cell office:value-type="percentage" office:value="1" table:style-name="ce61">
            <text:p>100,0%</text:p>
          </table:table-cell>
          <table:table-cell office:value-type="float" office:value="622418" table:style-name="ce60">
            <text:p>622.418</text:p>
          </table:table-cell>
          <table:table-cell office:value-type="percentage" office:value="0.97905105263820202" table:style-name="ce61">
            <text:p>97,9%</text:p>
          </table:table-cell>
          <table:table-cell office:value-type="float" office:value="810630" table:style-name="ce60">
            <text:p>810.630</text:p>
          </table:table-cell>
          <table:table-cell office:value-type="percentage" office:value="0.95090347736731717" table:style-name="ce61">
            <text:p>95,1%</text:p>
          </table:table-cell>
          <table:table-cell office:value-type="float" office:value="1045917" table:style-name="ce60">
            <text:p>1.045.917</text:p>
          </table:table-cell>
          <table:table-cell office:value-type="percentage" office:value="0.95308551750909654" table:style-name="ce61">
            <text:p>95,3%</text:p>
          </table:table-cell>
          <table:table-cell office:value-type="float" office:value="1168446" table:style-name="ce60">
            <text:p>1.168.446</text:p>
          </table:table-cell>
          <table:table-cell office:value-type="percentage" office:value="0.91604744694362339" table:style-name="ce61">
            <text:p>91,6%</text:p>
          </table:table-cell>
          <table:table-cell office:value-type="float" office:value="836311" table:style-name="ce60">
            <text:p>836.311</text:p>
          </table:table-cell>
          <table:table-cell office:value-type="percentage" office:value="0.86518391770153569" table:style-name="ce61">
            <text:p>86,5%</text:p>
          </table:table-cell>
          <table:table-cell office:value-type="float" office:value="703386" table:style-name="ce60">
            <text:p>703.386</text:p>
          </table:table-cell>
          <table:table-cell office:value-type="percentage" office:value="0.84842512324362007" table:style-name="ce61">
            <text:p>84,8%</text:p>
          </table:table-cell>
          <table:table-cell office:value-type="float" office:value="611840" table:style-name="ce60">
            <text:p>611.840</text:p>
          </table:table-cell>
          <table:table-cell office:value-type="percentage" office:value="0.91134006491272235" table:style-name="ce61">
            <text:p>91,1%</text:p>
          </table:table-cell>
          <table:table-cell office:value-type="float" office:value="6260378" table:style-name="ce60">
            <text:p>6.260.378</text:p>
          </table:table-cell>
          <table:table-cell office:value-type="float" office:value="6782414" table:style-name="ce60">
            <text:p>6.782.414</text:p>
          </table:table-cell>
          <table:table-cell office:value-type="percentage" office:value="0.92303094443954614" table:style-name="ce61">
            <text:p>92,3%</text:p>
          </table:table-cell>
          <table:table-cell office:value-type="percentage" office:value="0.8160828485255277" table:style-name="ce61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. Valenciana</text:p>
          </table:table-cell>
          <table:table-cell office:value-type="float" office:value="299240" table:style-name="ce60">
            <text:p>299.240</text:p>
          </table:table-cell>
          <table:table-cell office:value-type="percentage" office:value="1" table:style-name="ce61">
            <text:p>100,0%</text:p>
          </table:table-cell>
          <table:table-cell office:value-type="float" office:value="438006" table:style-name="ce60">
            <text:p>438.006</text:p>
          </table:table-cell>
          <table:table-cell office:value-type="percentage" office:value="0.99597522375027292" table:style-name="ce61">
            <text:p>99,6%</text:p>
          </table:table-cell>
          <table:table-cell office:value-type="float" office:value="577056" table:style-name="ce60">
            <text:p>577.056</text:p>
          </table:table-cell>
          <table:table-cell office:value-type="percentage" office:value="0.96636634625046058" table:style-name="ce61">
            <text:p>96,6%</text:p>
          </table:table-cell>
          <table:table-cell office:value-type="float" office:value="724397" table:style-name="ce60">
            <text:p>724.397</text:p>
          </table:table-cell>
          <table:table-cell office:value-type="percentage" office:value="0.95028309213219009" table:style-name="ce61">
            <text:p>95,0%</text:p>
          </table:table-cell>
          <table:table-cell office:value-type="float" office:value="768758" table:style-name="ce60">
            <text:p>768.758</text:p>
          </table:table-cell>
          <table:table-cell office:value-type="percentage" office:value="0.91440105718530362" table:style-name="ce61">
            <text:p>91,4%</text:p>
          </table:table-cell>
          <table:table-cell office:value-type="float" office:value="532104" table:style-name="ce60">
            <text:p>532.104</text:p>
          </table:table-cell>
          <table:table-cell office:value-type="percentage" office:value="0.86673040993873807" table:style-name="ce61">
            <text:p>86,7%</text:p>
          </table:table-cell>
          <table:table-cell office:value-type="float" office:value="450327" table:style-name="ce60">
            <text:p>450.327</text:p>
          </table:table-cell>
          <table:table-cell office:value-type="percentage" office:value="0.87821901699192428" table:style-name="ce61">
            <text:p>87,8%</text:p>
          </table:table-cell>
          <table:table-cell office:value-type="float" office:value="408781" table:style-name="ce60">
            <text:p>408.781</text:p>
          </table:table-cell>
          <table:table-cell office:value-type="percentage" office:value="0.94457089116826765" table:style-name="ce61">
            <text:p>94,5%</text:p>
          </table:table-cell>
          <table:table-cell office:value-type="float" office:value="4198669" table:style-name="ce60">
            <text:p>4.198.669</text:p>
          </table:table-cell>
          <table:table-cell office:value-type="float" office:value="4492026" table:style-name="ce60">
            <text:p>4.492.026</text:p>
          </table:table-cell>
          <table:table-cell office:value-type="percentage" office:value="0.93469383302768061" table:style-name="ce61">
            <text:p>93,5%</text:p>
          </table:table-cell>
          <table:table-cell office:value-type="percentage" office:value="0.83190639275060951" table:style-name="ce61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Extremadura</text:p>
          </table:table-cell>
          <table:table-cell office:value-type="float" office:value="78464" table:style-name="ce60">
            <text:p>78.464</text:p>
          </table:table-cell>
          <table:table-cell office:value-type="percentage" office:value="1" table:style-name="ce61">
            <text:p>100,0%</text:p>
          </table:table-cell>
          <table:table-cell office:value-type="float" office:value="96185" table:style-name="ce60">
            <text:p>96.185</text:p>
          </table:table-cell>
          <table:table-cell office:value-type="percentage" office:value="1" table:style-name="ce61">
            <text:p>100,0%</text:p>
          </table:table-cell>
          <table:table-cell office:value-type="float" office:value="133518" table:style-name="ce60">
            <text:p>133.518</text:p>
          </table:table-cell>
          <table:table-cell office:value-type="percentage" office:value="1" table:style-name="ce61">
            <text:p>100,0%</text:p>
          </table:table-cell>
          <table:table-cell office:value-type="float" office:value="162413" table:style-name="ce60">
            <text:p>162.413</text:p>
          </table:table-cell>
          <table:table-cell office:value-type="percentage" office:value="0.96701458146028951" table:style-name="ce61">
            <text:p>96,7%</text:p>
          </table:table-cell>
          <table:table-cell office:value-type="float" office:value="147468" table:style-name="ce60">
            <text:p>147.468</text:p>
          </table:table-cell>
          <table:table-cell office:value-type="percentage" office:value="0.93609079829372333" table:style-name="ce61">
            <text:p>93,6%</text:p>
          </table:table-cell>
          <table:table-cell office:value-type="float" office:value="115002" table:style-name="ce60">
            <text:p>115.002</text:p>
          </table:table-cell>
          <table:table-cell office:value-type="percentage" office:value="0.8857072441890913" table:style-name="ce61">
            <text:p>88,6%</text:p>
          </table:table-cell>
          <table:table-cell office:value-type="float" office:value="95839" table:style-name="ce60">
            <text:p>95.839</text:p>
          </table:table-cell>
          <table:table-cell office:value-type="percentage" office:value="0.85185678986009639" table:style-name="ce61">
            <text:p>85,2%</text:p>
          </table:table-cell>
          <table:table-cell office:value-type="float" office:value="81513" table:style-name="ce60">
            <text:p>81.513</text:p>
          </table:table-cell>
          <table:table-cell office:value-type="percentage" office:value="0.95104364769160765" table:style-name="ce61">
            <text:p>95,1%</text:p>
          </table:table-cell>
          <table:table-cell office:value-type="float" office:value="910402" table:style-name="ce60">
            <text:p>910.402</text:p>
          </table:table-cell>
          <table:table-cell office:value-type="float" office:value="949890" table:style-name="ce60">
            <text:p>949.890</text:p>
          </table:table-cell>
          <table:table-cell office:value-type="percentage" office:value="0.95842887071134553" table:style-name="ce61">
            <text:p>95,8%</text:p>
          </table:table-cell>
          <table:table-cell office:value-type="percentage" office:value="0.86049419706445851" table:style-name="ce61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Galicia</text:p>
          </table:table-cell>
          <table:table-cell office:value-type="float" office:value="243170" table:style-name="ce60">
            <text:p>243.170</text:p>
          </table:table-cell>
          <table:table-cell office:value-type="percentage" office:value="1" table:style-name="ce61">
            <text:p>100,0%</text:p>
          </table:table-cell>
          <table:table-cell office:value-type="float" office:value="292452" table:style-name="ce60">
            <text:p>292.452</text:p>
          </table:table-cell>
          <table:table-cell office:value-type="percentage" office:value="1" table:style-name="ce61">
            <text:p>100,0%</text:p>
          </table:table-cell>
          <table:table-cell office:value-type="float" office:value="348389" table:style-name="ce60">
            <text:p>348.389</text:p>
          </table:table-cell>
          <table:table-cell office:value-type="percentage" office:value="0.98535775498775335" table:style-name="ce61">
            <text:p>98,5%</text:p>
          </table:table-cell>
          <table:table-cell office:value-type="float" office:value="394050" table:style-name="ce60">
            <text:p>394.050</text:p>
          </table:table-cell>
          <table:table-cell office:value-type="percentage" office:value="0.96297653958944285" table:style-name="ce61">
            <text:p>96,3%</text:p>
          </table:table-cell>
          <table:table-cell office:value-type="float" office:value="412870" table:style-name="ce60">
            <text:p>412.870</text:p>
          </table:table-cell>
          <table:table-cell office:value-type="percentage" office:value="0.93232950272899506" table:style-name="ce61">
            <text:p>93,2%</text:p>
          </table:table-cell>
          <table:table-cell office:value-type="float" office:value="269380" table:style-name="ce60">
            <text:p>269.380</text:p>
          </table:table-cell>
          <table:table-cell office:value-type="percentage" office:value="0.87291557301084255" table:style-name="ce61">
            <text:p>87,3%</text:p>
          </table:table-cell>
          <table:table-cell office:value-type="float" office:value="205206" table:style-name="ce60">
            <text:p>205.206</text:p>
          </table:table-cell>
          <table:table-cell office:value-type="percentage" office:value="0.89079796146933954" table:style-name="ce61">
            <text:p>89,1%</text:p>
          </table:table-cell>
          <table:table-cell office:value-type="float" office:value="177406" table:style-name="ce60">
            <text:p>177.406</text:p>
          </table:table-cell>
          <table:table-cell office:value-type="percentage" office:value="0.96761279343747275" table:style-name="ce61">
            <text:p>96,8%</text:p>
          </table:table-cell>
          <table:table-cell office:value-type="float" office:value="2342923" table:style-name="ce60">
            <text:p>2.342.923</text:p>
          </table:table-cell>
          <table:table-cell office:value-type="float" office:value="2456127" table:style-name="ce60">
            <text:p>2.456.127</text:p>
          </table:table-cell>
          <table:table-cell office:value-type="percentage" office:value="0.95390954946547957" table:style-name="ce61">
            <text:p>95,4%</text:p>
          </table:table-cell>
          <table:table-cell office:value-type="percentage" office:value="0.86875444032280313" table:style-name="ce61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La Rioja</text:p>
          </table:table-cell>
          <table:table-cell office:value-type="float" office:value="23494" table:style-name="ce60">
            <text:p>23.494</text:p>
          </table:table-cell>
          <table:table-cell office:value-type="percentage" office:value="1" table:style-name="ce61">
            <text:p>100,0%</text:p>
          </table:table-cell>
          <table:table-cell office:value-type="float" office:value="28792" table:style-name="ce60">
            <text:p>28.792</text:p>
          </table:table-cell>
          <table:table-cell office:value-type="percentage" office:value="1" table:style-name="ce61">
            <text:p>100,0%</text:p>
          </table:table-cell>
          <table:table-cell office:value-type="float" office:value="38550" table:style-name="ce60">
            <text:p>38.550</text:p>
          </table:table-cell>
          <table:table-cell office:value-type="percentage" office:value="0.99834257005231264" table:style-name="ce61">
            <text:p>99,8%</text:p>
          </table:table-cell>
          <table:table-cell office:value-type="float" office:value="45985" table:style-name="ce60">
            <text:p>45.985</text:p>
          </table:table-cell>
          <table:table-cell office:value-type="percentage" office:value="0.96810526315789469" table:style-name="ce61">
            <text:p>96,8%</text:p>
          </table:table-cell>
          <table:table-cell office:value-type="float" office:value="48558" table:style-name="ce60">
            <text:p>48.558</text:p>
          </table:table-cell>
          <table:table-cell office:value-type="percentage" office:value="0.93879050344134252" table:style-name="ce61">
            <text:p>93,9%</text:p>
          </table:table-cell>
          <table:table-cell office:value-type="float" office:value="32629" table:style-name="ce60">
            <text:p>32.629</text:p>
          </table:table-cell>
          <table:table-cell office:value-type="percentage" office:value="0.88100766821470999" table:style-name="ce61">
            <text:p>88,1%</text:p>
          </table:table-cell>
          <table:table-cell office:value-type="float" office:value="25905" table:style-name="ce60">
            <text:p>25.905</text:p>
          </table:table-cell>
          <table:table-cell office:value-type="percentage" office:value="0.85874825963004708" table:style-name="ce61">
            <text:p>85,9%</text:p>
          </table:table-cell>
          <table:table-cell office:value-type="float" office:value="25572" table:style-name="ce60">
            <text:p>25.572</text:p>
          </table:table-cell>
          <table:table-cell office:value-type="percentage" office:value="0.98410621512411012" table:style-name="ce61">
            <text:p>98,4%</text:p>
          </table:table-cell>
          <table:table-cell office:value-type="float" office:value="269485" table:style-name="ce60">
            <text:p>269.485</text:p>
          </table:table-cell>
          <table:table-cell office:value-type="float" office:value="281479" table:style-name="ce60">
            <text:p>281.479</text:p>
          </table:table-cell>
          <table:table-cell office:value-type="percentage" office:value="0.95738936119568419" table:style-name="ce61">
            <text:p>95,7%</text:p>
          </table:table-cell>
          <table:table-cell office:value-type="percentage" office:value="0.85232591974090377" table:style-name="ce61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Madrid</text:p>
          </table:table-cell>
          <table:table-cell office:value-type="float" office:value="375359" table:style-name="ce60">
            <text:p>375.359</text:p>
          </table:table-cell>
          <table:table-cell office:value-type="percentage" office:value="1" table:style-name="ce61">
            <text:p>100,0%</text:p>
          </table:table-cell>
          <table:table-cell office:value-type="float" office:value="513128" table:style-name="ce60">
            <text:p>513.128</text:p>
          </table:table-cell>
          <table:table-cell office:value-type="percentage" office:value="0.97358504885684471" table:style-name="ce61">
            <text:p>97,4%</text:p>
          </table:table-cell>
          <table:table-cell office:value-type="float" office:value="694951" table:style-name="ce60">
            <text:p>694.951</text:p>
          </table:table-cell>
          <table:table-cell office:value-type="percentage" office:value="0.96459613190498261" table:style-name="ce61">
            <text:p>96,5%</text:p>
          </table:table-cell>
          <table:table-cell office:value-type="float" office:value="951712" table:style-name="ce60">
            <text:p>951.712</text:p>
          </table:table-cell>
          <table:table-cell office:value-type="percentage" office:value="0.9615593290892025" table:style-name="ce61">
            <text:p>96,2%</text:p>
          </table:table-cell>
          <table:table-cell office:value-type="float" office:value="1055457" table:style-name="ce60">
            <text:p>1.055.457</text:p>
          </table:table-cell>
          <table:table-cell office:value-type="percentage" office:value="0.91299902338428052" table:style-name="ce61">
            <text:p>91,3%</text:p>
          </table:table-cell>
          <table:table-cell office:value-type="float" office:value="784090" table:style-name="ce60">
            <text:p>784.090</text:p>
          </table:table-cell>
          <table:table-cell office:value-type="percentage" office:value="0.87039487414025074" table:style-name="ce61">
            <text:p>87,0%</text:p>
          </table:table-cell>
          <table:table-cell office:value-type="float" office:value="641623" table:style-name="ce60">
            <text:p>641.623</text:p>
          </table:table-cell>
          <table:table-cell office:value-type="percentage" office:value="0.87229541694253465" table:style-name="ce61">
            <text:p>87,2%</text:p>
          </table:table-cell>
          <table:table-cell office:value-type="float" office:value="509407" table:style-name="ce60">
            <text:p>509.407</text:p>
          </table:table-cell>
          <table:table-cell office:value-type="percentage" office:value="0.89253775799838808" table:style-name="ce61">
            <text:p>89,3%</text:p>
          </table:table-cell>
          <table:table-cell office:value-type="float" office:value="5525727" table:style-name="ce60">
            <text:p>5.525.727</text:p>
          </table:table-cell>
          <table:table-cell office:value-type="float" office:value="5970908" table:style-name="ce60">
            <text:p>5.970.908</text:p>
          </table:table-cell>
          <table:table-cell office:value-type="percentage" office:value="0.92544165811966961" table:style-name="ce61">
            <text:p>92,5%</text:p>
          </table:table-cell>
          <table:table-cell office:value-type="percentage" office:value="0.817920024014821" table:style-name="ce61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Murcia</text:p>
          </table:table-cell>
          <table:table-cell office:value-type="float" office:value="72915" table:style-name="ce60">
            <text:p>72.915</text:p>
          </table:table-cell>
          <table:table-cell office:value-type="percentage" office:value="1" table:style-name="ce61">
            <text:p>100,0%</text:p>
          </table:table-cell>
          <table:table-cell office:value-type="float" office:value="103964" table:style-name="ce60">
            <text:p>103.964</text:p>
          </table:table-cell>
          <table:table-cell office:value-type="percentage" office:value="1" table:style-name="ce61">
            <text:p>100,0%</text:p>
          </table:table-cell>
          <table:table-cell office:value-type="float" office:value="149964" table:style-name="ce60">
            <text:p>149.964</text:p>
          </table:table-cell>
          <table:table-cell office:value-type="percentage" office:value="0.97670329097765418" table:style-name="ce61">
            <text:p>97,7%</text:p>
          </table:table-cell>
          <table:table-cell office:value-type="float" office:value="210162" table:style-name="ce60">
            <text:p>210.162</text:p>
          </table:table-cell>
          <table:table-cell office:value-type="percentage" office:value="0.96359059710320349" table:style-name="ce61">
            <text:p>96,4%</text:p>
          </table:table-cell>
          <table:table-cell office:value-type="float" office:value="237210" table:style-name="ce60">
            <text:p>237.210</text:p>
          </table:table-cell>
          <table:table-cell office:value-type="percentage" office:value="0.93956461809021341" table:style-name="ce61">
            <text:p>94,0%</text:p>
          </table:table-cell>
          <table:table-cell office:value-type="float" office:value="175349" table:style-name="ce60">
            <text:p>175.349</text:p>
          </table:table-cell>
          <table:table-cell office:value-type="percentage" office:value="0.88082321146910192" table:style-name="ce61">
            <text:p>88,1%</text:p>
          </table:table-cell>
          <table:table-cell office:value-type="float" office:value="150749" table:style-name="ce60">
            <text:p>150.749</text:p>
          </table:table-cell>
          <table:table-cell office:value-type="percentage" office:value="0.86667739839828906" table:style-name="ce61">
            <text:p>86,7%</text:p>
          </table:table-cell>
          <table:table-cell office:value-type="float" office:value="132798" table:style-name="ce60">
            <text:p>132.798</text:p>
          </table:table-cell>
          <table:table-cell office:value-type="percentage" office:value="0.91828013497814898" table:style-name="ce61">
            <text:p>91,8%</text:p>
          </table:table-cell>
          <table:table-cell office:value-type="float" office:value="1233111" table:style-name="ce60">
            <text:p>1.233.111</text:p>
          </table:table-cell>
          <table:table-cell office:value-type="float" office:value="1317614" table:style-name="ce60">
            <text:p>1.317.614</text:p>
          </table:table-cell>
          <table:table-cell office:value-type="percentage" office:value="0.93586664986862622" table:style-name="ce61">
            <text:p>93,6%</text:p>
          </table:table-cell>
          <table:table-cell office:value-type="percentage" office:value="0.81496963800893019" table:style-name="ce61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Navarra</text:p>
          </table:table-cell>
          <table:table-cell office:value-type="float" office:value="42596" table:style-name="ce60">
            <text:p>42.596</text:p>
          </table:table-cell>
          <table:table-cell office:value-type="percentage" office:value="1" table:style-name="ce61">
            <text:p>100,0%</text:p>
          </table:table-cell>
          <table:table-cell office:value-type="float" office:value="56019" table:style-name="ce60">
            <text:p>56.019</text:p>
          </table:table-cell>
          <table:table-cell office:value-type="percentage" office:value="0.98903601694915255" table:style-name="ce61">
            <text:p>98,9%</text:p>
          </table:table-cell>
          <table:table-cell office:value-type="float" office:value="72668" table:style-name="ce60">
            <text:p>72.668</text:p>
          </table:table-cell>
          <table:table-cell office:value-type="percentage" office:value="0.96032773886612921" table:style-name="ce61">
            <text:p>96,0%</text:p>
          </table:table-cell>
          <table:table-cell office:value-type="float" office:value="92599" table:style-name="ce60">
            <text:p>92.599</text:p>
          </table:table-cell>
          <table:table-cell office:value-type="percentage" office:value="0.94780855288746957" table:style-name="ce61">
            <text:p>94,8%</text:p>
          </table:table-cell>
          <table:table-cell office:value-type="float" office:value="96704" table:style-name="ce60">
            <text:p>96.704</text:p>
          </table:table-cell>
          <table:table-cell office:value-type="percentage" office:value="0.91469216726729285" table:style-name="ce61">
            <text:p>91,5%</text:p>
          </table:table-cell>
          <table:table-cell office:value-type="float" office:value="66180" table:style-name="ce60">
            <text:p>66.180</text:p>
          </table:table-cell>
          <table:table-cell office:value-type="percentage" office:value="0.86251612819142698" table:style-name="ce61">
            <text:p>86,3%</text:p>
          </table:table-cell>
          <table:table-cell office:value-type="float" office:value="60179" table:style-name="ce60">
            <text:p>60.179</text:p>
          </table:table-cell>
          <table:table-cell office:value-type="percentage" office:value="0.8746693410075288" table:style-name="ce61">
            <text:p>87,5%</text:p>
          </table:table-cell>
          <table:table-cell office:value-type="float" office:value="53414" table:style-name="ce60">
            <text:p>53.414</text:p>
          </table:table-cell>
          <table:table-cell office:value-type="percentage" office:value="0.92859998956902701" table:style-name="ce61">
            <text:p>92,9%</text:p>
          </table:table-cell>
          <table:table-cell office:value-type="float" office:value="540359" table:style-name="ce60">
            <text:p>540.359</text:p>
          </table:table-cell>
          <table:table-cell office:value-type="float" office:value="580174" table:style-name="ce60">
            <text:p>580.174</text:p>
          </table:table-cell>
          <table:table-cell office:value-type="percentage" office:value="0.93137403606504254" table:style-name="ce61">
            <text:p>93,1%</text:p>
          </table:table-cell>
          <table:table-cell office:value-type="percentage" office:value="0.82164633682757193" table:style-name="ce61">
            <text:p>82,2%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59">
            <text:p>País Vasco</text:p>
          </table:table-cell>
          <table:table-cell office:value-type="float" office:value="165358" table:style-name="ce60">
            <text:p>165.358</text:p>
          </table:table-cell>
          <table:table-cell office:value-type="percentage" office:value="1" table:style-name="ce61">
            <text:p>100,0%</text:p>
          </table:table-cell>
          <table:table-cell office:value-type="float" office:value="215119" table:style-name="ce60">
            <text:p>215.119</text:p>
          </table:table-cell>
          <table:table-cell office:value-type="percentage" office:value="0.99423661758316928" table:style-name="ce61">
            <text:p>99,4%</text:p>
          </table:table-cell>
          <table:table-cell office:value-type="float" office:value="281580" table:style-name="ce60">
            <text:p>281.580</text:p>
          </table:table-cell>
          <table:table-cell office:value-type="percentage" office:value="0.99091014664118837" table:style-name="ce61">
            <text:p>99,1%</text:p>
          </table:table-cell>
          <table:table-cell office:value-type="float" office:value="328362" table:style-name="ce60">
            <text:p>328.362</text:p>
          </table:table-cell>
          <table:table-cell office:value-type="percentage" office:value="0.97301958413711565" table:style-name="ce61">
            <text:p>97,3%</text:p>
          </table:table-cell>
          <table:table-cell office:value-type="float" office:value="327607" table:style-name="ce60">
            <text:p>327.607</text:p>
          </table:table-cell>
          <table:table-cell office:value-type="percentage" office:value="0.94122632619288404" table:style-name="ce61">
            <text:p>94,1%</text:p>
          </table:table-cell>
          <table:table-cell office:value-type="float" office:value="213254" table:style-name="ce60">
            <text:p>213.254</text:p>
          </table:table-cell>
          <table:table-cell office:value-type="percentage" office:value="0.89740147705514761" table:style-name="ce61">
            <text:p>89,7%</text:p>
          </table:table-cell>
          <table:table-cell office:value-type="float" office:value="176843" table:style-name="ce60">
            <text:p>176.843</text:p>
          </table:table-cell>
          <table:table-cell office:value-type="percentage" office:value="0.88769921943628738" table:style-name="ce61">
            <text:p>88,8%</text:p>
          </table:table-cell>
          <table:table-cell office:value-type="float" office:value="161251" table:style-name="ce60">
            <text:p>161.251</text:p>
          </table:table-cell>
          <table:table-cell office:value-type="percentage" office:value="0.93307371381287718" table:style-name="ce61">
            <text:p>93,3%</text:p>
          </table:table-cell>
          <table:table-cell office:value-type="float" office:value="1869374" table:style-name="ce60">
            <text:p>1.869.374</text:p>
          </table:table-cell>
          <table:table-cell office:value-type="float" office:value="1955253" table:style-name="ce60">
            <text:p>1.955.253</text:p>
          </table:table-cell>
          <table:table-cell office:value-type="percentage" office:value="0.95607780681067867" table:style-name="ce61">
            <text:p>95,6%</text:p>
          </table:table-cell>
          <table:table-cell office:value-type="percentage" office:value="0.85519335671949592" table:style-name="ce61">
            <text:p>85,5%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59">
            <text:p>Ceuta</text:p>
          </table:table-cell>
          <table:table-cell office:value-type="float" office:value="2412" table:style-name="ce60">
            <text:p>2.412</text:p>
          </table:table-cell>
          <table:table-cell office:value-type="percentage" office:value="0.85019386676066266" table:style-name="ce61">
            <text:p>85,0%</text:p>
          </table:table-cell>
          <table:table-cell office:value-type="float" office:value="3938" table:style-name="ce60">
            <text:p>3.938</text:p>
          </table:table-cell>
          <table:table-cell office:value-type="percentage" office:value="0.89418710263396917" table:style-name="ce61">
            <text:p>89,4%</text:p>
          </table:table-cell>
          <table:table-cell office:value-type="float" office:value="7730" table:style-name="ce60">
            <text:p>7.730</text:p>
          </table:table-cell>
          <table:table-cell office:value-type="percentage" office:value="0.92808260295353584" table:style-name="ce61">
            <text:p>92,8%</text:p>
          </table:table-cell>
          <table:table-cell office:value-type="float" office:value="10710" table:style-name="ce60">
            <text:p>10.710</text:p>
          </table:table-cell>
          <table:table-cell office:value-type="percentage" office:value="0.92671108419139914" table:style-name="ce61">
            <text:p>92,7%</text:p>
          </table:table-cell>
          <table:table-cell office:value-type="float" office:value="11356" table:style-name="ce60">
            <text:p>11.356</text:p>
          </table:table-cell>
          <table:table-cell office:value-type="percentage" office:value="0.91899328315934292" table:style-name="ce61">
            <text:p>91,9%</text:p>
          </table:table-cell>
          <table:table-cell office:value-type="float" office:value="9673" table:style-name="ce60">
            <text:p>9.673</text:p>
          </table:table-cell>
          <table:table-cell office:value-type="percentage" office:value="0.84858320905342577" table:style-name="ce61">
            <text:p>84,9%</text:p>
          </table:table-cell>
          <table:table-cell office:value-type="float" office:value="9941" table:style-name="ce60">
            <text:p>9.941</text:p>
          </table:table-cell>
          <table:table-cell office:value-type="percentage" office:value="0.91495628163828813" table:style-name="ce61">
            <text:p>91,5%</text:p>
          </table:table-cell>
          <table:table-cell office:value-type="float" office:value="9880" table:style-name="ce60">
            <text:p>9.880</text:p>
          </table:table-cell>
          <table:table-cell office:value-type="percentage" office:value="1.0645404590022627" table:style-name="ce61">
            <text:p>106,5%</text:p>
          </table:table-cell>
          <table:table-cell office:value-type="float" office:value="65640" table:style-name="ce60">
            <text:p>65.640</text:p>
          </table:table-cell>
          <table:table-cell office:value-type="float" office:value="71029" table:style-name="ce60">
            <text:p>71.029</text:p>
          </table:table-cell>
          <table:table-cell office:value-type="percentage" office:value="0.92412958087541708" table:style-name="ce61">
            <text:p>92,4%</text:p>
          </table:table-cell>
          <table:table-cell office:value-type="percentage" office:value="0.78594777111246816" table:style-name="ce61">
            <text:p>78,6%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59">
            <text:p>Melilla</text:p>
          </table:table-cell>
          <table:table-cell office:value-type="float" office:value="2102" table:style-name="ce60">
            <text:p>2.102</text:p>
          </table:table-cell>
          <table:table-cell office:value-type="percentage" office:value="0.83711668657905214" table:style-name="ce61">
            <text:p>83,7%</text:p>
          </table:table-cell>
          <table:table-cell office:value-type="float" office:value="3432" table:style-name="ce60">
            <text:p>3.432</text:p>
          </table:table-cell>
          <table:table-cell office:value-type="percentage" office:value="0.9024454378122535" table:style-name="ce61">
            <text:p>90,2%</text:p>
          </table:table-cell>
          <table:table-cell office:value-type="float" office:value="7519" table:style-name="ce60">
            <text:p>7.519</text:p>
          </table:table-cell>
          <table:table-cell office:value-type="percentage" office:value="0.93928794503435353" table:style-name="ce61">
            <text:p>93,9%</text:p>
          </table:table-cell>
          <table:table-cell office:value-type="float" office:value="10179" table:style-name="ce60">
            <text:p>10.179</text:p>
          </table:table-cell>
          <table:table-cell office:value-type="percentage" office:value="0.94241273956115179" table:style-name="ce61">
            <text:p>94,2%</text:p>
          </table:table-cell>
          <table:table-cell office:value-type="float" office:value="10723" table:style-name="ce60">
            <text:p>10.723</text:p>
          </table:table-cell>
          <table:table-cell office:value-type="percentage" office:value="0.9816900119014923" table:style-name="ce61">
            <text:p>98,2%</text:p>
          </table:table-cell>
          <table:table-cell office:value-type="float" office:value="9432" table:style-name="ce60">
            <text:p>9.432</text:p>
          </table:table-cell>
          <table:table-cell office:value-type="percentage" office:value="0.86121256391526657" table:style-name="ce61">
            <text:p>86,1%</text:p>
          </table:table-cell>
          <table:table-cell office:value-type="float" office:value="10455" table:style-name="ce60">
            <text:p>10.455</text:p>
          </table:table-cell>
          <table:table-cell office:value-type="percentage" office:value="0.89427764947395427" table:style-name="ce61">
            <text:p>89,4%</text:p>
          </table:table-cell>
          <table:table-cell office:value-type="float" office:value="9274" table:style-name="ce60">
            <text:p>9.274</text:p>
          </table:table-cell>
          <table:table-cell office:value-type="percentage" office:value="0.96805845511482258" table:style-name="ce61">
            <text:p>96,8%</text:p>
          </table:table-cell>
          <table:table-cell office:value-type="float" office:value="63116" table:style-name="ce60">
            <text:p>63.116</text:p>
          </table:table-cell>
          <table:table-cell office:value-type="float" office:value="68266" table:style-name="ce60">
            <text:p>68.266</text:p>
          </table:table-cell>
          <table:table-cell office:value-type="percentage" office:value="0.92455981015439603" table:style-name="ce61">
            <text:p>92,5%</text:p>
          </table:table-cell>
          <table:table-cell office:value-type="percentage" office:value="0.75118421365832755" table:style-name="ce61">
            <text:p>75,1%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59">
            <text:p>Fuerzas Armadas</text:p>
          </table:table-cell>
          <table:table-cell office:value-type="float" office:value="30" table:style-name="ce60">
            <text:p>30</text:p>
          </table:table-cell>
          <table:table-cell office:value-type="string" table:style-name="ce61">
            <text:p>-</text:p>
          </table:table-cell>
          <table:table-cell office:value-type="float" office:value="20" table:style-name="ce60">
            <text:p>20</text:p>
          </table:table-cell>
          <table:table-cell office:value-type="string" table:style-name="ce61">
            <text:p>-</text:p>
          </table:table-cell>
          <table:table-cell office:value-type="float" office:value="3697" table:style-name="ce60">
            <text:p>3.697</text:p>
          </table:table-cell>
          <table:table-cell office:value-type="string" table:style-name="ce61">
            <text:p>-</text:p>
          </table:table-cell>
          <table:table-cell office:value-type="float" office:value="9665" table:style-name="ce60">
            <text:p>9.665</text:p>
          </table:table-cell>
          <table:table-cell office:value-type="string" table:style-name="ce61">
            <text:p>-</text:p>
          </table:table-cell>
          <table:table-cell office:value-type="float" office:value="22697" table:style-name="ce60">
            <text:p>22.697</text:p>
          </table:table-cell>
          <table:table-cell office:value-type="string" table:style-name="ce61">
            <text:p>-</text:p>
          </table:table-cell>
          <table:table-cell office:value-type="float" office:value="32682" table:style-name="ce60">
            <text:p>32.682</text:p>
          </table:table-cell>
          <table:table-cell office:value-type="string" table:style-name="ce61">
            <text:p>-</text:p>
          </table:table-cell>
          <table:table-cell office:value-type="float" office:value="25134" table:style-name="ce60">
            <text:p>25.134</text:p>
          </table:table-cell>
          <table:table-cell office:value-type="string" table:style-name="ce61">
            <text:p>-</text:p>
          </table:table-cell>
          <table:table-cell office:value-type="float" office:value="1236" table:style-name="ce60">
            <text:p>1.236</text:p>
          </table:table-cell>
          <table:table-cell office:value-type="string" table:style-name="ce61">
            <text:p>-</text:p>
          </table:table-cell>
          <table:table-cell office:value-type="float" office:value="95161" table:style-name="ce60">
            <text:p>95.161</text:p>
          </table:table-cell>
          <table:table-cell office:value-type="string" table:style-name="ce60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61">
            <text:p>-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62">
            <text:p>Sanidad Exterior</text:p>
          </table:table-cell>
          <table:table-cell office:value-type="float" office:value="33" table:style-name="ce63">
            <text:p>33</text:p>
          </table:table-cell>
          <table:table-cell office:value-type="string" table:style-name="ce64">
            <text:p>-</text:p>
          </table:table-cell>
          <table:table-cell office:value-type="float" office:value="52" table:style-name="ce63">
            <text:p>52</text:p>
          </table:table-cell>
          <table:table-cell office:value-type="string" table:style-name="ce64">
            <text:p>-</text:p>
          </table:table-cell>
          <table:table-cell office:value-type="float" office:value="319" table:style-name="ce63">
            <text:p>319</text:p>
          </table:table-cell>
          <table:table-cell office:value-type="string" table:style-name="ce64">
            <text:p>-</text:p>
          </table:table-cell>
          <table:table-cell office:value-type="float" office:value="925" table:style-name="ce63">
            <text:p>925</text:p>
          </table:table-cell>
          <table:table-cell office:value-type="string" table:style-name="ce64">
            <text:p>-</text:p>
          </table:table-cell>
          <table:table-cell office:value-type="float" office:value="1971" table:style-name="ce63">
            <text:p>1.971</text:p>
          </table:table-cell>
          <table:table-cell office:value-type="string" table:style-name="ce64">
            <text:p>-</text:p>
          </table:table-cell>
          <table:table-cell office:value-type="float" office:value="2433" table:style-name="ce63">
            <text:p>2.433</text:p>
          </table:table-cell>
          <table:table-cell office:value-type="string" table:style-name="ce64">
            <text:p>-</text:p>
          </table:table-cell>
          <table:table-cell office:value-type="float" office:value="2127" table:style-name="ce63">
            <text:p>2.127</text:p>
          </table:table-cell>
          <table:table-cell office:value-type="string" table:style-name="ce64">
            <text:p>-</text:p>
          </table:table-cell>
          <table:table-cell office:value-type="float" office:value="271" table:style-name="ce63">
            <text:p>271</text:p>
          </table:table-cell>
          <table:table-cell office:value-type="string" table:style-name="ce64">
            <text:p>-</text:p>
          </table:table-cell>
          <table:table-cell office:value-type="float" office:value="8131" table:style-name="ce63">
            <text:p>8.131</text:p>
          </table:table-cell>
          <table:table-cell office:value-type="string" table:style-name="ce63">
            <text:p>-</text:p>
          </table:table-cell>
          <table:table-cell office:value-type="string" table:style-name="ce64">
            <text:p>-</text:p>
          </table:table-cell>
          <table:table-cell office:value-type="string" table:style-name="ce64">
            <text:p>-</text:p>
          </table:table-cell>
          <table:table-cell table:number-columns-repeated="24" table:style-name="ce39"/>
          <table:table-cell table:number-columns-repeated="16339" table:style-name="ce65"/>
        </table:table-row>
        <table:table-row table:style-name="ro5">
          <table:table-cell office:value-type="string" table:style-name="ce66">
            <text:p>Total España</text:p>
          </table:table-cell>
          <table:table-cell office:value-type="float" office:value="2952186" table:style-name="ce67">
            <text:p>2.952.186</text:p>
          </table:table-cell>
          <table:table-cell office:value-type="percentage" office:value="1" table:style-name="ce68">
            <text:p>100,0%</text:p>
          </table:table-cell>
          <table:table-cell office:value-type="float" office:value="3969862" table:style-name="ce67">
            <text:p>3.969.862</text:p>
          </table:table-cell>
          <table:table-cell office:value-type="percentage" office:value="0.99325290123745602" table:style-name="ce68">
            <text:p>99,3%</text:p>
          </table:table-cell>
          <table:table-cell office:value-type="float" office:value="5339942" table:style-name="ce67">
            <text:p>5.339.942</text:p>
          </table:table-cell>
          <table:table-cell office:value-type="percentage" office:value="0.96954822919352324" table:style-name="ce68">
            <text:p>97,0%</text:p>
          </table:table-cell>
          <table:table-cell office:value-type="float" office:value="6774916" table:style-name="ce67">
            <text:p>6.774.916</text:p>
          </table:table-cell>
          <table:table-cell office:value-type="percentage" office:value="0.95023671356242345" table:style-name="ce68">
            <text:p>95,0%</text:p>
          </table:table-cell>
          <table:table-cell office:value-type="float" office:value="7142400" table:style-name="ce67">
            <text:p>7.142.400</text:p>
          </table:table-cell>
          <table:table-cell office:value-type="percentage" office:value="0.91372335101489" table:style-name="ce68">
            <text:p>91,4%</text:p>
          </table:table-cell>
          <table:table-cell office:value-type="float" office:value="5140129" table:style-name="ce67">
            <text:p>5.140.129</text:p>
          </table:table-cell>
          <table:table-cell office:value-type="percentage" office:value="0.86504740812047076" table:style-name="ce68">
            <text:p>86,5%</text:p>
          </table:table-cell>
          <table:table-cell office:value-type="float" office:value="4267275" table:style-name="ce67">
            <text:p>4.267.275</text:p>
          </table:table-cell>
          <table:table-cell office:value-type="percentage" office:value="0.86652127429509573" table:style-name="ce68">
            <text:p>86,7%</text:p>
          </table:table-cell>
          <table:table-cell office:value-type="float" office:value="3685471" table:style-name="ce67">
            <text:p>3.685.471</text:p>
          </table:table-cell>
          <table:table-cell office:value-type="percentage" office:value="0.92507684561248327" table:style-name="ce68">
            <text:p>92,5%</text:p>
          </table:table-cell>
          <table:table-cell office:value-type="float" office:value="39272181" table:style-name="ce67">
            <text:p>39.272.181</text:p>
          </table:table-cell>
          <table:table-cell office:value-type="float" office:value="42185033" table:style-name="ce67">
            <text:p>42.185.033</text:p>
          </table:table-cell>
          <table:table-cell office:value-type="percentage" office:value="0.93095058145385357" table:style-name="ce68">
            <text:p>93,1%</text:p>
          </table:table-cell>
          <table:table-cell office:value-type="percentage" office:value="0.82854980169602555" table:style-name="ce68">
            <text:p>82,9%</text:p>
          </table:table-cell>
          <table:table-cell table:number-columns-repeated="16363" table:style-name="ce39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39"/>
          <table:table-cell table:style-name="ce69"/>
          <table:table-cell table:style-name="ce39"/>
          <table:table-cell table:style-name="ce69"/>
          <table:table-cell table:style-name="ce65"/>
          <table:table-cell table:style-name="ce69"/>
          <table:table-cell table:style-name="ce39"/>
          <table:table-cell table:style-name="ce69"/>
          <table:table-cell table:number-columns-repeated="2" table:style-name="ce39"/>
          <table:table-cell table:style-name="ce69"/>
          <table:table-cell table:number-columns-repeated="16366" table:style-name="ce3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39"/>
        <table:table-column table:style-name="co8" table:default-cell-style-name="ce39"/>
        <table:table-column table:style-name="co8" table:default-cell-style-name="ce69"/>
        <table:table-column table:style-name="co8" table:default-cell-style-name="ce39"/>
        <table:table-column table:style-name="co8" table:default-cell-style-name="ce69"/>
        <table:table-column table:style-name="co8" table:default-cell-style-name="ce39"/>
        <table:table-column table:style-name="co8" table:default-cell-style-name="ce69"/>
        <table:table-column table:style-name="co8" table:default-cell-style-name="ce39"/>
        <table:table-column table:style-name="co8" table:default-cell-style-name="ce69"/>
        <table:table-column table:style-name="co8" table:default-cell-style-name="ce39"/>
        <table:table-column table:style-name="co8" table:default-cell-style-name="ce69"/>
        <table:table-column table:style-name="co8" table:default-cell-style-name="ce65"/>
        <table:table-column table:style-name="co4" table:default-cell-style-name="ce69"/>
        <table:table-column table:style-name="co4" table:default-cell-style-name="ce39"/>
        <table:table-column table:style-name="co4" table:default-cell-style-name="ce69"/>
        <table:table-column table:style-name="co4" table:number-columns-repeated="2" table:default-cell-style-name="ce39"/>
        <table:table-column table:style-name="co4" table:default-cell-style-name="ce69"/>
        <table:table-column table:style-name="co4" table:number-columns-repeated="3" table:default-cell-style-name="ce39"/>
        <table:table-column table:style-name="co3" table:number-columns-repeated="20" table:default-cell-style-name="ce39"/>
        <table:table-column table:style-name="co4" table:number-columns-repeated="16343" table:default-cell-style-name="ce39"/>
        <table:table-row table:style-name="ro10">
          <table:table-cell table:style-name="ce50"/>
          <table:table-cell office:value-type="string" table:style-name="ce51">
            <text:p>Personas pauta completa ≥80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pauta completa 70-7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pauta completa 60-6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pauta completa 50-5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pauta completa 40-4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pauta completa 30-3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pauta completa 20-29 años</text:p>
          </table:table-cell>
          <table:table-cell office:value-type="string" table:style-name="ce52">
            <text:p>%</text:p>
          </table:table-cell>
          <table:table-cell office:value-type="string" table:style-name="ce51">
            <text:p>Personas pauta completa 12-19 años</text:p>
          </table:table-cell>
          <table:table-cell office:value-type="string" table:style-name="ce52">
            <text:p>%</text:p>
          </table:table-cell>
          <table:table-cell office:value-type="string" table:style-name="ce53">
            <text:p>Total Personas pauta completa</text:p>
          </table:table-cell>
          <table:table-cell office:value-type="string" table:style-name="ce53">
            <text:p>Total Población INE Población a Vacunar (1)</text:p>
          </table:table-cell>
          <table:table-cell office:value-type="string" table:style-name="ce54">
            <text:p>% pauta completa sobre Población a Vacunar INE</text:p>
          </table:table-cell>
          <table:table-cell office:value-type="string" table:style-name="ce54">
            <text:p>% pauta completa sobre Total Población INE</text:p>
          </table:table-cell>
          <table:table-cell table:number-columns-repeated="16363" table:style-name="ce55"/>
        </table:table-row>
        <table:table-row table:style-name="ro5">
          <table:table-cell office:value-type="string" table:style-name="ce56">
            <text:p>Andalucía</text:p>
          </table:table-cell>
          <table:table-cell office:value-type="float" office:value="430908" table:style-name="ce70">
            <text:p>430.908</text:p>
          </table:table-cell>
          <table:table-cell office:value-type="percentage" office:value="1" table:style-name="ce71">
            <text:p>100,0%</text:p>
          </table:table-cell>
          <table:table-cell office:value-type="float" office:value="653182" table:style-name="ce70">
            <text:p>653.182</text:p>
          </table:table-cell>
          <table:table-cell office:value-type="percentage" office:value="0.99825621291013766" table:style-name="ce71">
            <text:p>99,8%</text:p>
          </table:table-cell>
          <table:table-cell office:value-type="float" office:value="935024" table:style-name="ce70">
            <text:p>935.024</text:p>
          </table:table-cell>
          <table:table-cell office:value-type="percentage" office:value="0.97578345051130788" table:style-name="ce71">
            <text:p>97,6%</text:p>
          </table:table-cell>
          <table:table-cell office:value-type="float" office:value="1225552" table:style-name="ce70">
            <text:p>1.225.552</text:p>
          </table:table-cell>
          <table:table-cell office:value-type="percentage" office:value="0.95181777443303039" table:style-name="ce71">
            <text:p>95,2%</text:p>
          </table:table-cell>
          <table:table-cell office:value-type="float" office:value="1272993" table:style-name="ce70">
            <text:p>1.272.993</text:p>
          </table:table-cell>
          <table:table-cell office:value-type="percentage" office:value="0.91956938199974569" table:style-name="ce71">
            <text:p>92,0%</text:p>
          </table:table-cell>
          <table:table-cell office:value-type="float" office:value="957932" table:style-name="ce70">
            <text:p>957.932</text:p>
          </table:table-cell>
          <table:table-cell office:value-type="percentage" office:value="0.86944588404326484" table:style-name="ce71">
            <text:p>86,9%</text:p>
          </table:table-cell>
          <table:table-cell office:value-type="float" office:value="799494" table:style-name="ce70">
            <text:p>799.494</text:p>
          </table:table-cell>
          <table:table-cell office:value-type="percentage" office:value="0.86328003524411734" table:style-name="ce71">
            <text:p>86,3%</text:p>
          </table:table-cell>
          <table:table-cell office:value-type="float" office:value="762908" table:style-name="ce70">
            <text:p>762.908</text:p>
          </table:table-cell>
          <table:table-cell office:value-type="percentage" office:value="0.98714103456574787" table:style-name="ce71">
            <text:p>98,7%</text:p>
          </table:table-cell>
          <table:table-cell office:value-type="float" office:value="7037993" table:style-name="ce70">
            <text:p>7.037.993</text:p>
          </table:table-cell>
          <table:table-cell office:value-type="float" office:value="7508005" table:style-name="ce70">
            <text:p>7.508.005</text:p>
          </table:table-cell>
          <table:table-cell office:value-type="percentage" office:value="0.93739854994768912" table:style-name="ce71">
            <text:p>93,7%</text:p>
          </table:table-cell>
          <table:table-cell office:value-type="percentage" office:value="0.82778327111622774" table:style-name="ce71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Aragón</text:p>
          </table:table-cell>
          <table:table-cell office:value-type="float" office:value="100543" table:style-name="ce72">
            <text:p>100.543</text:p>
          </table:table-cell>
          <table:table-cell office:value-type="percentage" office:value="1" table:style-name="ce73">
            <text:p>100,0%</text:p>
          </table:table-cell>
          <table:table-cell office:value-type="float" office:value="119284" table:style-name="ce72">
            <text:p>119.284</text:p>
          </table:table-cell>
          <table:table-cell office:value-type="percentage" office:value="0.99714942528735628" table:style-name="ce73">
            <text:p>99,7%</text:p>
          </table:table-cell>
          <table:table-cell office:value-type="float" office:value="155584" table:style-name="ce72">
            <text:p>155.584</text:p>
          </table:table-cell>
          <table:table-cell office:value-type="percentage" office:value="0.96450313061806459" table:style-name="ce73">
            <text:p>96,5%</text:p>
          </table:table-cell>
          <table:table-cell office:value-type="float" office:value="188548" table:style-name="ce72">
            <text:p>188.548</text:p>
          </table:table-cell>
          <table:table-cell office:value-type="percentage" office:value="0.93818977956908989" table:style-name="ce73">
            <text:p>93,8%</text:p>
          </table:table-cell>
          <table:table-cell office:value-type="float" office:value="191298" table:style-name="ce72">
            <text:p>191.298</text:p>
          </table:table-cell>
          <table:table-cell office:value-type="percentage" office:value="0.89543477955597583" table:style-name="ce73">
            <text:p>89,5%</text:p>
          </table:table-cell>
          <table:table-cell office:value-type="float" office:value="130296" table:style-name="ce72">
            <text:p>130.296</text:p>
          </table:table-cell>
          <table:table-cell office:value-type="percentage" office:value="0.82320979542324269" table:style-name="ce73">
            <text:p>82,3%</text:p>
          </table:table-cell>
          <table:table-cell office:value-type="float" office:value="108672" table:style-name="ce72">
            <text:p>108.672</text:p>
          </table:table-cell>
          <table:table-cell office:value-type="percentage" office:value="0.83083839202434284" table:style-name="ce73">
            <text:p>83,1%</text:p>
          </table:table-cell>
          <table:table-cell office:value-type="float" office:value="98393" table:style-name="ce72">
            <text:p>98.393</text:p>
          </table:table-cell>
          <table:table-cell office:value-type="percentage" office:value="0.91924287863075382" table:style-name="ce73">
            <text:p>91,9%</text:p>
          </table:table-cell>
          <table:table-cell office:value-type="float" office:value="1092618" table:style-name="ce72">
            <text:p>1.092.618</text:p>
          </table:table-cell>
          <table:table-cell office:value-type="float" office:value="1189408" table:style-name="ce72">
            <text:p>1.189.408</text:p>
          </table:table-cell>
          <table:table-cell office:value-type="percentage" office:value="0.91862338238854957" table:style-name="ce73">
            <text:p>91,9%</text:p>
          </table:table-cell>
          <table:table-cell office:value-type="percentage" office:value="0.82081805499525595" table:style-name="ce73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Asturias<text:s/></text:p>
          </table:table-cell>
          <table:table-cell office:value-type="float" office:value="88638" table:style-name="ce72">
            <text:p>88.638</text:p>
          </table:table-cell>
          <table:table-cell office:value-type="percentage" office:value="1" table:style-name="ce73">
            <text:p>100,0%</text:p>
          </table:table-cell>
          <table:table-cell office:value-type="float" office:value="114700" table:style-name="ce72">
            <text:p>114.700</text:p>
          </table:table-cell>
          <table:table-cell office:value-type="percentage" office:value="1" table:style-name="ce73">
            <text:p>100,0%</text:p>
          </table:table-cell>
          <table:table-cell office:value-type="float" office:value="149558" table:style-name="ce72">
            <text:p>149.558</text:p>
          </table:table-cell>
          <table:table-cell office:value-type="percentage" office:value="0.98399894729916437" table:style-name="ce73">
            <text:p>98,4%</text:p>
          </table:table-cell>
          <table:table-cell office:value-type="float" office:value="155013" table:style-name="ce72">
            <text:p>155.013</text:p>
          </table:table-cell>
          <table:table-cell office:value-type="percentage" office:value="0.956380373018762" table:style-name="ce73">
            <text:p>95,6%</text:p>
          </table:table-cell>
          <table:table-cell office:value-type="float" office:value="152426" table:style-name="ce72">
            <text:p>152.426</text:p>
          </table:table-cell>
          <table:table-cell office:value-type="percentage" office:value="0.91867164898746378" table:style-name="ce73">
            <text:p>91,9%</text:p>
          </table:table-cell>
          <table:table-cell office:value-type="float" office:value="91976" table:style-name="ce72">
            <text:p>91.976</text:p>
          </table:table-cell>
          <table:table-cell office:value-type="percentage" office:value="0.84699468648414689" table:style-name="ce73">
            <text:p>84,7%</text:p>
          </table:table-cell>
          <table:table-cell office:value-type="float" office:value="67480" table:style-name="ce72">
            <text:p>67.480</text:p>
          </table:table-cell>
          <table:table-cell office:value-type="percentage" office:value="0.85156861260442696" table:style-name="ce73">
            <text:p>85,2%</text:p>
          </table:table-cell>
          <table:table-cell office:value-type="float" office:value="67217" table:style-name="ce72">
            <text:p>67.217</text:p>
          </table:table-cell>
          <table:table-cell office:value-type="percentage" office:value="1.0300508765477503" table:style-name="ce73">
            <text:p>103,0%</text:p>
          </table:table-cell>
          <table:table-cell office:value-type="float" office:value="887008" table:style-name="ce72">
            <text:p>887.008</text:p>
          </table:table-cell>
          <table:table-cell office:value-type="float" office:value="930447" table:style-name="ce72">
            <text:p>930.447</text:p>
          </table:table-cell>
          <table:table-cell office:value-type="percentage" office:value="0.95331383732765007" table:style-name="ce73">
            <text:p>95,3%</text:p>
          </table:table-cell>
          <table:table-cell office:value-type="percentage" office:value="0.87572083416840341" table:style-name="ce73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Baleares</text:p>
          </table:table-cell>
          <table:table-cell office:value-type="float" office:value="51450" table:style-name="ce72">
            <text:p>51.450</text:p>
          </table:table-cell>
          <table:table-cell office:value-type="percentage" office:value="0.9592974474670446" table:style-name="ce73">
            <text:p>95,9%</text:p>
          </table:table-cell>
          <table:table-cell office:value-type="float" office:value="79890" table:style-name="ce72">
            <text:p>79.890</text:p>
          </table:table-cell>
          <table:table-cell office:value-type="percentage" office:value="0.91581264185982525" table:style-name="ce73">
            <text:p>91,6%</text:p>
          </table:table-cell>
          <table:table-cell office:value-type="float" office:value="112218" table:style-name="ce72">
            <text:p>112.218</text:p>
          </table:table-cell>
          <table:table-cell office:value-type="percentage" office:value="0.88088042514109877" table:style-name="ce73">
            <text:p>88,1%</text:p>
          </table:table-cell>
          <table:table-cell office:value-type="float" office:value="153221" table:style-name="ce72">
            <text:p>153.221</text:p>
          </table:table-cell>
          <table:table-cell office:value-type="percentage" office:value="0.86317799761137526" table:style-name="ce73">
            <text:p>86,3%</text:p>
          </table:table-cell>
          <table:table-cell office:value-type="float" office:value="173015" table:style-name="ce72">
            <text:p>173.015</text:p>
          </table:table-cell>
          <table:table-cell office:value-type="percentage" office:value="0.79869173633455359" table:style-name="ce73">
            <text:p>79,9%</text:p>
          </table:table-cell>
          <table:table-cell office:value-type="float" office:value="133785" table:style-name="ce72">
            <text:p>133.785</text:p>
          </table:table-cell>
          <table:table-cell office:value-type="percentage" office:value="0.72690671404586871" table:style-name="ce73">
            <text:p>72,7%</text:p>
          </table:table-cell>
          <table:table-cell office:value-type="float" office:value="103089" table:style-name="ce72">
            <text:p>103.089</text:p>
          </table:table-cell>
          <table:table-cell office:value-type="percentage" office:value="0.75130636309970633" table:style-name="ce73">
            <text:p>75,1%</text:p>
          </table:table-cell>
          <table:table-cell office:value-type="float" office:value="86008" table:style-name="ce72">
            <text:p>86.008</text:p>
          </table:table-cell>
          <table:table-cell office:value-type="percentage" office:value="0.86408937469860148" table:style-name="ce73">
            <text:p>86,4%</text:p>
          </table:table-cell>
          <table:table-cell office:value-type="float" office:value="892676" table:style-name="ce72">
            <text:p>892.676</text:p>
          </table:table-cell>
          <table:table-cell office:value-type="float" office:value="1083187" table:style-name="ce72">
            <text:p>1.083.187</text:p>
          </table:table-cell>
          <table:table-cell office:value-type="percentage" office:value="0.82411993496967739" table:style-name="ce73">
            <text:p>82,4%</text:p>
          </table:table-cell>
          <table:table-cell office:value-type="percentage" office:value="0.73183660921071514" table:style-name="ce73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narias</text:p>
          </table:table-cell>
          <table:table-cell office:value-type="float" office:value="93149" table:style-name="ce72">
            <text:p>93.149</text:p>
          </table:table-cell>
          <table:table-cell office:value-type="percentage" office:value="0.92813016878898391" table:style-name="ce73">
            <text:p>92,8%</text:p>
          </table:table-cell>
          <table:table-cell office:value-type="float" office:value="152444" table:style-name="ce72">
            <text:p>152.444</text:p>
          </table:table-cell>
          <table:table-cell office:value-type="percentage" office:value="0.9104069371618313" table:style-name="ce73">
            <text:p>91,0%</text:p>
          </table:table-cell>
          <table:table-cell office:value-type="float" office:value="226007" table:style-name="ce72">
            <text:p>226.007</text:p>
          </table:table-cell>
          <table:table-cell office:value-type="percentage" office:value="0.89843970503468429" table:style-name="ce73">
            <text:p>89,8%</text:p>
          </table:table-cell>
          <table:table-cell office:value-type="float" office:value="325021" table:style-name="ce72">
            <text:p>325.021</text:p>
          </table:table-cell>
          <table:table-cell office:value-type="percentage" office:value="0.8826168305512333" table:style-name="ce73">
            <text:p>88,3%</text:p>
          </table:table-cell>
          <table:table-cell office:value-type="float" office:value="322732" table:style-name="ce72">
            <text:p>322.732</text:p>
          </table:table-cell>
          <table:table-cell office:value-type="percentage" office:value="0.81889851689270621" table:style-name="ce73">
            <text:p>81,9%</text:p>
          </table:table-cell>
          <table:table-cell office:value-type="float" office:value="234332" table:style-name="ce72">
            <text:p>234.332</text:p>
          </table:table-cell>
          <table:table-cell office:value-type="percentage" office:value="0.74899476446484392" table:style-name="ce73">
            <text:p>74,9%</text:p>
          </table:table-cell>
          <table:table-cell office:value-type="float" office:value="192513" table:style-name="ce72">
            <text:p>192.513</text:p>
          </table:table-cell>
          <table:table-cell office:value-type="percentage" office:value="0.75592823682319543" table:style-name="ce73">
            <text:p>75,6%</text:p>
          </table:table-cell>
          <table:table-cell office:value-type="float" office:value="171077" table:style-name="ce72">
            <text:p>171.077</text:p>
          </table:table-cell>
          <table:table-cell office:value-type="percentage" office:value="0.92842916451849233" table:style-name="ce73">
            <text:p>92,8%</text:p>
          </table:table-cell>
          <table:table-cell office:value-type="float" office:value="1717275" table:style-name="ce72">
            <text:p>1.717.275</text:p>
          </table:table-cell>
          <table:table-cell office:value-type="float" office:value="2033513" table:style-name="ce72">
            <text:p>2.033.513</text:p>
          </table:table-cell>
          <table:table-cell office:value-type="percentage" office:value="0.8444868559974783" table:style-name="ce73">
            <text:p>84,4%</text:p>
          </table:table-cell>
          <table:table-cell office:value-type="percentage" office:value="0.76514824433950035" table:style-name="ce73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ntabria</text:p>
          </table:table-cell>
          <table:table-cell office:value-type="float" office:value="42302" table:style-name="ce72">
            <text:p>42.302</text:p>
          </table:table-cell>
          <table:table-cell office:value-type="percentage" office:value="1" table:style-name="ce73">
            <text:p>100,0%</text:p>
          </table:table-cell>
          <table:table-cell office:value-type="float" office:value="56120" table:style-name="ce72">
            <text:p>56.120</text:p>
          </table:table-cell>
          <table:table-cell office:value-type="percentage" office:value="1" table:style-name="ce73">
            <text:p>100,0%</text:p>
          </table:table-cell>
          <table:table-cell office:value-type="float" office:value="77191" table:style-name="ce72">
            <text:p>77.191</text:p>
          </table:table-cell>
          <table:table-cell office:value-type="percentage" office:value="0.97393290182570624" table:style-name="ce73">
            <text:p>97,4%</text:p>
          </table:table-cell>
          <table:table-cell office:value-type="float" office:value="85149" table:style-name="ce72">
            <text:p>85.149</text:p>
          </table:table-cell>
          <table:table-cell office:value-type="percentage" office:value="0.93601187204572933" table:style-name="ce73">
            <text:p>93,6%</text:p>
          </table:table-cell>
          <table:table-cell office:value-type="float" office:value="89355" table:style-name="ce72">
            <text:p>89.355</text:p>
          </table:table-cell>
          <table:table-cell office:value-type="percentage" office:value="0.91753434785287413" table:style-name="ce73">
            <text:p>91,8%</text:p>
          </table:table-cell>
          <table:table-cell office:value-type="float" office:value="56817" table:style-name="ce72">
            <text:p>56.817</text:p>
          </table:table-cell>
          <table:table-cell office:value-type="percentage" office:value="0.84601983382471191" table:style-name="ce73">
            <text:p>84,6%</text:p>
          </table:table-cell>
          <table:table-cell office:value-type="float" office:value="43410" table:style-name="ce72">
            <text:p>43.410</text:p>
          </table:table-cell>
          <table:table-cell office:value-type="percentage" office:value="0.85330135828435516" table:style-name="ce73">
            <text:p>85,3%</text:p>
          </table:table-cell>
          <table:table-cell office:value-type="float" office:value="46221" table:style-name="ce72">
            <text:p>46.221</text:p>
          </table:table-cell>
          <table:table-cell office:value-type="percentage" office:value="1.020714175297573" table:style-name="ce73">
            <text:p>102,1%</text:p>
          </table:table-cell>
          <table:table-cell office:value-type="float" office:value="496565" table:style-name="ce72">
            <text:p>496.565</text:p>
          </table:table-cell>
          <table:table-cell office:value-type="float" office:value="527062" table:style-name="ce72">
            <text:p>527.062</text:p>
          </table:table-cell>
          <table:table-cell office:value-type="percentage" office:value="0.94213773711631643" table:style-name="ce73">
            <text:p>94,2%</text:p>
          </table:table-cell>
          <table:table-cell office:value-type="percentage" office:value="0.85078513848078063" table:style-name="ce73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stilla y Leon</text:p>
          </table:table-cell>
          <table:table-cell office:value-type="float" office:value="228296" table:style-name="ce72">
            <text:p>228.296</text:p>
          </table:table-cell>
          <table:table-cell office:value-type="percentage" office:value="1" table:style-name="ce73">
            <text:p>100,0%</text:p>
          </table:table-cell>
          <table:table-cell office:value-type="float" office:value="250781" table:style-name="ce72">
            <text:p>250.781</text:p>
          </table:table-cell>
          <table:table-cell office:value-type="percentage" office:value="1" table:style-name="ce73">
            <text:p>100,0%</text:p>
          </table:table-cell>
          <table:table-cell office:value-type="float" office:value="324004" table:style-name="ce72">
            <text:p>324.004</text:p>
          </table:table-cell>
          <table:table-cell office:value-type="percentage" office:value="0.99010215650143774" table:style-name="ce73">
            <text:p>99,0%</text:p>
          </table:table-cell>
          <table:table-cell office:value-type="float" office:value="355567" table:style-name="ce72">
            <text:p>355.567</text:p>
          </table:table-cell>
          <table:table-cell office:value-type="percentage" office:value="0.93274974226330853" table:style-name="ce73">
            <text:p>93,3%</text:p>
          </table:table-cell>
          <table:table-cell office:value-type="float" office:value="324123" table:style-name="ce72">
            <text:p>324.123</text:p>
          </table:table-cell>
          <table:table-cell office:value-type="percentage" office:value="0.89983675826341891" table:style-name="ce73">
            <text:p>90,0%</text:p>
          </table:table-cell>
          <table:table-cell office:value-type="float" office:value="216515" table:style-name="ce72">
            <text:p>216.515</text:p>
          </table:table-cell>
          <table:table-cell office:value-type="percentage" office:value="0.83628168187190521" table:style-name="ce73">
            <text:p>83,6%</text:p>
          </table:table-cell>
          <table:table-cell office:value-type="float" office:value="178715" table:style-name="ce72">
            <text:p>178.715</text:p>
          </table:table-cell>
          <table:table-cell office:value-type="percentage" office:value="0.84387498288309981" table:style-name="ce73">
            <text:p>84,4%</text:p>
          </table:table-cell>
          <table:table-cell office:value-type="float" office:value="164187" table:style-name="ce72">
            <text:p>164.187</text:p>
          </table:table-cell>
          <table:table-cell office:value-type="percentage" office:value="0.9761531052687904" table:style-name="ce73">
            <text:p>97,6%</text:p>
          </table:table-cell>
          <table:table-cell office:value-type="float" office:value="2042188" table:style-name="ce72">
            <text:p>2.042.188</text:p>
          </table:table-cell>
          <table:table-cell office:value-type="float" office:value="2172149" table:style-name="ce72">
            <text:p>2.172.149</text:p>
          </table:table-cell>
          <table:table-cell office:value-type="percentage" office:value="0.94016938985309018" table:style-name="ce73">
            <text:p>94,0%</text:p>
          </table:table-cell>
          <table:table-cell office:value-type="percentage" office:value="0.85567169701116508" table:style-name="ce73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stilla - La Mancha</text:p>
          </table:table-cell>
          <table:table-cell office:value-type="float" office:value="137215" table:style-name="ce72">
            <text:p>137.215</text:p>
          </table:table-cell>
          <table:table-cell office:value-type="percentage" office:value="1" table:style-name="ce73">
            <text:p>100,0%</text:p>
          </table:table-cell>
          <table:table-cell office:value-type="float" office:value="158438" table:style-name="ce72">
            <text:p>158.438</text:p>
          </table:table-cell>
          <table:table-cell office:value-type="percentage" office:value="1" table:style-name="ce73">
            <text:p>100,0%</text:p>
          </table:table-cell>
          <table:table-cell office:value-type="float" office:value="223311" table:style-name="ce72">
            <text:p>223.311</text:p>
          </table:table-cell>
          <table:table-cell office:value-type="percentage" office:value="0.97931394390162607" table:style-name="ce73">
            <text:p>97,9%</text:p>
          </table:table-cell>
          <table:table-cell office:value-type="float" office:value="286867" table:style-name="ce72">
            <text:p>286.867</text:p>
          </table:table-cell>
          <table:table-cell office:value-type="percentage" office:value="0.9211963764462584" table:style-name="ce73">
            <text:p>92,1%</text:p>
          </table:table-cell>
          <table:table-cell office:value-type="float" office:value="287373" table:style-name="ce72">
            <text:p>287.373</text:p>
          </table:table-cell>
          <table:table-cell office:value-type="percentage" office:value="0.86903390276429548" table:style-name="ce73">
            <text:p>86,9%</text:p>
          </table:table-cell>
          <table:table-cell office:value-type="float" office:value="207135" table:style-name="ce72">
            <text:p>207.135</text:p>
          </table:table-cell>
          <table:table-cell office:value-type="percentage" office:value="0.80362442822724256" table:style-name="ce73">
            <text:p>80,4%</text:p>
          </table:table-cell>
          <table:table-cell office:value-type="float" office:value="174904" table:style-name="ce72">
            <text:p>174.904</text:p>
          </table:table-cell>
          <table:table-cell office:value-type="percentage" office:value="0.79867757726309641" table:style-name="ce73">
            <text:p>79,9%</text:p>
          </table:table-cell>
          <table:table-cell office:value-type="float" office:value="167915" table:style-name="ce72">
            <text:p>167.915</text:p>
          </table:table-cell>
          <table:table-cell office:value-type="percentage" office:value="0.94431884644801367" table:style-name="ce73">
            <text:p>94,4%</text:p>
          </table:table-cell>
          <table:table-cell office:value-type="float" office:value="1643158" table:style-name="ce72">
            <text:p>1.643.158</text:p>
          </table:table-cell>
          <table:table-cell office:value-type="float" office:value="1816082" table:style-name="ce72">
            <text:p>1.816.082</text:p>
          </table:table-cell>
          <table:table-cell office:value-type="percentage" office:value="0.90478183253839861" table:style-name="ce73">
            <text:p>90,5%</text:p>
          </table:table-cell>
          <table:table-cell office:value-type="percentage" office:value="0.80206633031607066" table:style-name="ce73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ataluña</text:p>
          </table:table-cell>
          <table:table-cell office:value-type="float" office:value="455838" table:style-name="ce72">
            <text:p>455.838</text:p>
          </table:table-cell>
          <table:table-cell office:value-type="percentage" office:value="1" table:style-name="ce73">
            <text:p>100,0%</text:p>
          </table:table-cell>
          <table:table-cell office:value-type="float" office:value="618661" table:style-name="ce72">
            <text:p>618.661</text:p>
          </table:table-cell>
          <table:table-cell office:value-type="percentage" office:value="0.97314136685668262" table:style-name="ce73">
            <text:p>97,3%</text:p>
          </table:table-cell>
          <table:table-cell office:value-type="float" office:value="802591" table:style-name="ce72">
            <text:p>802.591</text:p>
          </table:table-cell>
          <table:table-cell office:value-type="percentage" office:value="0.94147338835684891" table:style-name="ce73">
            <text:p>94,1%</text:p>
          </table:table-cell>
          <table:table-cell office:value-type="float" office:value="1040378" table:style-name="ce72">
            <text:p>1.040.378</text:p>
          </table:table-cell>
          <table:table-cell office:value-type="percentage" office:value="0.94803813738095732" table:style-name="ce73">
            <text:p>94,8%</text:p>
          </table:table-cell>
          <table:table-cell office:value-type="float" office:value="1156953" table:style-name="ce72">
            <text:p>1.156.953</text:p>
          </table:table-cell>
          <table:table-cell office:value-type="percentage" office:value="0.90703707478459938" table:style-name="ce73">
            <text:p>90,7%</text:p>
          </table:table-cell>
          <table:table-cell office:value-type="float" office:value="820518" table:style-name="ce72">
            <text:p>820.518</text:p>
          </table:table-cell>
          <table:table-cell office:value-type="percentage" office:value="0.84884567796504962" table:style-name="ce73">
            <text:p>84,9%</text:p>
          </table:table-cell>
          <table:table-cell office:value-type="float" office:value="685684" table:style-name="ce72">
            <text:p>685.684</text:p>
          </table:table-cell>
          <table:table-cell office:value-type="percentage" office:value="0.82707294743736504" table:style-name="ce73">
            <text:p>82,7%</text:p>
          </table:table-cell>
          <table:table-cell office:value-type="float" office:value="613315" table:style-name="ce72">
            <text:p>613.315</text:p>
          </table:table-cell>
          <table:table-cell office:value-type="percentage" office:value="0.91353708798369881" table:style-name="ce73">
            <text:p>91,4%</text:p>
          </table:table-cell>
          <table:table-cell office:value-type="float" office:value="6193938" table:style-name="ce72">
            <text:p>6.193.938</text:p>
          </table:table-cell>
          <table:table-cell office:value-type="float" office:value="6782414" table:style-name="ce72">
            <text:p>6.782.414</text:p>
          </table:table-cell>
          <table:table-cell office:value-type="percentage" office:value="0.91323502222070196" table:style-name="ce73">
            <text:p>91,3%</text:p>
          </table:table-cell>
          <table:table-cell office:value-type="percentage" office:value="0.80742194267351108" table:style-name="ce73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C. Valenciana</text:p>
          </table:table-cell>
          <table:table-cell office:value-type="float" office:value="295566" table:style-name="ce72">
            <text:p>295.566</text:p>
          </table:table-cell>
          <table:table-cell office:value-type="percentage" office:value="1" table:style-name="ce73">
            <text:p>100,0%</text:p>
          </table:table-cell>
          <table:table-cell office:value-type="float" office:value="435727" table:style-name="ce72">
            <text:p>435.727</text:p>
          </table:table-cell>
          <table:table-cell office:value-type="percentage" office:value="0.99079304009313829" table:style-name="ce73">
            <text:p>99,1%</text:p>
          </table:table-cell>
          <table:table-cell office:value-type="float" office:value="579736" table:style-name="ce72">
            <text:p>579.736</text:p>
          </table:table-cell>
          <table:table-cell office:value-type="percentage" office:value="0.97085440600194262" table:style-name="ce73">
            <text:p>97,1%</text:p>
          </table:table-cell>
          <table:table-cell office:value-type="float" office:value="733740" table:style-name="ce72">
            <text:p>733.740</text:p>
          </table:table-cell>
          <table:table-cell office:value-type="percentage" office:value="0.96253948597395234" table:style-name="ce73">
            <text:p>96,3%</text:p>
          </table:table-cell>
          <table:table-cell office:value-type="float" office:value="769991" table:style-name="ce72">
            <text:p>769.991</text:p>
          </table:table-cell>
          <table:table-cell office:value-type="percentage" office:value="0.91586765200904463" table:style-name="ce73">
            <text:p>91,6%</text:p>
          </table:table-cell>
          <table:table-cell office:value-type="float" office:value="530605" table:style-name="ce72">
            <text:p>530.605</text:p>
          </table:table-cell>
          <table:table-cell office:value-type="percentage" office:value="0.86428872770275" table:style-name="ce73">
            <text:p>86,4%</text:p>
          </table:table-cell>
          <table:table-cell office:value-type="float" office:value="447319" table:style-name="ce72">
            <text:p>447.319</text:p>
          </table:table-cell>
          <table:table-cell office:value-type="percentage" office:value="0.87235287349372914" table:style-name="ce73">
            <text:p>87,2%</text:p>
          </table:table-cell>
          <table:table-cell office:value-type="float" office:value="430146" table:style-name="ce72">
            <text:p>430.146</text:p>
          </table:table-cell>
          <table:table-cell office:value-type="percentage" office:value="0.9939390298288463" table:style-name="ce73">
            <text:p>99,4%</text:p>
          </table:table-cell>
          <table:table-cell office:value-type="float" office:value="4222830" table:style-name="ce72">
            <text:p>4.222.830</text:p>
          </table:table-cell>
          <table:table-cell office:value-type="float" office:value="4492026" table:style-name="ce72">
            <text:p>4.492.026</text:p>
          </table:table-cell>
          <table:table-cell office:value-type="percentage" office:value="0.94007247509253067" table:style-name="ce73">
            <text:p>94,0%</text:p>
          </table:table-cell>
          <table:table-cell office:value-type="percentage" office:value="0.83669355038443283" table:style-name="ce73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Extremadura</text:p>
          </table:table-cell>
          <table:table-cell office:value-type="float" office:value="77694" table:style-name="ce72">
            <text:p>77.694</text:p>
          </table:table-cell>
          <table:table-cell office:value-type="percentage" office:value="1" table:style-name="ce73">
            <text:p>100,0%</text:p>
          </table:table-cell>
          <table:table-cell office:value-type="float" office:value="95784" table:style-name="ce72">
            <text:p>95.784</text:p>
          </table:table-cell>
          <table:table-cell office:value-type="percentage" office:value="1" table:style-name="ce73">
            <text:p>100,0%</text:p>
          </table:table-cell>
          <table:table-cell office:value-type="float" office:value="132902" table:style-name="ce72">
            <text:p>132.902</text:p>
          </table:table-cell>
          <table:table-cell office:value-type="percentage" office:value="1.0169644565175804" table:style-name="ce73">
            <text:p>101,7%</text:p>
          </table:table-cell>
          <table:table-cell office:value-type="float" office:value="161623" table:style-name="ce72">
            <text:p>161.623</text:p>
          </table:table-cell>
          <table:table-cell office:value-type="percentage" office:value="0.96231088459271341" table:style-name="ce73">
            <text:p>96,2%</text:p>
          </table:table-cell>
          <table:table-cell office:value-type="float" office:value="146268" table:style-name="ce72">
            <text:p>146.268</text:p>
          </table:table-cell>
          <table:table-cell office:value-type="percentage" office:value="0.92847349177330896" table:style-name="ce73">
            <text:p>92,8%</text:p>
          </table:table-cell>
          <table:table-cell office:value-type="float" office:value="113405" table:style-name="ce72">
            <text:p>113.405</text:p>
          </table:table-cell>
          <table:table-cell office:value-type="percentage" office:value="0.87340768010351044" table:style-name="ce73">
            <text:p>87,3%</text:p>
          </table:table-cell>
          <table:table-cell office:value-type="float" office:value="93649" table:style-name="ce72">
            <text:p>93.649</text:p>
          </table:table-cell>
          <table:table-cell office:value-type="percentage" office:value="0.83239116136028302" table:style-name="ce73">
            <text:p>83,2%</text:p>
          </table:table-cell>
          <table:table-cell office:value-type="float" office:value="86625" table:style-name="ce72">
            <text:p>86.625</text:p>
          </table:table-cell>
          <table:table-cell office:value-type="percentage" office:value="1.0106873257184192" table:style-name="ce73">
            <text:p>101,1%</text:p>
          </table:table-cell>
          <table:table-cell office:value-type="float" office:value="907950" table:style-name="ce72">
            <text:p>907.950</text:p>
          </table:table-cell>
          <table:table-cell office:value-type="float" office:value="949890" table:style-name="ce72">
            <text:p>949.890</text:p>
          </table:table-cell>
          <table:table-cell office:value-type="percentage" office:value="0.95584751918643207" table:style-name="ce73">
            <text:p>95,6%</text:p>
          </table:table-cell>
          <table:table-cell office:value-type="percentage" office:value="0.85817661453366212" table:style-name="ce73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Galicia</text:p>
          </table:table-cell>
          <table:table-cell office:value-type="float" office:value="241807" table:style-name="ce72">
            <text:p>241.807</text:p>
          </table:table-cell>
          <table:table-cell office:value-type="percentage" office:value="1" table:style-name="ce73">
            <text:p>100,0%</text:p>
          </table:table-cell>
          <table:table-cell office:value-type="float" office:value="291571" table:style-name="ce72">
            <text:p>291.571</text:p>
          </table:table-cell>
          <table:table-cell office:value-type="percentage" office:value="0.99856843922202554" table:style-name="ce73">
            <text:p>99,9%</text:p>
          </table:table-cell>
          <table:table-cell office:value-type="float" office:value="348194" table:style-name="ce72">
            <text:p>348.194</text:p>
          </table:table-cell>
          <table:table-cell office:value-type="percentage" office:value="0.98480623136840084" table:style-name="ce73">
            <text:p>98,5%</text:p>
          </table:table-cell>
          <table:table-cell office:value-type="float" office:value="393030" table:style-name="ce72">
            <text:p>393.030</text:p>
          </table:table-cell>
          <table:table-cell office:value-type="percentage" office:value="0.9604838709677419" table:style-name="ce73">
            <text:p>96,0%</text:p>
          </table:table-cell>
          <table:table-cell office:value-type="float" office:value="411449" table:style-name="ce72">
            <text:p>411.449</text:p>
          </table:table-cell>
          <table:table-cell office:value-type="percentage" office:value="0.92912064710040032" table:style-name="ce73">
            <text:p>92,9%</text:p>
          </table:table-cell>
          <table:table-cell office:value-type="float" office:value="267507" table:style-name="ce72">
            <text:p>267.507</text:p>
          </table:table-cell>
          <table:table-cell office:value-type="percentage" office:value="0.86684618824490112" table:style-name="ce73">
            <text:p>86,7%</text:p>
          </table:table-cell>
          <table:table-cell office:value-type="float" office:value="202648" table:style-name="ce72">
            <text:p>202.648</text:p>
          </table:table-cell>
          <table:table-cell office:value-type="percentage" office:value="0.8796936994816853" table:style-name="ce73">
            <text:p>88,0%</text:p>
          </table:table-cell>
          <table:table-cell office:value-type="float" office:value="193144" table:style-name="ce72">
            <text:p>193.144</text:p>
          </table:table-cell>
          <table:table-cell office:value-type="percentage" office:value="1.0534514355528406" table:style-name="ce73">
            <text:p>105,3%</text:p>
          </table:table-cell>
          <table:table-cell office:value-type="float" office:value="2349350" table:style-name="ce72">
            <text:p>2.349.350</text:p>
          </table:table-cell>
          <table:table-cell office:value-type="float" office:value="2456127" table:style-name="ce72">
            <text:p>2.456.127</text:p>
          </table:table-cell>
          <table:table-cell office:value-type="percentage" office:value="0.95652627083208641" table:style-name="ce73">
            <text:p>95,7%</text:p>
          </table:table-cell>
          <table:table-cell office:value-type="percentage" office:value="0.87113756806022968" table:style-name="ce7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La Rioja</text:p>
          </table:table-cell>
          <table:table-cell office:value-type="float" office:value="25124" table:style-name="ce72">
            <text:p>25.124</text:p>
          </table:table-cell>
          <table:table-cell office:value-type="percentage" office:value="1" table:style-name="ce73">
            <text:p>100,0%</text:p>
          </table:table-cell>
          <table:table-cell office:value-type="float" office:value="30718" table:style-name="ce72">
            <text:p>30.718</text:p>
          </table:table-cell>
          <table:table-cell office:value-type="percentage" office:value="1" table:style-name="ce73">
            <text:p>100,0%</text:p>
          </table:table-cell>
          <table:table-cell office:value-type="float" office:value="39720" table:style-name="ce72">
            <text:p>39.720</text:p>
          </table:table-cell>
          <table:table-cell office:value-type="percentage" office:value="1.0286424612834724" table:style-name="ce73">
            <text:p>102,9%</text:p>
          </table:table-cell>
          <table:table-cell office:value-type="float" office:value="46322" table:style-name="ce72">
            <text:p>46.322</text:p>
          </table:table-cell>
          <table:table-cell office:value-type="percentage" office:value="0.97519999999999996" table:style-name="ce73">
            <text:p>97,5%</text:p>
          </table:table-cell>
          <table:table-cell office:value-type="float" office:value="48663" table:style-name="ce72">
            <text:p>48.663</text:p>
          </table:table-cell>
          <table:table-cell office:value-type="percentage" office:value="0.94082050885469026" table:style-name="ce73">
            <text:p>94,1%</text:p>
          </table:table-cell>
          <table:table-cell office:value-type="float" office:value="32472" table:style-name="ce72">
            <text:p>32.472</text:p>
          </table:table-cell>
          <table:table-cell office:value-type="percentage" office:value="0.87676854951938654" table:style-name="ce73">
            <text:p>87,7%</text:p>
          </table:table-cell>
          <table:table-cell office:value-type="float" office:value="25546" table:style-name="ce72">
            <text:p>25.546</text:p>
          </table:table-cell>
          <table:table-cell office:value-type="percentage" office:value="0.84684744414241198" table:style-name="ce73">
            <text:p>84,7%</text:p>
          </table:table-cell>
          <table:table-cell office:value-type="float" office:value="25730" table:style-name="ce72">
            <text:p>25.730</text:p>
          </table:table-cell>
          <table:table-cell office:value-type="percentage" office:value="0.99018664614200502" table:style-name="ce73">
            <text:p>99,0%</text:p>
          </table:table-cell>
          <table:table-cell office:value-type="float" office:value="274295" table:style-name="ce72">
            <text:p>274.295</text:p>
          </table:table-cell>
          <table:table-cell office:value-type="float" office:value="281479" table:style-name="ce72">
            <text:p>281.479</text:p>
          </table:table-cell>
          <table:table-cell office:value-type="percentage" office:value="0.97447766973735161" table:style-name="ce73">
            <text:p>97,4%</text:p>
          </table:table-cell>
          <table:table-cell office:value-type="percentage" office:value="0.8675389656393907" table:style-name="ce73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Madrid</text:p>
          </table:table-cell>
          <table:table-cell office:value-type="float" office:value="372299" table:style-name="ce72">
            <text:p>372.299</text:p>
          </table:table-cell>
          <table:table-cell office:value-type="percentage" office:value="1" table:style-name="ce73">
            <text:p>100,0%</text:p>
          </table:table-cell>
          <table:table-cell office:value-type="float" office:value="511394" table:style-name="ce72">
            <text:p>511.394</text:p>
          </table:table-cell>
          <table:table-cell office:value-type="percentage" office:value="0.97029503842140219" table:style-name="ce73">
            <text:p>97,0%</text:p>
          </table:table-cell>
          <table:table-cell office:value-type="float" office:value="691624" table:style-name="ce72">
            <text:p>691.624</text:p>
          </table:table-cell>
          <table:table-cell office:value-type="percentage" office:value="0.95997823606650212" table:style-name="ce73">
            <text:p>96,0%</text:p>
          </table:table-cell>
          <table:table-cell office:value-type="float" office:value="962569" table:style-name="ce72">
            <text:p>962.569</text:p>
          </table:table-cell>
          <table:table-cell office:value-type="percentage" office:value="0.97252866606921484" table:style-name="ce73">
            <text:p>97,3%</text:p>
          </table:table-cell>
          <table:table-cell office:value-type="float" office:value="1053850" table:style-name="ce72">
            <text:p>1.053.850</text:p>
          </table:table-cell>
          <table:table-cell office:value-type="percentage" office:value="0.91160892465872512" table:style-name="ce73">
            <text:p>91,2%</text:p>
          </table:table-cell>
          <table:table-cell office:value-type="float" office:value="774866" table:style-name="ce72">
            <text:p>774.866</text:p>
          </table:table-cell>
          <table:table-cell office:value-type="percentage" office:value="0.8601555874269019" table:style-name="ce73">
            <text:p>86,0%</text:p>
          </table:table-cell>
          <table:table-cell office:value-type="float" office:value="631018" table:style-name="ce72">
            <text:p>631.018</text:p>
          </table:table-cell>
          <table:table-cell office:value-type="percentage" office:value="0.85787777153911937" table:style-name="ce73">
            <text:p>85,8%</text:p>
          </table:table-cell>
          <table:table-cell office:value-type="float" office:value="540184" table:style-name="ce72">
            <text:p>540.184</text:p>
          </table:table-cell>
          <table:table-cell office:value-type="percentage" office:value="0.94646248729719307" table:style-name="ce73">
            <text:p>94,6%</text:p>
          </table:table-cell>
          <table:table-cell office:value-type="float" office:value="5537804" table:style-name="ce72">
            <text:p>5.537.804</text:p>
          </table:table-cell>
          <table:table-cell office:value-type="float" office:value="5970908" table:style-name="ce72">
            <text:p>5.970.908</text:p>
          </table:table-cell>
          <table:table-cell office:value-type="percentage" office:value="0.92746429856229573" table:style-name="ce73">
            <text:p>92,7%</text:p>
          </table:table-cell>
          <table:table-cell office:value-type="percentage" office:value="0.81970766573690157" table:style-name="ce73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Murcia</text:p>
          </table:table-cell>
          <table:table-cell office:value-type="float" office:value="75969" table:style-name="ce72">
            <text:p>75.969</text:p>
          </table:table-cell>
          <table:table-cell office:value-type="percentage" office:value="1" table:style-name="ce73">
            <text:p>100,0%</text:p>
          </table:table-cell>
          <table:table-cell office:value-type="float" office:value="108342" table:style-name="ce72">
            <text:p>108.342</text:p>
          </table:table-cell>
          <table:table-cell office:value-type="percentage" office:value="1" table:style-name="ce73">
            <text:p>100,0%</text:p>
          </table:table-cell>
          <table:table-cell office:value-type="float" office:value="154044" table:style-name="ce72">
            <text:p>154.044</text:p>
          </table:table-cell>
          <table:table-cell office:value-type="percentage" office:value="1.0032759979419177" table:style-name="ce73">
            <text:p>100,3%</text:p>
          </table:table-cell>
          <table:table-cell office:value-type="float" office:value="212064" table:style-name="ce72">
            <text:p>212.064</text:p>
          </table:table-cell>
          <table:table-cell office:value-type="percentage" office:value="0.97231124743813702" table:style-name="ce73">
            <text:p>97,2%</text:p>
          </table:table-cell>
          <table:table-cell office:value-type="float" office:value="236102" table:style-name="ce72">
            <text:p>236.102</text:p>
          </table:table-cell>
          <table:table-cell office:value-type="percentage" office:value="0.93517594308981733" table:style-name="ce73">
            <text:p>93,5%</text:p>
          </table:table-cell>
          <table:table-cell office:value-type="float" office:value="172163" table:style-name="ce72">
            <text:p>172.163</text:p>
          </table:table-cell>
          <table:table-cell office:value-type="percentage" office:value="0.86481911249083254" table:style-name="ce73">
            <text:p>86,5%</text:p>
          </table:table-cell>
          <table:table-cell office:value-type="float" office:value="145865" table:style-name="ce72">
            <text:p>145.865</text:p>
          </table:table-cell>
          <table:table-cell office:value-type="percentage" office:value="0.83859858916056773" table:style-name="ce73">
            <text:p>83,9%</text:p>
          </table:table-cell>
          <table:table-cell office:value-type="float" office:value="134148" table:style-name="ce72">
            <text:p>134.148</text:p>
          </table:table-cell>
          <table:table-cell office:value-type="percentage" office:value="0.92761520163743982" table:style-name="ce73">
            <text:p>92,8%</text:p>
          </table:table-cell>
          <table:table-cell office:value-type="float" office:value="1238697" table:style-name="ce72">
            <text:p>1.238.697</text:p>
          </table:table-cell>
          <table:table-cell office:value-type="float" office:value="1317614" table:style-name="ce72">
            <text:p>1.317.614</text:p>
          </table:table-cell>
          <table:table-cell office:value-type="percentage" office:value="0.9401061312341854" table:style-name="ce73">
            <text:p>94,0%</text:p>
          </table:table-cell>
          <table:table-cell office:value-type="percentage" office:value="0.81866145520780187" table:style-name="ce73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59">
            <text:p>Navarra</text:p>
          </table:table-cell>
          <table:table-cell office:value-type="float" office:value="42322" table:style-name="ce72">
            <text:p>42.322</text:p>
          </table:table-cell>
          <table:table-cell office:value-type="percentage" office:value="1" table:style-name="ce73">
            <text:p>100,0%</text:p>
          </table:table-cell>
          <table:table-cell office:value-type="float" office:value="55908" table:style-name="ce72">
            <text:p>55.908</text:p>
          </table:table-cell>
          <table:table-cell office:value-type="percentage" office:value="0.9870762711864407" table:style-name="ce73">
            <text:p>98,7%</text:p>
          </table:table-cell>
          <table:table-cell office:value-type="float" office:value="72534" table:style-name="ce72">
            <text:p>72.534</text:p>
          </table:table-cell>
          <table:table-cell office:value-type="percentage" office:value="0.95855689176688252" table:style-name="ce73">
            <text:p>95,9%</text:p>
          </table:table-cell>
          <table:table-cell office:value-type="float" office:value="92801" table:style-name="ce72">
            <text:p>92.801</text:p>
          </table:table-cell>
          <table:table-cell office:value-type="percentage" office:value="0.94987614894880146" table:style-name="ce73">
            <text:p>95,0%</text:p>
          </table:table-cell>
          <table:table-cell office:value-type="float" office:value="96582" table:style-name="ce72">
            <text:p>96.582</text:p>
          </table:table-cell>
          <table:table-cell office:value-type="percentage" office:value="0.91353820833688038" table:style-name="ce73">
            <text:p>91,4%</text:p>
          </table:table-cell>
          <table:table-cell office:value-type="float" office:value="65801" table:style-name="ce72">
            <text:p>65.801</text:p>
          </table:table-cell>
          <table:table-cell office:value-type="percentage" office:value="0.85757666592813664" table:style-name="ce73">
            <text:p>85,8%</text:p>
          </table:table-cell>
          <table:table-cell office:value-type="float" office:value="59478" table:style-name="ce72">
            <text:p>59.478</text:p>
          </table:table-cell>
          <table:table-cell office:value-type="percentage" office:value="0.86448068370105524" table:style-name="ce73">
            <text:p>86,4%</text:p>
          </table:table-cell>
          <table:table-cell office:value-type="float" office:value="56185" table:style-name="ce72">
            <text:p>56.185</text:p>
          </table:table-cell>
          <table:table-cell office:value-type="percentage" office:value="0.97677370003998543" table:style-name="ce73">
            <text:p>97,7%</text:p>
          </table:table-cell>
          <table:table-cell office:value-type="float" office:value="541611" table:style-name="ce72">
            <text:p>541.611</text:p>
          </table:table-cell>
          <table:table-cell office:value-type="float" office:value="580174" table:style-name="ce72">
            <text:p>580.174</text:p>
          </table:table-cell>
          <table:table-cell office:value-type="percentage" office:value="0.93353200936270841" table:style-name="ce73">
            <text:p>93,4%</text:p>
          </table:table-cell>
          <table:table-cell office:value-type="percentage" office:value="0.82355007344287423" table:style-name="ce73">
            <text:p>82,4%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59">
            <text:p>País Vasco</text:p>
          </table:table-cell>
          <table:table-cell office:value-type="float" office:value="163444" table:style-name="ce72">
            <text:p>163.444</text:p>
          </table:table-cell>
          <table:table-cell office:value-type="percentage" office:value="1.0245602597695673" table:style-name="ce73">
            <text:p>102,5%</text:p>
          </table:table-cell>
          <table:table-cell office:value-type="float" office:value="214332" table:style-name="ce72">
            <text:p>214.332</text:p>
          </table:table-cell>
          <table:table-cell office:value-type="percentage" office:value="0.99059926236099938" table:style-name="ce73">
            <text:p>99,1%</text:p>
          </table:table-cell>
          <table:table-cell office:value-type="float" office:value="278146" table:style-name="ce72">
            <text:p>278.146</text:p>
          </table:table-cell>
          <table:table-cell office:value-type="percentage" office:value="0.97882553323268684" table:style-name="ce73">
            <text:p>97,9%</text:p>
          </table:table-cell>
          <table:table-cell office:value-type="float" office:value="326910" table:style-name="ce72">
            <text:p>326.910</text:p>
          </table:table-cell>
          <table:table-cell office:value-type="percentage" office:value="0.96871694121202967" table:style-name="ce73">
            <text:p>96,9%</text:p>
          </table:table-cell>
          <table:table-cell office:value-type="float" office:value="325071" table:style-name="ce72">
            <text:p>325.071</text:p>
          </table:table-cell>
          <table:table-cell office:value-type="percentage" office:value="0.93394030982807763" table:style-name="ce73">
            <text:p>93,4%</text:p>
          </table:table-cell>
          <table:table-cell office:value-type="float" office:value="209835" table:style-name="ce72">
            <text:p>209.835</text:p>
          </table:table-cell>
          <table:table-cell office:value-type="percentage" office:value="0.88301386580259644" table:style-name="ce73">
            <text:p>88,3%</text:p>
          </table:table-cell>
          <table:table-cell office:value-type="float" office:value="173641" table:style-name="ce72">
            <text:p>173.641</text:p>
          </table:table-cell>
          <table:table-cell office:value-type="percentage" office:value="0.87162613257033861" table:style-name="ce73">
            <text:p>87,2%</text:p>
          </table:table-cell>
          <table:table-cell office:value-type="float" office:value="167008" table:style-name="ce72">
            <text:p>167.008</text:p>
          </table:table-cell>
          <table:table-cell office:value-type="percentage" office:value="0.96638640874451009" table:style-name="ce73">
            <text:p>96,6%</text:p>
          </table:table-cell>
          <table:table-cell office:value-type="float" office:value="1858387" table:style-name="ce72">
            <text:p>1.858.387</text:p>
          </table:table-cell>
          <table:table-cell office:value-type="float" office:value="1955253" table:style-name="ce72">
            <text:p>1.955.253</text:p>
          </table:table-cell>
          <table:table-cell office:value-type="percentage" office:value="0.95045858515496462" table:style-name="ce73">
            <text:p>95,0%</text:p>
          </table:table-cell>
          <table:table-cell office:value-type="percentage" office:value="0.85016707016031778" table:style-name="ce73">
            <text:p>85,0%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59">
            <text:p>Ceuta</text:p>
          </table:table-cell>
          <table:table-cell office:value-type="float" office:value="2397" table:style-name="ce72">
            <text:p>2.397</text:p>
          </table:table-cell>
          <table:table-cell office:value-type="percentage" office:value="0.84490659146986258" table:style-name="ce73">
            <text:p>84,5%</text:p>
          </table:table-cell>
          <table:table-cell office:value-type="float" office:value="3908" table:style-name="ce72">
            <text:p>3.908</text:p>
          </table:table-cell>
          <table:table-cell office:value-type="percentage" office:value="0.88737511353315168" table:style-name="ce73">
            <text:p>88,7%</text:p>
          </table:table-cell>
          <table:table-cell office:value-type="float" office:value="7658" table:style-name="ce72">
            <text:p>7.658</text:p>
          </table:table-cell>
          <table:table-cell office:value-type="percentage" office:value="0.91943810781606439" table:style-name="ce73">
            <text:p>91,9%</text:p>
          </table:table-cell>
          <table:table-cell office:value-type="float" office:value="10625" table:style-name="ce72">
            <text:p>10.625</text:p>
          </table:table-cell>
          <table:table-cell office:value-type="percentage" office:value="0.9193562343168642" table:style-name="ce73">
            <text:p>91,9%</text:p>
          </table:table-cell>
          <table:table-cell office:value-type="float" office:value="11218" table:style-name="ce72">
            <text:p>11.218</text:p>
          </table:table-cell>
          <table:table-cell office:value-type="percentage" office:value="0.90782552399449701" table:style-name="ce73">
            <text:p>90,8%</text:p>
          </table:table-cell>
          <table:table-cell office:value-type="float" office:value="9406" table:style-name="ce72">
            <text:p>9.406</text:p>
          </table:table-cell>
          <table:table-cell office:value-type="percentage" office:value="0.82516010176331256" table:style-name="ce73">
            <text:p>82,5%</text:p>
          </table:table-cell>
          <table:table-cell office:value-type="float" office:value="9265" table:style-name="ce72">
            <text:p>9.265</text:p>
          </table:table-cell>
          <table:table-cell office:value-type="percentage" office:value="0.85273815002300968" table:style-name="ce73">
            <text:p>85,3%</text:p>
          </table:table-cell>
          <table:table-cell office:value-type="float" office:value="9439" table:style-name="ce72">
            <text:p>9.439</text:p>
          </table:table-cell>
          <table:table-cell office:value-type="percentage" office:value="1.0170240275832345" table:style-name="ce73">
            <text:p>101,7%</text:p>
          </table:table-cell>
          <table:table-cell office:value-type="float" office:value="63916" table:style-name="ce72">
            <text:p>63.916</text:p>
          </table:table-cell>
          <table:table-cell office:value-type="float" office:value="71029" table:style-name="ce72">
            <text:p>71.029</text:p>
          </table:table-cell>
          <table:table-cell office:value-type="percentage" office:value="0.89985780455870135" table:style-name="ce73">
            <text:p>90,0%</text:p>
          </table:table-cell>
          <table:table-cell office:value-type="percentage" office:value="0.76530526719111081" table:style-name="ce73">
            <text:p>76,5%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59">
            <text:p>Melilla</text:p>
          </table:table-cell>
          <table:table-cell office:value-type="float" office:value="2057" table:style-name="ce72">
            <text:p>2.057</text:p>
          </table:table-cell>
          <table:table-cell office:value-type="percentage" office:value="0.81919553962564717" table:style-name="ce73">
            <text:p>81,9%</text:p>
          </table:table-cell>
          <table:table-cell office:value-type="float" office:value="3372" table:style-name="ce72">
            <text:p>3.372</text:p>
          </table:table-cell>
          <table:table-cell office:value-type="percentage" office:value="0.88666841966868259" table:style-name="ce73">
            <text:p>88,7%</text:p>
          </table:table-cell>
          <table:table-cell office:value-type="float" office:value="7414" table:style-name="ce72">
            <text:p>7.414</text:p>
          </table:table-cell>
          <table:table-cell office:value-type="percentage" office:value="0.92617114303560277" table:style-name="ce73">
            <text:p>92,6%</text:p>
          </table:table-cell>
          <table:table-cell office:value-type="float" office:value="10071" table:style-name="ce72">
            <text:p>10.071</text:p>
          </table:table-cell>
          <table:table-cell office:value-type="percentage" office:value="0.93241366540135173" table:style-name="ce73">
            <text:p>93,2%</text:p>
          </table:table-cell>
          <table:table-cell office:value-type="float" office:value="10596" table:style-name="ce72">
            <text:p>10.596</text:p>
          </table:table-cell>
          <table:table-cell office:value-type="percentage" office:value="0.97006316945893989" table:style-name="ce73">
            <text:p>97,0%</text:p>
          </table:table-cell>
          <table:table-cell office:value-type="float" office:value="9176" table:style-name="ce72">
            <text:p>9.176</text:p>
          </table:table-cell>
          <table:table-cell office:value-type="percentage" office:value="0.83783783783783783" table:style-name="ce73">
            <text:p>83,8%</text:p>
          </table:table-cell>
          <table:table-cell office:value-type="float" office:value="9767" table:style-name="ce72">
            <text:p>9.767</text:p>
          </table:table-cell>
          <table:table-cell office:value-type="percentage" office:value="0.83542896244974763" table:style-name="ce73">
            <text:p>83,5%</text:p>
          </table:table-cell>
          <table:table-cell office:value-type="float" office:value="9044" table:style-name="ce72">
            <text:p>9.044</text:p>
          </table:table-cell>
          <table:table-cell office:value-type="percentage" office:value="0.94405010438413361" table:style-name="ce73">
            <text:p>94,4%</text:p>
          </table:table-cell>
          <table:table-cell office:value-type="float" office:value="61497" table:style-name="ce72">
            <text:p>61.497</text:p>
          </table:table-cell>
          <table:table-cell office:value-type="float" office:value="68266" table:style-name="ce72">
            <text:p>68.266</text:p>
          </table:table-cell>
          <table:table-cell office:value-type="percentage" office:value="0.90084375823982654" table:style-name="ce73">
            <text:p>90,1%</text:p>
          </table:table-cell>
          <table:table-cell office:value-type="percentage" office:value="0.73191545071528885" table:style-name="ce73">
            <text:p>73,2%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59">
            <text:p>Fuerzas Armadas</text:p>
          </table:table-cell>
          <table:table-cell office:value-type="float" office:value="23" table:style-name="ce72">
            <text:p>23</text:p>
          </table:table-cell>
          <table:table-cell office:value-type="string" table:style-name="ce73">
            <text:p>-</text:p>
          </table:table-cell>
          <table:table-cell office:value-type="float" office:value="19" table:style-name="ce72">
            <text:p>19</text:p>
          </table:table-cell>
          <table:table-cell office:value-type="string" table:style-name="ce73">
            <text:p>-</text:p>
          </table:table-cell>
          <table:table-cell office:value-type="float" office:value="3703" table:style-name="ce72">
            <text:p>3.703</text:p>
          </table:table-cell>
          <table:table-cell office:value-type="string" table:style-name="ce73">
            <text:p>-</text:p>
          </table:table-cell>
          <table:table-cell office:value-type="float" office:value="9844" table:style-name="ce72">
            <text:p>9.844</text:p>
          </table:table-cell>
          <table:table-cell office:value-type="string" table:style-name="ce73">
            <text:p>-</text:p>
          </table:table-cell>
          <table:table-cell office:value-type="float" office:value="22739" table:style-name="ce72">
            <text:p>22.739</text:p>
          </table:table-cell>
          <table:table-cell office:value-type="string" table:style-name="ce73">
            <text:p>-</text:p>
          </table:table-cell>
          <table:table-cell office:value-type="float" office:value="32577" table:style-name="ce72">
            <text:p>32.577</text:p>
          </table:table-cell>
          <table:table-cell office:value-type="string" table:style-name="ce73">
            <text:p>-</text:p>
          </table:table-cell>
          <table:table-cell office:value-type="float" office:value="24579" table:style-name="ce72">
            <text:p>24.579</text:p>
          </table:table-cell>
          <table:table-cell office:value-type="string" table:style-name="ce73">
            <text:p>-</text:p>
          </table:table-cell>
          <table:table-cell office:value-type="float" office:value="1338" table:style-name="ce72">
            <text:p>1.338</text:p>
          </table:table-cell>
          <table:table-cell office:value-type="string" table:style-name="ce73">
            <text:p>-</text:p>
          </table:table-cell>
          <table:table-cell office:value-type="float" office:value="94822" table:style-name="ce72">
            <text:p>94.822</text:p>
          </table:table-cell>
          <table:table-cell office:value-type="string" table:style-name="ce72">
            <text:p>-</text:p>
          </table:table-cell>
          <table:table-cell office:value-type="string" table:style-name="ce73">
            <text:p>-</text:p>
          </table:table-cell>
          <table:table-cell office:value-type="string" table:style-name="ce73">
            <text:p>-</text:p>
          </table:table-cell>
          <table:table-cell table:number-columns-repeated="16363" table:style-name="ce39"/>
        </table:table-row>
        <table:table-row table:style-name="ro5">
          <table:table-cell office:value-type="string" table:style-name="ce74">
            <text:p>Sanidad Exterior</text:p>
          </table:table-cell>
          <table:table-cell office:value-type="float" office:value="31" table:style-name="ce75">
            <text:p>31</text:p>
          </table:table-cell>
          <table:table-cell office:value-type="string" table:style-name="ce76">
            <text:p>-</text:p>
          </table:table-cell>
          <table:table-cell office:value-type="float" office:value="49" table:style-name="ce75">
            <text:p>49</text:p>
          </table:table-cell>
          <table:table-cell office:value-type="string" table:style-name="ce76">
            <text:p>-</text:p>
          </table:table-cell>
          <table:table-cell office:value-type="float" office:value="312" table:style-name="ce75">
            <text:p>312</text:p>
          </table:table-cell>
          <table:table-cell office:value-type="string" table:style-name="ce76">
            <text:p>-</text:p>
          </table:table-cell>
          <table:table-cell office:value-type="float" office:value="923" table:style-name="ce75">
            <text:p>923</text:p>
          </table:table-cell>
          <table:table-cell office:value-type="string" table:style-name="ce76">
            <text:p>-</text:p>
          </table:table-cell>
          <table:table-cell office:value-type="float" office:value="1984" table:style-name="ce75">
            <text:p>1.984</text:p>
          </table:table-cell>
          <table:table-cell office:value-type="string" table:style-name="ce76">
            <text:p>-</text:p>
          </table:table-cell>
          <table:table-cell office:value-type="float" office:value="2451" table:style-name="ce75">
            <text:p>2.451</text:p>
          </table:table-cell>
          <table:table-cell office:value-type="string" table:style-name="ce76">
            <text:p>-</text:p>
          </table:table-cell>
          <table:table-cell office:value-type="float" office:value="2134" table:style-name="ce75">
            <text:p>2.134</text:p>
          </table:table-cell>
          <table:table-cell office:value-type="string" table:style-name="ce76">
            <text:p>-</text:p>
          </table:table-cell>
          <table:table-cell office:value-type="float" office:value="257" table:style-name="ce75">
            <text:p>257</text:p>
          </table:table-cell>
          <table:table-cell office:value-type="string" table:style-name="ce76">
            <text:p>-</text:p>
          </table:table-cell>
          <table:table-cell office:value-type="float" office:value="8141" table:style-name="ce75">
            <text:p>8.141</text:p>
          </table:table-cell>
          <table:table-cell office:value-type="string" table:style-name="ce75">
            <text:p>-</text:p>
          </table:table-cell>
          <table:table-cell office:value-type="string" table:style-name="ce76">
            <text:p>-</text:p>
          </table:table-cell>
          <table:table-cell office:value-type="string" table:style-name="ce76">
            <text:p>-</text:p>
          </table:table-cell>
          <table:table-cell table:number-columns-repeated="20" table:style-name="ce39"/>
          <table:table-cell table:number-columns-repeated="16343" table:style-name="ce65"/>
        </table:table-row>
        <table:table-row table:style-name="ro5">
          <table:table-cell office:value-type="string" table:style-name="ce66">
            <text:p>Total España</text:p>
          </table:table-cell>
          <table:table-cell office:value-type="float" office:value="2927072" table:style-name="ce77">
            <text:p>2.927.072</text:p>
          </table:table-cell>
          <table:table-cell office:value-type="percentage" office:value="1" table:style-name="ce78">
            <text:p>100,0%</text:p>
          </table:table-cell>
          <table:table-cell office:value-type="float" office:value="3954624" table:style-name="ce77">
            <text:p>3.954.624</text:p>
          </table:table-cell>
          <table:table-cell office:value-type="percentage" office:value="0.98944037886034153" table:style-name="ce78">
            <text:p>98,9%</text:p>
          </table:table-cell>
          <table:table-cell office:value-type="float" office:value="5321475" table:style-name="ce77">
            <text:p>5.321.475</text:p>
          </table:table-cell>
          <table:table-cell office:value-type="percentage" office:value="0.96619526259790911" table:style-name="ce78">
            <text:p>96,6%</text:p>
          </table:table-cell>
          <table:table-cell office:value-type="float" office:value="6775838" table:style-name="ce77">
            <text:p>6.775.838</text:p>
          </table:table-cell>
          <table:table-cell office:value-type="percentage" office:value="0.95036603151262444" table:style-name="ce78">
            <text:p>95,0%</text:p>
          </table:table-cell>
          <table:table-cell office:value-type="float" office:value="7104781" table:style-name="ce77">
            <text:p>7.104.781</text:p>
          </table:table-cell>
          <table:table-cell office:value-type="percentage" office:value="0.90891077278602728" table:style-name="ce78">
            <text:p>90,9%</text:p>
          </table:table-cell>
          <table:table-cell office:value-type="float" office:value="5069570" table:style-name="ce77">
            <text:p>5.069.570</text:p>
          </table:table-cell>
          <table:table-cell office:value-type="percentage" office:value="0.85317282674915262" table:style-name="ce78">
            <text:p>85,3%</text:p>
          </table:table-cell>
          <table:table-cell office:value-type="float" office:value="4178870" table:style-name="ce77">
            <text:p>4.178.870</text:p>
          </table:table-cell>
          <table:table-cell office:value-type="percentage" office:value="0.84856958070748822" table:style-name="ce78">
            <text:p>84,9%</text:p>
          </table:table-cell>
          <table:table-cell office:value-type="float" office:value="3830489" table:style-name="ce77">
            <text:p>3.830.489</text:p>
          </table:table-cell>
          <table:table-cell office:value-type="percentage" office:value="0.96147729320711395" table:style-name="ce78">
            <text:p>96,1%</text:p>
          </table:table-cell>
          <table:table-cell office:value-type="float" office:value="39162719" table:style-name="ce77">
            <text:p>39.162.719</text:p>
          </table:table-cell>
          <table:table-cell office:value-type="float" office:value="42185033" table:style-name="ce77">
            <text:p>42.185.033</text:p>
          </table:table-cell>
          <table:table-cell office:value-type="percentage" office:value="0.92835577490243992" table:style-name="ce78">
            <text:p>92,8%</text:p>
          </table:table-cell>
          <table:table-cell office:value-type="percentage" office:value="0.82624041331769094" table:style-name="ce78">
            <text:p>82,6%</text:p>
          </table:table-cell>
          <table:table-cell table:number-columns-repeated="16363" table:style-name="ce39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39"/>
          <table:table-cell table:style-name="ce69"/>
          <table:table-cell table:style-name="ce39"/>
          <table:table-cell table:style-name="ce69"/>
          <table:table-cell table:style-name="ce65"/>
          <table:table-cell table:style-name="ce69"/>
          <table:table-cell table:style-name="ce39"/>
          <table:table-cell table:style-name="ce69"/>
          <table:table-cell table:number-columns-repeated="2" table:style-name="ce39"/>
          <table:table-cell table:style-name="ce69"/>
          <table:table-cell table:number-columns-repeated="16366" table:style-name="ce3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79"/>
        <table:table-row table:style-name="ro12">
          <table:table-cell table:number-columns-spanned="1" table:number-rows-spanned="2" table:style-name="ce90"/>
          <table:table-cell office:value-type="string" table:number-columns-spanned="2" table:number-rows-spanned="1" table:style-name="ce91">
            <text:p><text:s/>Mayores de 70 años</text:p>
          </table:table-cell>
          <table:covered-table-cell/>
          <table:table-cell office:value-type="string" table:number-columns-spanned="2" table:number-rows-spanned="1" table:style-name="ce91">
            <text:p>60-69 años</text:p>
          </table:table-cell>
          <table:covered-table-cell/>
          <table:table-cell office:value-type="string" table:number-columns-spanned="2" table:number-rows-spanned="1" table:style-name="ce91">
            <text:p>50-59 años</text:p>
          </table:table-cell>
          <table:covered-table-cell/>
          <table:table-cell office:value-type="string" table:number-columns-spanned="2" table:number-rows-spanned="1" table:style-name="ce91">
            <text:p>40-49 años</text:p>
          </table:table-cell>
          <table:covered-table-cell/>
          <table:table-cell office:value-type="string" table:number-columns-spanned="2" table:number-rows-spanned="1" table:style-name="ce91">
            <text:p>30-39 años</text:p>
          </table:table-cell>
          <table:covered-table-cell/>
          <table:table-cell office:value-type="string" table:number-columns-spanned="2" table:number-rows-spanned="1" table:style-name="ce91">
            <text:p>20-29 años</text:p>
          </table:table-cell>
          <table:covered-table-cell/>
          <table:table-cell office:value-type="string" table:number-columns-spanned="2" table:number-rows-spanned="1" table:style-name="ce92">
            <text:p>18-19 años</text:p>
          </table:table-cell>
          <table:covered-table-cell/>
          <table:table-cell table:number-columns-repeated="16369"/>
        </table:table-row>
        <table:table-row table:style-name="ro13">
          <table:covered-table-cell/>
          <table:table-cell office:value-type="string" table:style-name="ce80">
            <text:p>Nº Personas &gt; 70 años con <text:s/>dosis de recuerdo</text:p>
          </table:table-cell>
          <table:table-cell office:value-type="string" table:style-name="ce80">
            <text:p>% Dosis de recuerdo en &gt; 70 años</text:p>
          </table:table-cell>
          <table:table-cell office:value-type="string" table:style-name="ce80">
            <text:p>Nº Personas 60-69 años con <text:s/>dosis de recuerdo</text:p>
          </table:table-cell>
          <table:table-cell office:value-type="string" table:style-name="ce80">
            <text:p>% Dosis de recuerdo en 60-69 años</text:p>
          </table:table-cell>
          <table:table-cell office:value-type="string" table:style-name="ce80">
            <text:p>Nº Personas 50-59 años con <text:s/>dosis de recuerdo</text:p>
          </table:table-cell>
          <table:table-cell office:value-type="string" table:style-name="ce80">
            <text:p>% Dosis de recuerdo en 50-59 años</text:p>
          </table:table-cell>
          <table:table-cell office:value-type="string" table:style-name="ce80">
            <text:p>Nº Personas 40-49 años con <text:s/>dosis de recuerdo</text:p>
          </table:table-cell>
          <table:table-cell office:value-type="string" table:style-name="ce80">
            <text:p>% Dosis de recuerdo en 40-49 años</text:p>
          </table:table-cell>
          <table:table-cell office:value-type="string" table:style-name="ce80">
            <text:p>Nº Personas 30-39 años con <text:s/>dosis de recuerdo</text:p>
          </table:table-cell>
          <table:table-cell office:value-type="string" table:style-name="ce80">
            <text:p>% Dosis de recuerdo en 30-39 años</text:p>
          </table:table-cell>
          <table:table-cell office:value-type="string" table:style-name="ce80">
            <text:p>Nº Personas 20-29 años con <text:s/>dosis de recuerdo</text:p>
          </table:table-cell>
          <table:table-cell office:value-type="string" table:style-name="ce80">
            <text:p>% Dosis de recuerdo en 20-29 años</text:p>
          </table:table-cell>
          <table:table-cell office:value-type="string" table:style-name="ce80">
            <text:p>Nº Personas 18-19 años con <text:s/>dosis de recuerdo</text:p>
          </table:table-cell>
          <table:table-cell office:value-type="string" table:style-name="ce80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81">
            <text:p>Andalucía</text:p>
          </table:table-cell>
          <table:table-cell office:value-type="float" office:value="1006938" table:style-name="ce82">
            <text:p>1.006.938</text:p>
          </table:table-cell>
          <table:table-cell office:value-type="percentage" office:value="0.92883247700836646" table:style-name="ce83">
            <text:p>92,9%</text:p>
          </table:table-cell>
          <table:table-cell office:value-type="float" office:value="880041" table:style-name="ce82">
            <text:p>880.041</text:p>
          </table:table-cell>
          <table:table-cell office:value-type="percentage" office:value="0.9411961618097503" table:style-name="ce83">
            <text:p>94,1%</text:p>
          </table:table-cell>
          <table:table-cell office:value-type="float" office:value="898945" table:style-name="ce82">
            <text:p>898.945</text:p>
          </table:table-cell>
          <table:table-cell office:value-type="percentage" office:value="0.73350212802067971" table:style-name="ce83">
            <text:p>73,4%</text:p>
          </table:table-cell>
          <table:table-cell office:value-type="float" office:value="730938" table:style-name="ce82">
            <text:p>730.938</text:p>
          </table:table-cell>
          <table:table-cell office:value-type="percentage" office:value="0.57418854620567439" table:style-name="ce83">
            <text:p>57,4%</text:p>
          </table:table-cell>
          <table:table-cell office:value-type="float" office:value="410587" table:style-name="ce82">
            <text:p>410.587</text:p>
          </table:table-cell>
          <table:table-cell office:value-type="percentage" office:value="0.42861810650442828" table:style-name="ce83">
            <text:p>42,9%</text:p>
          </table:table-cell>
          <table:table-cell office:value-type="float" office:value="293167" table:style-name="ce82">
            <text:p>293.167</text:p>
          </table:table-cell>
          <table:table-cell office:value-type="percentage" office:value="0.36669068185627407" table:style-name="ce83">
            <text:p>36,7%</text:p>
          </table:table-cell>
          <table:table-cell office:value-type="float" office:value="35721" table:style-name="ce82">
            <text:p>35.721</text:p>
          </table:table-cell>
          <table:table-cell office:value-type="percentage" office:value="0.21136561322122355" table:style-name="ce83">
            <text:p>21,1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Aragón</text:p>
          </table:table-cell>
          <table:table-cell office:value-type="float" office:value="204568" table:style-name="ce85">
            <text:p>204.568</text:p>
          </table:table-cell>
          <table:table-cell office:value-type="percentage" office:value="0.93058632470078739" table:style-name="ce61">
            <text:p>93,1%</text:p>
          </table:table-cell>
          <table:table-cell office:value-type="float" office:value="147253" table:style-name="ce85">
            <text:p>147.253</text:p>
          </table:table-cell>
          <table:table-cell office:value-type="percentage" office:value="0.94645336281365688" table:style-name="ce61">
            <text:p>94,6%</text:p>
          </table:table-cell>
          <table:table-cell office:value-type="float" office:value="146459" table:style-name="ce85">
            <text:p>146.459</text:p>
          </table:table-cell>
          <table:table-cell office:value-type="percentage" office:value="0.77677302331501796" table:style-name="ce61">
            <text:p>77,7%</text:p>
          </table:table-cell>
          <table:table-cell office:value-type="float" office:value="118025" table:style-name="ce85">
            <text:p>118.025</text:p>
          </table:table-cell>
          <table:table-cell office:value-type="percentage" office:value="0.61696933580068791" table:style-name="ce61">
            <text:p>61,7%</text:p>
          </table:table-cell>
          <table:table-cell office:value-type="float" office:value="61981" table:style-name="ce85">
            <text:p>61.981</text:p>
          </table:table-cell>
          <table:table-cell office:value-type="percentage" office:value="0.47569380487505375" table:style-name="ce61">
            <text:p>47,6%</text:p>
          </table:table-cell>
          <table:table-cell office:value-type="float" office:value="47424" table:style-name="ce85">
            <text:p>47.424</text:p>
          </table:table-cell>
          <table:table-cell office:value-type="percentage" office:value="0.43639575971731448" table:style-name="ce61">
            <text:p>43,6%</text:p>
          </table:table-cell>
          <table:table-cell office:value-type="float" office:value="10605" table:style-name="ce82">
            <text:p>10.605</text:p>
          </table:table-cell>
          <table:table-cell office:value-type="percentage" office:value="0.46868785079771952" table:style-name="ce83">
            <text:p>46,9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Asturias<text:s/></text:p>
          </table:table-cell>
          <table:table-cell office:value-type="float" office:value="193368" table:style-name="ce85">
            <text:p>193.368</text:p>
          </table:table-cell>
          <table:table-cell office:value-type="percentage" office:value="0.95096833843157702" table:style-name="ce61">
            <text:p>95,1%</text:p>
          </table:table-cell>
          <table:table-cell office:value-type="float" office:value="144246" table:style-name="ce85">
            <text:p>144.246</text:p>
          </table:table-cell>
          <table:table-cell office:value-type="percentage" office:value="0.96448200698056941" table:style-name="ce61">
            <text:p>96,4%</text:p>
          </table:table-cell>
          <table:table-cell office:value-type="float" office:value="146135" table:style-name="ce85">
            <text:p>146.135</text:p>
          </table:table-cell>
          <table:table-cell office:value-type="percentage" office:value="0.94272738415487733" table:style-name="ce61">
            <text:p>94,3%</text:p>
          </table:table-cell>
          <table:table-cell office:value-type="float" office:value="129297" table:style-name="ce85">
            <text:p>129.297</text:p>
          </table:table-cell>
          <table:table-cell office:value-type="percentage" office:value="0.84826079540235921" table:style-name="ce61">
            <text:p>84,8%</text:p>
          </table:table-cell>
          <table:table-cell office:value-type="float" office:value="64141" table:style-name="ce85">
            <text:p>64.141</text:p>
          </table:table-cell>
          <table:table-cell office:value-type="percentage" office:value="0.69736670435765857" table:style-name="ce61">
            <text:p>69,7%</text:p>
          </table:table-cell>
          <table:table-cell office:value-type="float" office:value="45590" table:style-name="ce85">
            <text:p>45.590</text:p>
          </table:table-cell>
          <table:table-cell office:value-type="percentage" office:value="0.67560758743331362" table:style-name="ce61">
            <text:p>67,6%</text:p>
          </table:table-cell>
          <table:table-cell office:value-type="float" office:value="10325" table:style-name="ce82">
            <text:p>10.325</text:p>
          </table:table-cell>
          <table:table-cell office:value-type="percentage" office:value="0.7171134879844423" table:style-name="ce83">
            <text:p>71,7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Baleares</text:p>
          </table:table-cell>
          <table:table-cell office:value-type="float" office:value="121639" table:style-name="ce85">
            <text:p>121.639</text:p>
          </table:table-cell>
          <table:table-cell office:value-type="percentage" office:value="0.92613826709304092" table:style-name="ce61">
            <text:p>92,6%</text:p>
          </table:table-cell>
          <table:table-cell office:value-type="float" office:value="100661" table:style-name="ce85">
            <text:p>100.661</text:p>
          </table:table-cell>
          <table:table-cell office:value-type="percentage" office:value="0.89701295692313177" table:style-name="ce61">
            <text:p>89,7%</text:p>
          </table:table-cell>
          <table:table-cell office:value-type="float" office:value="113160" table:style-name="ce85">
            <text:p>113.160</text:p>
          </table:table-cell>
          <table:table-cell office:value-type="percentage" office:value="0.73854106160382715" table:style-name="ce61">
            <text:p>73,9%</text:p>
          </table:table-cell>
          <table:table-cell office:value-type="float" office:value="88885" table:style-name="ce85">
            <text:p>88.885</text:p>
          </table:table-cell>
          <table:table-cell office:value-type="percentage" office:value="0.51374158309973128" table:style-name="ce61">
            <text:p>51,4%</text:p>
          </table:table-cell>
          <table:table-cell office:value-type="float" office:value="43104" table:style-name="ce85">
            <text:p>43.104</text:p>
          </table:table-cell>
          <table:table-cell office:value-type="percentage" office:value="0.32218858616436818" table:style-name="ce61">
            <text:p>32,2%</text:p>
          </table:table-cell>
          <table:table-cell office:value-type="float" office:value="29793" table:style-name="ce85">
            <text:p>29.793</text:p>
          </table:table-cell>
          <table:table-cell office:value-type="percentage" office:value="0.28900270639932485" table:style-name="ce61">
            <text:p>28,9%</text:p>
          </table:table-cell>
          <table:table-cell office:value-type="float" office:value="3784" table:style-name="ce82">
            <text:p>3.784</text:p>
          </table:table-cell>
          <table:table-cell office:value-type="percentage" office:value="0.18984547461368653" table:style-name="ce83">
            <text:p>19,0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Canarias</text:p>
          </table:table-cell>
          <table:table-cell office:value-type="float" office:value="226498" table:style-name="ce85">
            <text:p>226.498</text:p>
          </table:table-cell>
          <table:table-cell office:value-type="percentage" office:value="0.92224941264612592" table:style-name="ce61">
            <text:p>92,2%</text:p>
          </table:table-cell>
          <table:table-cell office:value-type="float" office:value="202138" table:style-name="ce85">
            <text:p>202.138</text:p>
          </table:table-cell>
          <table:table-cell office:value-type="percentage" office:value="0.89438822691332565" table:style-name="ce61">
            <text:p>89,4%</text:p>
          </table:table-cell>
          <table:table-cell office:value-type="float" office:value="249701" table:style-name="ce85">
            <text:p>249.701</text:p>
          </table:table-cell>
          <table:table-cell office:value-type="percentage" office:value="0.76826112774251509" table:style-name="ce61">
            <text:p>76,8%</text:p>
          </table:table-cell>
          <table:table-cell office:value-type="float" office:value="196788" table:style-name="ce85">
            <text:p>196.788</text:p>
          </table:table-cell>
          <table:table-cell office:value-type="percentage" office:value="0.60975670215534872" table:style-name="ce61">
            <text:p>61,0%</text:p>
          </table:table-cell>
          <table:table-cell office:value-type="float" office:value="92129" table:style-name="ce85">
            <text:p>92.129</text:p>
          </table:table-cell>
          <table:table-cell office:value-type="percentage" office:value="0.39315586432924227" table:style-name="ce61">
            <text:p>39,3%</text:p>
          </table:table-cell>
          <table:table-cell office:value-type="float" office:value="55893" table:style-name="ce85">
            <text:p>55.893</text:p>
          </table:table-cell>
          <table:table-cell office:value-type="percentage" office:value="0.29033363980614296" table:style-name="ce61">
            <text:p>29,0%</text:p>
          </table:table-cell>
          <table:table-cell office:value-type="float" office:value="6680" table:style-name="ce82">
            <text:p>6.680</text:p>
          </table:table-cell>
          <table:table-cell office:value-type="percentage" office:value="0.16271648844177039" table:style-name="ce83">
            <text:p>16,3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Cantabria</text:p>
          </table:table-cell>
          <table:table-cell office:value-type="float" office:value="92773" table:style-name="ce85">
            <text:p>92.773</text:p>
          </table:table-cell>
          <table:table-cell office:value-type="percentage" office:value="0.94260429578752714" table:style-name="ce61">
            <text:p>94,3%</text:p>
          </table:table-cell>
          <table:table-cell office:value-type="float" office:value="76435" table:style-name="ce85">
            <text:p>76.435</text:p>
          </table:table-cell>
          <table:table-cell office:value-type="percentage" office:value="0.99020611211151555" table:style-name="ce61">
            <text:p>99,0%</text:p>
          </table:table-cell>
          <table:table-cell office:value-type="float" office:value="73848" table:style-name="ce85">
            <text:p>73.848</text:p>
          </table:table-cell>
          <table:table-cell office:value-type="percentage" office:value="0.86727970968537504" table:style-name="ce61">
            <text:p>86,7%</text:p>
          </table:table-cell>
          <table:table-cell office:value-type="float" office:value="64290" table:style-name="ce85">
            <text:p>64.290</text:p>
          </table:table-cell>
          <table:table-cell office:value-type="percentage" office:value="0.71948967601141511" table:style-name="ce61">
            <text:p>71,9%</text:p>
          </table:table-cell>
          <table:table-cell office:value-type="float" office:value="32846" table:style-name="ce85">
            <text:p>32.846</text:p>
          </table:table-cell>
          <table:table-cell office:value-type="percentage" office:value="0.57810162451378988" table:style-name="ce61">
            <text:p>57,8%</text:p>
          </table:table-cell>
          <table:table-cell office:value-type="float" office:value="21644" table:style-name="ce85">
            <text:p>21.644</text:p>
          </table:table-cell>
          <table:table-cell office:value-type="percentage" office:value="0.49859479382630728" table:style-name="ce61">
            <text:p>49,9%</text:p>
          </table:table-cell>
          <table:table-cell office:value-type="float" office:value="3110" table:style-name="ce82">
            <text:p>3.110</text:p>
          </table:table-cell>
          <table:table-cell office:value-type="percentage" office:value="0.31262565339766785" table:style-name="ce83">
            <text:p>31,3%</text:p>
          </table:table-cell>
          <table:table-cell table:number-columns-repeated="16369"/>
        </table:table-row>
        <table:table-row table:style-name="ro14">
          <table:table-cell office:value-type="string" table:style-name="ce84">
            <text:p>Castilla y León<text:s/></text:p>
          </table:table-cell>
          <table:table-cell office:value-type="float" office:value="451328" table:style-name="ce85">
            <text:p>451.328</text:p>
          </table:table-cell>
          <table:table-cell office:value-type="percentage" office:value="0.94207820454749447" table:style-name="ce61">
            <text:p>94,2%</text:p>
          </table:table-cell>
          <table:table-cell office:value-type="float" office:value="303878" table:style-name="ce85">
            <text:p>303.878</text:p>
          </table:table-cell>
          <table:table-cell office:value-type="percentage" office:value="0.93788348291996393" table:style-name="ce61">
            <text:p>93,8%</text:p>
          </table:table-cell>
          <table:table-cell office:value-type="float" office:value="313681" table:style-name="ce85">
            <text:p>313.681</text:p>
          </table:table-cell>
          <table:table-cell office:value-type="percentage" office:value="0.88219941670627477" table:style-name="ce61">
            <text:p>88,2%</text:p>
          </table:table-cell>
          <table:table-cell office:value-type="float" office:value="240926" table:style-name="ce85">
            <text:p>240.926</text:p>
          </table:table-cell>
          <table:table-cell office:value-type="percentage" office:value="0.74331658043397109" table:style-name="ce61">
            <text:p>74,3%</text:p>
          </table:table-cell>
          <table:table-cell office:value-type="float" office:value="131571" table:style-name="ce85">
            <text:p>131.571</text:p>
          </table:table-cell>
          <table:table-cell office:value-type="percentage" office:value="0.60767614253054059" table:style-name="ce61">
            <text:p>60,8%</text:p>
          </table:table-cell>
          <table:table-cell office:value-type="float" office:value="100558" table:style-name="ce85">
            <text:p>100.558</text:p>
          </table:table-cell>
          <table:table-cell office:value-type="percentage" office:value="0.56267241138124946" table:style-name="ce61">
            <text:p>56,3%</text:p>
          </table:table-cell>
          <table:table-cell office:value-type="float" office:value="13382" table:style-name="ce82">
            <text:p>13.382</text:p>
          </table:table-cell>
          <table:table-cell office:value-type="percentage" office:value="0.3568343021705509" table:style-name="ce83">
            <text:p>35,7%</text:p>
          </table:table-cell>
          <table:table-cell table:number-columns-repeated="16369"/>
        </table:table-row>
        <table:table-row table:style-name="ro14">
          <table:table-cell office:value-type="string" table:style-name="ce84">
            <text:p>Castilla - La Mancha</text:p>
          </table:table-cell>
          <table:table-cell office:value-type="float" office:value="277316" table:style-name="ce85">
            <text:p>277.316</text:p>
          </table:table-cell>
          <table:table-cell office:value-type="percentage" office:value="0.93797796741450279" table:style-name="ce61">
            <text:p>93,8%</text:p>
          </table:table-cell>
          <table:table-cell office:value-type="float" office:value="213209" table:style-name="ce85">
            <text:p>213.209</text:p>
          </table:table-cell>
          <table:table-cell office:value-type="percentage" office:value="0.95476264044314885" table:style-name="ce61">
            <text:p>95,5%</text:p>
          </table:table-cell>
          <table:table-cell office:value-type="float" office:value="236039" table:style-name="ce85">
            <text:p>236.039</text:p>
          </table:table-cell>
          <table:table-cell office:value-type="percentage" office:value="0.82281684543708411" table:style-name="ce61">
            <text:p>82,3%</text:p>
          </table:table-cell>
          <table:table-cell office:value-type="float" office:value="193796" table:style-name="ce85">
            <text:p>193.796</text:p>
          </table:table-cell>
          <table:table-cell office:value-type="percentage" office:value="0.67437093951067084" table:style-name="ce61">
            <text:p>67,4%</text:p>
          </table:table-cell>
          <table:table-cell office:value-type="float" office:value="105906" table:style-name="ce85">
            <text:p>105.906</text:p>
          </table:table-cell>
          <table:table-cell office:value-type="percentage" office:value="0.51128973857629079" table:style-name="ce61">
            <text:p>51,1%</text:p>
          </table:table-cell>
          <table:table-cell office:value-type="float" office:value="78621" table:style-name="ce85">
            <text:p>78.621</text:p>
          </table:table-cell>
          <table:table-cell office:value-type="percentage" office:value="0.4495094451813566" table:style-name="ce61">
            <text:p>45,0%</text:p>
          </table:table-cell>
          <table:table-cell office:value-type="float" office:value="11971" table:style-name="ce82">
            <text:p>11.971</text:p>
          </table:table-cell>
          <table:table-cell office:value-type="percentage" office:value="0.32395204719508564" table:style-name="ce83">
            <text:p>32,4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Cataluña</text:p>
          </table:table-cell>
          <table:table-cell office:value-type="float" office:value="988544" table:style-name="ce85">
            <text:p>988.544</text:p>
          </table:table-cell>
          <table:table-cell office:value-type="percentage" office:value="0.92000457887815623" table:style-name="ce61">
            <text:p>92,0%</text:p>
          </table:table-cell>
          <table:table-cell office:value-type="float" office:value="742627" table:style-name="ce85">
            <text:p>742.627</text:p>
          </table:table-cell>
          <table:table-cell office:value-type="percentage" office:value="0.92528697680387639" table:style-name="ce61">
            <text:p>92,5%</text:p>
          </table:table-cell>
          <table:table-cell office:value-type="float" office:value="812856" table:style-name="ce85">
            <text:p>812.856</text:p>
          </table:table-cell>
          <table:table-cell office:value-type="percentage" office:value="0.78130833216388662" table:style-name="ce61">
            <text:p>78,1%</text:p>
          </table:table-cell>
          <table:table-cell office:value-type="float" office:value="708718" table:style-name="ce85">
            <text:p>708.718</text:p>
          </table:table-cell>
          <table:table-cell office:value-type="percentage" office:value="0.61257285300267172" table:style-name="ce61">
            <text:p>61,3%</text:p>
          </table:table-cell>
          <table:table-cell office:value-type="float" office:value="380247" table:style-name="ce85">
            <text:p>380.247</text:p>
          </table:table-cell>
          <table:table-cell office:value-type="percentage" office:value="0.46342310589164404" table:style-name="ce61">
            <text:p>46,3%</text:p>
          </table:table-cell>
          <table:table-cell office:value-type="float" office:value="267556" table:style-name="ce85">
            <text:p>267.556</text:p>
          </table:table-cell>
          <table:table-cell office:value-type="percentage" office:value="0.39020306730213916" table:style-name="ce61">
            <text:p>39,0%</text:p>
          </table:table-cell>
          <table:table-cell office:value-type="float" office:value="38635" table:style-name="ce82">
            <text:p>38.635</text:p>
          </table:table-cell>
          <table:table-cell office:value-type="percentage" office:value="0.27162412030624944" table:style-name="ce83">
            <text:p>27,2%</text:p>
          </table:table-cell>
          <table:table-cell table:number-columns-repeated="16369"/>
        </table:table-row>
        <table:table-row table:style-name="ro14">
          <table:table-cell office:value-type="string" table:style-name="ce84">
            <text:p>C. Valenciana</text:p>
          </table:table-cell>
          <table:table-cell office:value-type="float" office:value="694749" table:style-name="ce85">
            <text:p>694.749</text:p>
          </table:table-cell>
          <table:table-cell office:value-type="percentage" office:value="0.9500282376557686" table:style-name="ce61">
            <text:p>95,0%</text:p>
          </table:table-cell>
          <table:table-cell office:value-type="float" office:value="563610" table:style-name="ce85">
            <text:p>563.610</text:p>
          </table:table-cell>
          <table:table-cell office:value-type="percentage" office:value="0.97218389059847932" table:style-name="ce61">
            <text:p>97,2%</text:p>
          </table:table-cell>
          <table:table-cell office:value-type="float" office:value="619542" table:style-name="ce85">
            <text:p>619.542</text:p>
          </table:table-cell>
          <table:table-cell office:value-type="percentage" office:value="0.84436176302232402" table:style-name="ce61">
            <text:p>84,4%</text:p>
          </table:table-cell>
          <table:table-cell office:value-type="float" office:value="547413" table:style-name="ce85">
            <text:p>547.413</text:p>
          </table:table-cell>
          <table:table-cell office:value-type="percentage" office:value="0.71093428364747124" table:style-name="ce61">
            <text:p>71,1%</text:p>
          </table:table-cell>
          <table:table-cell office:value-type="float" office:value="305578" table:style-name="ce85">
            <text:p>305.578</text:p>
          </table:table-cell>
          <table:table-cell office:value-type="percentage" office:value="0.575904863316403" table:style-name="ce61">
            <text:p>57,6%</text:p>
          </table:table-cell>
          <table:table-cell office:value-type="float" office:value="238130" table:style-name="ce85">
            <text:p>238.130</text:p>
          </table:table-cell>
          <table:table-cell office:value-type="percentage" office:value="0.53234939718634799" table:style-name="ce61">
            <text:p>53,2%</text:p>
          </table:table-cell>
          <table:table-cell office:value-type="float" office:value="50035" table:style-name="ce82">
            <text:p>50.035</text:p>
          </table:table-cell>
          <table:table-cell office:value-type="percentage" office:value="0.52377313457834351" table:style-name="ce83">
            <text:p>52,4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Extremadura</text:p>
          </table:table-cell>
          <table:table-cell office:value-type="float" office:value="156267" table:style-name="ce85">
            <text:p>156.267</text:p>
          </table:table-cell>
          <table:table-cell office:value-type="percentage" office:value="0.90078857261439493" table:style-name="ce61">
            <text:p>90,1%</text:p>
          </table:table-cell>
          <table:table-cell office:value-type="float" office:value="128319" table:style-name="ce85">
            <text:p>128.319</text:p>
          </table:table-cell>
          <table:table-cell office:value-type="percentage" office:value="0.96551594407909591" table:style-name="ce61">
            <text:p>96,6%</text:p>
          </table:table-cell>
          <table:table-cell office:value-type="float" office:value="136851" table:style-name="ce85">
            <text:p>136.851</text:p>
          </table:table-cell>
          <table:table-cell office:value-type="percentage" office:value="0.84672973524807726" table:style-name="ce61">
            <text:p>84,7%</text:p>
          </table:table-cell>
          <table:table-cell office:value-type="float" office:value="108364" table:style-name="ce85">
            <text:p>108.364</text:p>
          </table:table-cell>
          <table:table-cell office:value-type="percentage" office:value="0.74085924467415976" table:style-name="ce61">
            <text:p>74,1%</text:p>
          </table:table-cell>
          <table:table-cell office:value-type="float" office:value="73108" table:style-name="ce85">
            <text:p>73.108</text:p>
          </table:table-cell>
          <table:table-cell office:value-type="percentage" office:value="0.64466293373308059" table:style-name="ce61">
            <text:p>64,5%</text:p>
          </table:table-cell>
          <table:table-cell office:value-type="float" office:value="51718" table:style-name="ce85">
            <text:p>51.718</text:p>
          </table:table-cell>
          <table:table-cell office:value-type="percentage" office:value="0.55225362790846677" table:style-name="ce61">
            <text:p>55,2%</text:p>
          </table:table-cell>
          <table:table-cell office:value-type="float" office:value="6821" table:style-name="ce82">
            <text:p>6.821</text:p>
          </table:table-cell>
          <table:table-cell office:value-type="percentage" office:value="0.35396990140114165" table:style-name="ce83">
            <text:p>35,4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Galicia</text:p>
          </table:table-cell>
          <table:table-cell office:value-type="float" office:value="509748" table:style-name="ce85">
            <text:p>509.748</text:p>
          </table:table-cell>
          <table:table-cell office:value-type="percentage" office:value="0.95569746033769676" table:style-name="ce61">
            <text:p>95,6%</text:p>
          </table:table-cell>
          <table:table-cell office:value-type="float" office:value="339119" table:style-name="ce85">
            <text:p>339.119</text:p>
          </table:table-cell>
          <table:table-cell office:value-type="percentage" office:value="0.97393694319833202" table:style-name="ce61">
            <text:p>97,4%</text:p>
          </table:table-cell>
          <table:table-cell office:value-type="float" office:value="378997" table:style-name="ce85">
            <text:p>378.997</text:p>
          </table:table-cell>
          <table:table-cell office:value-type="percentage" office:value="0.96429534641121539" table:style-name="ce61">
            <text:p>96,4%</text:p>
          </table:table-cell>
          <table:table-cell office:value-type="float" office:value="393344" table:style-name="ce85">
            <text:p>393.344</text:p>
          </table:table-cell>
          <table:table-cell office:value-type="percentage" office:value="0.95599697653901217" table:style-name="ce61">
            <text:p>95,6%</text:p>
          </table:table-cell>
          <table:table-cell office:value-type="float" office:value="208635" table:style-name="ce85">
            <text:p>208.635</text:p>
          </table:table-cell>
          <table:table-cell office:value-type="percentage" office:value="0.77992351602014154" table:style-name="ce61">
            <text:p>78,0%</text:p>
          </table:table-cell>
          <table:table-cell office:value-type="float" office:value="152300" table:style-name="ce85">
            <text:p>152.300</text:p>
          </table:table-cell>
          <table:table-cell office:value-type="percentage" office:value="0.75154948482097039" table:style-name="ce61">
            <text:p>75,2%</text:p>
          </table:table-cell>
          <table:table-cell office:value-type="float" office:value="26153" table:style-name="ce82">
            <text:p>26.153</text:p>
          </table:table-cell>
          <table:table-cell office:value-type="percentage" office:value="0.62673440532962688" table:style-name="ce83">
            <text:p>62,7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La Rioja</text:p>
          </table:table-cell>
          <table:table-cell office:value-type="float" office:value="46198" table:style-name="ce85">
            <text:p>46.198</text:p>
          </table:table-cell>
          <table:table-cell office:value-type="percentage" office:value="0.82729844919594575" table:style-name="ce61">
            <text:p>82,7%</text:p>
          </table:table-cell>
          <table:table-cell office:value-type="float" office:value="37211" table:style-name="ce85">
            <text:p>37.211</text:p>
          </table:table-cell>
          <table:table-cell office:value-type="percentage" office:value="0.93683282980866067" table:style-name="ce61">
            <text:p>93,7%</text:p>
          </table:table-cell>
          <table:table-cell office:value-type="float" office:value="38184" table:style-name="ce85">
            <text:p>38.184</text:p>
          </table:table-cell>
          <table:table-cell office:value-type="percentage" office:value="0.82431673934631489" table:style-name="ce61">
            <text:p>82,4%</text:p>
          </table:table-cell>
          <table:table-cell office:value-type="float" office:value="34654" table:style-name="ce85">
            <text:p>34.654</text:p>
          </table:table-cell>
          <table:table-cell office:value-type="percentage" office:value="0.71212214618909642" table:style-name="ce61">
            <text:p>71,2%</text:p>
          </table:table-cell>
          <table:table-cell office:value-type="float" office:value="18171" table:style-name="ce85">
            <text:p>18.171</text:p>
          </table:table-cell>
          <table:table-cell office:value-type="percentage" office:value="0.55958980044345896" table:style-name="ce61">
            <text:p>56,0%</text:p>
          </table:table-cell>
          <table:table-cell office:value-type="float" office:value="12465" table:style-name="ce85">
            <text:p>12.465</text:p>
          </table:table-cell>
          <table:table-cell office:value-type="percentage" office:value="0.48794331793627183" table:style-name="ce61">
            <text:p>48,8%</text:p>
          </table:table-cell>
          <table:table-cell office:value-type="float" office:value="2108" table:style-name="ce82">
            <text:p>2.108</text:p>
          </table:table-cell>
          <table:table-cell office:value-type="percentage" office:value="0.37872799137621271" table:style-name="ce83">
            <text:p>37,9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Madrid</text:p>
          </table:table-cell>
          <table:table-cell office:value-type="float" office:value="837252" table:style-name="ce85">
            <text:p>837.252</text:p>
          </table:table-cell>
          <table:table-cell office:value-type="percentage" office:value="0.94744668114379094" table:style-name="ce61">
            <text:p>94,7%</text:p>
          </table:table-cell>
          <table:table-cell office:value-type="float" office:value="634325" table:style-name="ce85">
            <text:p>634.325</text:p>
          </table:table-cell>
          <table:table-cell office:value-type="percentage" office:value="0.91715296172486782" table:style-name="ce61">
            <text:p>91,7%</text:p>
          </table:table-cell>
          <table:table-cell office:value-type="float" office:value="734446" table:style-name="ce85">
            <text:p>734.446</text:p>
          </table:table-cell>
          <table:table-cell office:value-type="percentage" office:value="0.76300608060305286" table:style-name="ce61">
            <text:p>76,3%</text:p>
          </table:table-cell>
          <table:table-cell office:value-type="float" office:value="649080" table:style-name="ce85">
            <text:p>649.080</text:p>
          </table:table-cell>
          <table:table-cell office:value-type="percentage" office:value="0.61591308060919481" table:style-name="ce61">
            <text:p>61,6%</text:p>
          </table:table-cell>
          <table:table-cell office:value-type="float" office:value="382161" table:style-name="ce85">
            <text:p>382.161</text:p>
          </table:table-cell>
          <table:table-cell office:value-type="percentage" office:value="0.49319624296329945" table:style-name="ce61">
            <text:p>49,3%</text:p>
          </table:table-cell>
          <table:table-cell office:value-type="float" office:value="277871" table:style-name="ce85">
            <text:p>277.871</text:p>
          </table:table-cell>
          <table:table-cell office:value-type="percentage" office:value="0.4403535239882222" table:style-name="ce61">
            <text:p>44,0%</text:p>
          </table:table-cell>
          <table:table-cell office:value-type="float" office:value="32784" table:style-name="ce82">
            <text:p>32.784</text:p>
          </table:table-cell>
          <table:table-cell office:value-type="percentage" office:value="0.26551338743379171" table:style-name="ce83">
            <text:p>26,6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Murcia<text:s/></text:p>
          </table:table-cell>
          <table:table-cell office:value-type="float" office:value="163288" table:style-name="ce85">
            <text:p>163.288</text:p>
          </table:table-cell>
          <table:table-cell office:value-type="percentage" office:value="0.88593735588217737" table:style-name="ce61">
            <text:p>88,6%</text:p>
          </table:table-cell>
          <table:table-cell office:value-type="float" office:value="136053" table:style-name="ce85">
            <text:p>136.053</text:p>
          </table:table-cell>
          <table:table-cell office:value-type="percentage" office:value="0.88320869362000465" table:style-name="ce61">
            <text:p>88,3%</text:p>
          </table:table-cell>
          <table:table-cell office:value-type="float" office:value="156766" table:style-name="ce85">
            <text:p>156.766</text:p>
          </table:table-cell>
          <table:table-cell office:value-type="percentage" office:value="0.7392390976309039" table:style-name="ce61">
            <text:p>73,9%</text:p>
          </table:table-cell>
          <table:table-cell office:value-type="float" office:value="137797" table:style-name="ce85">
            <text:p>137.797</text:p>
          </table:table-cell>
          <table:table-cell office:value-type="percentage" office:value="0.58363334491025065" table:style-name="ce61">
            <text:p>58,4%</text:p>
          </table:table-cell>
          <table:table-cell office:value-type="float" office:value="68715" table:style-name="ce85">
            <text:p>68.715</text:p>
          </table:table-cell>
          <table:table-cell office:value-type="percentage" office:value="0.39912757096472529" table:style-name="ce61">
            <text:p>39,9%</text:p>
          </table:table-cell>
          <table:table-cell office:value-type="float" office:value="51299" table:style-name="ce85">
            <text:p>51.299</text:p>
          </table:table-cell>
          <table:table-cell office:value-type="percentage" office:value="0.35168820484694752" table:style-name="ce61">
            <text:p>35,2%</text:p>
          </table:table-cell>
          <table:table-cell office:value-type="float" office:value="6383" table:style-name="ce82">
            <text:p>6.383</text:p>
          </table:table-cell>
          <table:table-cell office:value-type="percentage" office:value="0.20826128095533297" table:style-name="ce83">
            <text:p>20,8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Navarra</text:p>
          </table:table-cell>
          <table:table-cell office:value-type="float" office:value="93605" table:style-name="ce85">
            <text:p>93.605</text:p>
          </table:table-cell>
          <table:table-cell office:value-type="percentage" office:value="0.95291662424921109" table:style-name="ce61">
            <text:p>95,3%</text:p>
          </table:table-cell>
          <table:table-cell office:value-type="float" office:value="72144" table:style-name="ce85">
            <text:p>72.144</text:p>
          </table:table-cell>
          <table:table-cell office:value-type="percentage" office:value="0.99462321118372077" table:style-name="ce61">
            <text:p>99,5%</text:p>
          </table:table-cell>
          <table:table-cell office:value-type="float" office:value="77237" table:style-name="ce85">
            <text:p>77.237</text:p>
          </table:table-cell>
          <table:table-cell office:value-type="percentage" office:value="0.83228629001842658" table:style-name="ce61">
            <text:p>83,2%</text:p>
          </table:table-cell>
          <table:table-cell office:value-type="float" office:value="65138" table:style-name="ce85">
            <text:p>65.138</text:p>
          </table:table-cell>
          <table:table-cell office:value-type="percentage" office:value="0.6744320887950136" table:style-name="ce61">
            <text:p>67,4%</text:p>
          </table:table-cell>
          <table:table-cell office:value-type="float" office:value="34013" table:style-name="ce85">
            <text:p>34.013</text:p>
          </table:table-cell>
          <table:table-cell office:value-type="percentage" office:value="0.51690703788696224" table:style-name="ce61">
            <text:p>51,7%</text:p>
          </table:table-cell>
          <table:table-cell office:value-type="float" office:value="26615" table:style-name="ce85">
            <text:p>26.615</text:p>
          </table:table-cell>
          <table:table-cell office:value-type="percentage" office:value="0.44747637782037053" table:style-name="ce61">
            <text:p>44,7%</text:p>
          </table:table-cell>
          <table:table-cell office:value-type="float" office:value="3962" table:style-name="ce82">
            <text:p>3.962</text:p>
          </table:table-cell>
          <table:table-cell office:value-type="percentage" office:value="0.29624644833258562" table:style-name="ce83">
            <text:p>29,6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País Vasco</text:p>
          </table:table-cell>
          <table:table-cell office:value-type="float" office:value="348404" table:style-name="ce85">
            <text:p>348.404</text:p>
          </table:table-cell>
          <table:table-cell office:value-type="percentage" office:value="0.92225022235398757" table:style-name="ce61">
            <text:p>92,2%</text:p>
          </table:table-cell>
          <table:table-cell office:value-type="float" office:value="258102" table:style-name="ce85">
            <text:p>258.102</text:p>
          </table:table-cell>
          <table:table-cell office:value-type="percentage" office:value="0.92793712654505189" table:style-name="ce61">
            <text:p>92,8%</text:p>
          </table:table-cell>
          <table:table-cell office:value-type="float" office:value="268688" table:style-name="ce85">
            <text:p>268.688</text:p>
          </table:table-cell>
          <table:table-cell office:value-type="percentage" office:value="0.82190205255269033" table:style-name="ce61">
            <text:p>82,2%</text:p>
          </table:table-cell>
          <table:table-cell office:value-type="float" office:value="199352" table:style-name="ce85">
            <text:p>199.352</text:p>
          </table:table-cell>
          <table:table-cell office:value-type="percentage" office:value="0.61325679620759777" table:style-name="ce61">
            <text:p>61,3%</text:p>
          </table:table-cell>
          <table:table-cell office:value-type="float" office:value="90853" table:style-name="ce85">
            <text:p>90.853</text:p>
          </table:table-cell>
          <table:table-cell office:value-type="percentage" office:value="0.43297352681869089" table:style-name="ce61">
            <text:p>43,3%</text:p>
          </table:table-cell>
          <table:table-cell office:value-type="float" office:value="63992" table:style-name="ce85">
            <text:p>63.992</text:p>
          </table:table-cell>
          <table:table-cell office:value-type="percentage" office:value="0.36853047379363169" table:style-name="ce61">
            <text:p>36,9%</text:p>
          </table:table-cell>
          <table:table-cell office:value-type="float" office:value="11359" table:style-name="ce82">
            <text:p>11.359</text:p>
          </table:table-cell>
          <table:table-cell office:value-type="percentage" office:value="0.2950542885344693" table:style-name="ce83">
            <text:p>29,5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Ceuta</text:p>
          </table:table-cell>
          <table:table-cell office:value-type="float" office:value="5735" table:style-name="ce85">
            <text:p>5.735</text:p>
          </table:table-cell>
          <table:table-cell office:value-type="percentage" office:value="0.90959555908009515" table:style-name="ce61">
            <text:p>91,0%</text:p>
          </table:table-cell>
          <table:table-cell office:value-type="float" office:value="7344" table:style-name="ce85">
            <text:p>7.344</text:p>
          </table:table-cell>
          <table:table-cell office:value-type="percentage" office:value="0.95899712718725516" table:style-name="ce61">
            <text:p>95,9%</text:p>
          </table:table-cell>
          <table:table-cell office:value-type="float" office:value="9275" table:style-name="ce85">
            <text:p>9.275</text:p>
          </table:table-cell>
          <table:table-cell office:value-type="percentage" office:value="0.87294117647058822" table:style-name="ce61">
            <text:p>87,3%</text:p>
          </table:table-cell>
          <table:table-cell office:value-type="float" office:value="8957" table:style-name="ce85">
            <text:p>8.957</text:p>
          </table:table-cell>
          <table:table-cell office:value-type="percentage" office:value="0.79844892137635948" table:style-name="ce61">
            <text:p>79,8%</text:p>
          </table:table-cell>
          <table:table-cell office:value-type="float" office:value="6395" table:style-name="ce85">
            <text:p>6.395</text:p>
          </table:table-cell>
          <table:table-cell office:value-type="percentage" office:value="0.67988517967254947" table:style-name="ce61">
            <text:p>68,0%</text:p>
          </table:table-cell>
          <table:table-cell office:value-type="float" office:value="5287" table:style-name="ce85">
            <text:p>5.287</text:p>
          </table:table-cell>
          <table:table-cell office:value-type="percentage" office:value="0.57064220183486236" table:style-name="ce61">
            <text:p>57,1%</text:p>
          </table:table-cell>
          <table:table-cell office:value-type="float" office:value="1023" table:style-name="ce82">
            <text:p>1.023</text:p>
          </table:table-cell>
          <table:table-cell office:value-type="percentage" office:value="0.43624733475479743" table:style-name="ce83">
            <text:p>43,6%</text:p>
          </table:table-cell>
          <table:table-cell table:number-columns-repeated="16369"/>
        </table:table-row>
        <table:table-row table:style-name="ro5">
          <table:table-cell office:value-type="string" table:style-name="ce84">
            <text:p>Melilla</text:p>
          </table:table-cell>
          <table:table-cell office:value-type="float" office:value="4581" table:style-name="ce85">
            <text:p>4.581</text:p>
          </table:table-cell>
          <table:table-cell office:value-type="percentage" office:value="0.8438018051206484" table:style-name="ce61">
            <text:p>84,4%</text:p>
          </table:table-cell>
          <table:table-cell office:value-type="float" office:value="6213" table:style-name="ce85">
            <text:p>6.213</text:p>
          </table:table-cell>
          <table:table-cell office:value-type="percentage" office:value="0.83800917183706503" table:style-name="ce61">
            <text:p>83,8%</text:p>
          </table:table-cell>
          <table:table-cell office:value-type="float" office:value="8049" table:style-name="ce85">
            <text:p>8.049</text:p>
          </table:table-cell>
          <table:table-cell office:value-type="percentage" office:value="0.79922549895740247" table:style-name="ce61">
            <text:p>79,9%</text:p>
          </table:table-cell>
          <table:table-cell office:value-type="float" office:value="7781" table:style-name="ce85">
            <text:p>7.781</text:p>
          </table:table-cell>
          <table:table-cell office:value-type="percentage" office:value="0.73433371083427712" table:style-name="ce61">
            <text:p>73,4%</text:p>
          </table:table-cell>
          <table:table-cell office:value-type="float" office:value="5080" table:style-name="ce85">
            <text:p>5.080</text:p>
          </table:table-cell>
          <table:table-cell office:value-type="percentage" office:value="0.55361813426329554" table:style-name="ce61">
            <text:p>55,4%</text:p>
          </table:table-cell>
          <table:table-cell office:value-type="float" office:value="4497" table:style-name="ce85">
            <text:p>4.497</text:p>
          </table:table-cell>
          <table:table-cell office:value-type="percentage" office:value="0.46042797174157879" table:style-name="ce61">
            <text:p>46,0%</text:p>
          </table:table-cell>
          <table:table-cell office:value-type="float" office:value="975" table:style-name="ce82">
            <text:p>975</text:p>
          </table:table-cell>
          <table:table-cell office:value-type="percentage" office:value="0.40355960264900664" table:style-name="ce83">
            <text:p>40,4%</text:p>
          </table:table-cell>
          <table:table-cell table:number-columns-repeated="16369"/>
        </table:table-row>
        <table:table-row table:style-name="ro14">
          <table:table-cell office:value-type="string" table:style-name="ce84">
            <text:p>Fuerzas Armadas</text:p>
          </table:table-cell>
          <table:table-cell office:value-type="float" office:value="7" table:style-name="ce85">
            <text:p>7</text:p>
          </table:table-cell>
          <table:table-cell office:value-type="percentage" office:value="0.16666666666666666" table:style-name="ce61">
            <text:p>16,7%</text:p>
          </table:table-cell>
          <table:table-cell office:value-type="float" office:value="2380" table:style-name="ce85">
            <text:p>2.380</text:p>
          </table:table-cell>
          <table:table-cell office:value-type="percentage" office:value="0.64272211720226846" table:style-name="ce61">
            <text:p>64,3%</text:p>
          </table:table-cell>
          <table:table-cell office:value-type="float" office:value="7415" table:style-name="ce85">
            <text:p>7.415</text:p>
          </table:table-cell>
          <table:table-cell office:value-type="percentage" office:value="0.75325071109305164" table:style-name="ce61">
            <text:p>75,3%</text:p>
          </table:table-cell>
          <table:table-cell office:value-type="float" office:value="15308" table:style-name="ce85">
            <text:p>15.308</text:p>
          </table:table-cell>
          <table:table-cell office:value-type="percentage" office:value="0.67320462641277101" table:style-name="ce61">
            <text:p>67,3%</text:p>
          </table:table-cell>
          <table:table-cell office:value-type="float" office:value="15412" table:style-name="ce85">
            <text:p>15.412</text:p>
          </table:table-cell>
          <table:table-cell office:value-type="percentage" office:value="0.47309451453479451" table:style-name="ce61">
            <text:p>47,3%</text:p>
          </table:table-cell>
          <table:table-cell office:value-type="float" office:value="11051" table:style-name="ce85">
            <text:p>11.051</text:p>
          </table:table-cell>
          <table:table-cell office:value-type="percentage" office:value="0.44961145693478172" table:style-name="ce61">
            <text:p>45,0%</text:p>
          </table:table-cell>
          <table:table-cell office:value-type="float" office:value="252" table:style-name="ce82">
            <text:p>252</text:p>
          </table:table-cell>
          <table:table-cell office:value-type="percentage" office:value="0.19119878603945373" table:style-name="ce83">
            <text:p>19,1%</text:p>
          </table:table-cell>
          <table:table-cell table:number-columns-repeated="16369"/>
        </table:table-row>
        <table:table-row table:style-name="ro14">
          <table:table-cell office:value-type="string" table:style-name="ce86">
            <text:p>Sanidad Exterior</text:p>
          </table:table-cell>
          <table:table-cell office:value-type="float" office:value="79" table:style-name="ce85">
            <text:p>79</text:p>
          </table:table-cell>
          <table:table-cell office:value-type="percentage" office:value="0.98750000000000004" table:style-name="ce64">
            <text:p>98,8%</text:p>
          </table:table-cell>
          <table:table-cell office:value-type="float" office:value="300" table:style-name="ce85">
            <text:p>300</text:p>
          </table:table-cell>
          <table:table-cell office:value-type="percentage" office:value="0.96153846153846156" table:style-name="ce64">
            <text:p>96,2%</text:p>
          </table:table-cell>
          <table:table-cell office:value-type="float" office:value="698" table:style-name="ce85">
            <text:p>698</text:p>
          </table:table-cell>
          <table:table-cell office:value-type="percentage" office:value="0.75622968580715055" table:style-name="ce64">
            <text:p>75,6%</text:p>
          </table:table-cell>
          <table:table-cell office:value-type="float" office:value="931" table:style-name="ce85">
            <text:p>931</text:p>
          </table:table-cell>
          <table:table-cell office:value-type="percentage" office:value="0.4692540322580645" table:style-name="ce64">
            <text:p>46,9%</text:p>
          </table:table-cell>
          <table:table-cell office:value-type="float" office:value="1158" table:style-name="ce85">
            <text:p>1.158</text:p>
          </table:table-cell>
          <table:table-cell office:value-type="percentage" office:value="0.47246022031823748" table:style-name="ce64">
            <text:p>47,2%</text:p>
          </table:table-cell>
          <table:table-cell office:value-type="float" office:value="932" table:style-name="ce85">
            <text:p>932</text:p>
          </table:table-cell>
          <table:table-cell office:value-type="percentage" office:value="0.43673851921274603" table:style-name="ce64">
            <text:p>43,7%</text:p>
          </table:table-cell>
          <table:table-cell office:value-type="float" office:value="20" table:style-name="ce82">
            <text:p>20</text:p>
          </table:table-cell>
          <table:table-cell office:value-type="percentage" office:value="0.11627906976744186" table:style-name="ce83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87">
            <text:p>Totales</text:p>
          </table:table-cell>
          <table:table-cell office:value-type="float" office:value="6422885" table:style-name="ce88">
            <text:p>6.422.885</text:p>
          </table:table-cell>
          <table:table-cell office:value-type="percentage" office:value="0.93332878987970402" table:style-name="ce89">
            <text:p>93,33%</text:p>
          </table:table-cell>
          <table:table-cell office:value-type="float" office:value="4995608" table:style-name="ce88">
            <text:p>4.995.608</text:p>
          </table:table-cell>
          <table:table-cell office:value-type="percentage" office:value="0.93876378259786997" table:style-name="ce89">
            <text:p>93,88%</text:p>
          </table:table-cell>
          <table:table-cell office:value-type="float" office:value="5426972" table:style-name="ce88">
            <text:p>5.426.972</text:p>
          </table:table-cell>
          <table:table-cell office:value-type="percentage" office:value="0.80093001042823042" table:style-name="ce89">
            <text:p>80,09%</text:p>
          </table:table-cell>
          <table:table-cell office:value-type="float" office:value="4639782" table:style-name="ce88">
            <text:p>4.639.782</text:p>
          </table:table-cell>
          <table:table-cell office:value-type="percentage" office:value="0.65305067109035453" table:style-name="ce89">
            <text:p>65,31%</text:p>
          </table:table-cell>
          <table:table-cell office:value-type="float" office:value="2531791" table:style-name="ce88">
            <text:p>2.531.791</text:p>
          </table:table-cell>
          <table:table-cell office:value-type="percentage" office:value="0.49940941736675892" table:style-name="ce89">
            <text:p>49,94%</text:p>
          </table:table-cell>
          <table:table-cell office:value-type="float" office:value="1836403" table:style-name="ce88">
            <text:p>1.836.403</text:p>
          </table:table-cell>
          <table:table-cell office:value-type="percentage" office:value="0.43944965983627154" table:style-name="ce89">
            <text:p>43,94%</text:p>
          </table:table-cell>
          <table:table-cell office:value-type="float" office:value="276088" table:style-name="ce88">
            <text:p>276.088</text:p>
          </table:table-cell>
          <table:table-cell office:value-type="percentage" office:value="0.31807739720503692" table:style-name="ce89">
            <text:p>31,81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5">
          <table:table-cell table:number-columns-spanned="1" table:number-rows-spanned="2" table:style-name="ce33"/>
          <table:table-cell office:value-type="string" table:number-columns-spanned="2" table:number-rows-spanned="1" table:style-name="ce34">
            <text:p><text:s/>Mayores de 80 años</text:p>
          </table:table-cell>
          <table:covered-table-cell/>
          <table:table-cell office:value-type="string" table:number-columns-spanned="2" table:number-rows-spanned="1" table:style-name="ce34">
            <text:p>70-79 años</text:p>
          </table:table-cell>
          <table:covered-table-cell/>
          <table:table-cell office:value-type="string" table:number-columns-spanned="2" table:number-rows-spanned="1" table:style-name="ce34">
            <text:p>60-69 años</text:p>
          </table:table-cell>
          <table:covered-table-cell/>
          <table:table-cell table:number-columns-repeated="16377"/>
        </table:table-row>
        <table:table-row table:style-name="ro16">
          <table:covered-table-cell/>
          <table:table-cell office:value-type="string" table:style-name="ce93">
            <text:p>Nº Personas &gt; 80 años con <text:s/>dosis de recuerdo adaptadas</text:p>
          </table:table-cell>
          <table:table-cell office:value-type="string" table:style-name="ce93">
            <text:p>% Dosis de recuerdo adaptadas en &gt; 80 años (1)</text:p>
          </table:table-cell>
          <table:table-cell office:value-type="string" table:style-name="ce93">
            <text:p>Nº Personas 70-79 años con <text:s/>dosis de recuerdo adaptadas</text:p>
          </table:table-cell>
          <table:table-cell office:value-type="string" table:style-name="ce93">
            <text:p>% Dosis de recuerdo adaptadas en 70-79 años (1)</text:p>
          </table:table-cell>
          <table:table-cell office:value-type="string" table:style-name="ce93">
            <text:p>Nº Personas 60-69 años con <text:s/>dosis de recuerdo adaptadas</text:p>
          </table:table-cell>
          <table:table-cell office:value-type="string" table:style-name="ce93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258214" table:style-name="ce132">
            <text:p>258.214</text:p>
          </table:table-cell>
          <table:table-cell office:value-type="percentage" office:value="0.61070000000000002" table:style-name="ce133">
            <text:p>61,07%</text:p>
          </table:table-cell>
          <table:table-cell office:value-type="float" office:value="281895" table:style-name="ce132">
            <text:p>281.895</text:p>
          </table:table-cell>
          <table:table-cell office:value-type="percentage" office:value="0.43080000000000002" table:style-name="ce133">
            <text:p>43,08%</text:p>
          </table:table-cell>
          <table:table-cell office:value-type="float" office:value="211741" table:style-name="ce132">
            <text:p>211.741</text:p>
          </table:table-cell>
          <table:table-cell office:value-type="percentage" office:value="0.221" table:style-name="ce133">
            <text:p>22,10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Aragón</text:p>
          </table:table-cell>
          <table:table-cell office:value-type="float" office:value="63642" table:style-name="ce134">
            <text:p>63.642</text:p>
          </table:table-cell>
          <table:table-cell office:value-type="percentage" office:value="0.65100000000000002" table:style-name="ce135">
            <text:p>65,10%</text:p>
          </table:table-cell>
          <table:table-cell office:value-type="float" office:value="56485" table:style-name="ce134">
            <text:p>56.485</text:p>
          </table:table-cell>
          <table:table-cell office:value-type="percentage" office:value="0.47220000000000001" table:style-name="ce135">
            <text:p>47,22%</text:p>
          </table:table-cell>
          <table:table-cell office:value-type="float" office:value="38325" table:style-name="ce134">
            <text:p>38.325</text:p>
          </table:table-cell>
          <table:table-cell office:value-type="percentage" office:value="0.23760000000000001" table:style-name="ce135">
            <text:p>23,76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Asturias<text:s/></text:p>
          </table:table-cell>
          <table:table-cell office:value-type="float" office:value="65914" table:style-name="ce134">
            <text:p>65.914</text:p>
          </table:table-cell>
          <table:table-cell office:value-type="percentage" office:value="0.77029999999999998" table:style-name="ce135">
            <text:p>77,03%</text:p>
          </table:table-cell>
          <table:table-cell office:value-type="float" office:value="77843" table:style-name="ce134">
            <text:p>77.843</text:p>
          </table:table-cell>
          <table:table-cell office:value-type="percentage" office:value="0.69630000000000003" table:style-name="ce135">
            <text:p>69,63%</text:p>
          </table:table-cell>
          <table:table-cell office:value-type="float" office:value="78951" table:style-name="ce134">
            <text:p>78.951</text:p>
          </table:table-cell>
          <table:table-cell office:value-type="percentage" office:value="0.51939999999999997" table:style-name="ce135">
            <text:p>51,94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Baleares</text:p>
          </table:table-cell>
          <table:table-cell office:value-type="float" office:value="29209" table:style-name="ce134">
            <text:p>29.209</text:p>
          </table:table-cell>
          <table:table-cell office:value-type="percentage" office:value="0.54459999999999997" table:style-name="ce135">
            <text:p>54,46%</text:p>
          </table:table-cell>
          <table:table-cell office:value-type="float" office:value="31307" table:style-name="ce134">
            <text:p>31.307</text:p>
          </table:table-cell>
          <table:table-cell office:value-type="percentage" office:value="0.3589" table:style-name="ce135">
            <text:p>35,89%</text:p>
          </table:table-cell>
          <table:table-cell office:value-type="float" office:value="25090" table:style-name="ce134">
            <text:p>25.090</text:p>
          </table:table-cell>
          <table:table-cell office:value-type="percentage" office:value="0.19689999999999999" table:style-name="ce135">
            <text:p>19,69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Canarias</text:p>
          </table:table-cell>
          <table:table-cell office:value-type="float" office:value="38052" table:style-name="ce134">
            <text:p>38.052</text:p>
          </table:table-cell>
          <table:table-cell office:value-type="percentage" office:value="0.37909999999999999" table:style-name="ce135">
            <text:p>37,91%</text:p>
          </table:table-cell>
          <table:table-cell office:value-type="float" office:value="37050" table:style-name="ce134">
            <text:p>37.050</text:p>
          </table:table-cell>
          <table:table-cell office:value-type="percentage" office:value="0.2213" table:style-name="ce135">
            <text:p>22,13%</text:p>
          </table:table-cell>
          <table:table-cell office:value-type="float" office:value="33667" table:style-name="ce134">
            <text:p>33.667</text:p>
          </table:table-cell>
          <table:table-cell office:value-type="percentage" office:value="0.1338" table:style-name="ce135">
            <text:p>13,38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Cantabria</text:p>
          </table:table-cell>
          <table:table-cell office:value-type="float" office:value="24576" table:style-name="ce134">
            <text:p>24.576</text:p>
          </table:table-cell>
          <table:table-cell office:value-type="percentage" office:value="0.59560000000000002" table:style-name="ce135">
            <text:p>59,56%</text:p>
          </table:table-cell>
          <table:table-cell office:value-type="float" office:value="17382" table:style-name="ce134">
            <text:p>17.382</text:p>
          </table:table-cell>
          <table:table-cell office:value-type="percentage" office:value="0.31680000000000003" table:style-name="ce135">
            <text:p>31,68%</text:p>
          </table:table-cell>
          <table:table-cell office:value-type="float" office:value="11057" table:style-name="ce134">
            <text:p>11.057</text:p>
          </table:table-cell>
          <table:table-cell office:value-type="percentage" office:value="0.13950000000000001" table:style-name="ce135">
            <text:p>13,95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Castilla y León<text:s/></text:p>
          </table:table-cell>
          <table:table-cell office:value-type="float" office:value="157961" table:style-name="ce134">
            <text:p>157.961</text:p>
          </table:table-cell>
          <table:table-cell office:value-type="percentage" office:value="0.72309999999999997" table:style-name="ce135">
            <text:p>72,31%</text:p>
          </table:table-cell>
          <table:table-cell office:value-type="float" office:value="112926" table:style-name="ce134">
            <text:p>112.926</text:p>
          </table:table-cell>
          <table:table-cell office:value-type="percentage" office:value="0.4587" table:style-name="ce135">
            <text:p>45,87%</text:p>
          </table:table-cell>
          <table:table-cell office:value-type="float" office:value="86329" table:style-name="ce134">
            <text:p>86.329</text:p>
          </table:table-cell>
          <table:table-cell office:value-type="percentage" office:value="0.26379999999999998" table:style-name="ce135">
            <text:p>26,38%</text:p>
          </table:table-cell>
          <table:table-cell table:number-columns-repeated="16377"/>
        </table:table-row>
        <table:table-row table:style-name="ro7">
          <table:table-cell office:value-type="string" table:style-name="ce30">
            <text:p>Castilla - La Mancha</text:p>
          </table:table-cell>
          <table:table-cell office:value-type="float" office:value="85564" table:style-name="ce134">
            <text:p>85.564</text:p>
          </table:table-cell>
          <table:table-cell office:value-type="percentage" office:value="0.63529999999999998" table:style-name="ce135">
            <text:p>63,53%</text:p>
          </table:table-cell>
          <table:table-cell office:value-type="float" office:value="70138" table:style-name="ce134">
            <text:p>70.138</text:p>
          </table:table-cell>
          <table:table-cell office:value-type="percentage" office:value="0.44750000000000001" table:style-name="ce135">
            <text:p>44,75%</text:p>
          </table:table-cell>
          <table:table-cell office:value-type="float" office:value="50962" table:style-name="ce134">
            <text:p>50.962</text:p>
          </table:table-cell>
          <table:table-cell office:value-type="percentage" office:value="0.2235" table:style-name="ce135">
            <text:p>22,35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Cataluña</text:p>
          </table:table-cell>
          <table:table-cell office:value-type="float" office:value="267618" table:style-name="ce134">
            <text:p>267.618</text:p>
          </table:table-cell>
          <table:table-cell office:value-type="percentage" office:value="0.58919999999999995" table:style-name="ce135">
            <text:p>58,92%</text:p>
          </table:table-cell>
          <table:table-cell office:value-type="float" office:value="207741" table:style-name="ce134">
            <text:p>207.741</text:p>
          </table:table-cell>
          <table:table-cell office:value-type="percentage" office:value="0.32679999999999998" table:style-name="ce135">
            <text:p>32,68%</text:p>
          </table:table-cell>
          <table:table-cell office:value-type="float" office:value="145091" table:style-name="ce134">
            <text:p>145.091</text:p>
          </table:table-cell>
          <table:table-cell office:value-type="percentage" office:value="0.17019999999999999" table:style-name="ce135">
            <text:p>17,02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C. Valenciana</text:p>
          </table:table-cell>
          <table:table-cell office:value-type="float" office:value="143174" table:style-name="ce134">
            <text:p>143.174</text:p>
          </table:table-cell>
          <table:table-cell office:value-type="percentage" office:value="0.48930000000000001" table:style-name="ce135">
            <text:p>48,93%</text:p>
          </table:table-cell>
          <table:table-cell office:value-type="float" office:value="123954" table:style-name="ce134">
            <text:p>123.954</text:p>
          </table:table-cell>
          <table:table-cell office:value-type="percentage" office:value="0.28189999999999998" table:style-name="ce135">
            <text:p>28,19%</text:p>
          </table:table-cell>
          <table:table-cell office:value-type="float" office:value="59640" table:style-name="ce134">
            <text:p>59.640</text:p>
          </table:table-cell>
          <table:table-cell office:value-type="percentage" office:value="9.9900000000000003E-2" table:style-name="ce135">
            <text:p>9,99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Extremadura</text:p>
          </table:table-cell>
          <table:table-cell office:value-type="float" office:value="47636" table:style-name="ce134">
            <text:p>47.636</text:p>
          </table:table-cell>
          <table:table-cell office:value-type="percentage" office:value="0.63549999999999995" table:style-name="ce135">
            <text:p>63,55%</text:p>
          </table:table-cell>
          <table:table-cell office:value-type="float" office:value="42778" table:style-name="ce134">
            <text:p>42.778</text:p>
          </table:table-cell>
          <table:table-cell office:value-type="percentage" office:value="0.47160000000000002" table:style-name="ce135">
            <text:p>47,16%</text:p>
          </table:table-cell>
          <table:table-cell office:value-type="float" office:value="37517" table:style-name="ce134">
            <text:p>37.517</text:p>
          </table:table-cell>
          <table:table-cell office:value-type="percentage" office:value="0.28710000000000002" table:style-name="ce135">
            <text:p>28,71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Galicia</text:p>
          </table:table-cell>
          <table:table-cell office:value-type="float" office:value="194670" table:style-name="ce134">
            <text:p>194.670</text:p>
          </table:table-cell>
          <table:table-cell office:value-type="percentage" office:value="0.82410000000000005" table:style-name="ce135">
            <text:p>82,41%</text:p>
          </table:table-cell>
          <table:table-cell office:value-type="float" office:value="220358" table:style-name="ce134">
            <text:p>220.358</text:p>
          </table:table-cell>
          <table:table-cell office:value-type="percentage" office:value="0.75470000000000004" table:style-name="ce135">
            <text:p>75,47%</text:p>
          </table:table-cell>
          <table:table-cell office:value-type="float" office:value="229773" table:style-name="ce134">
            <text:p>229.773</text:p>
          </table:table-cell>
          <table:table-cell office:value-type="percentage" office:value="0.64990000000000003" table:style-name="ce135">
            <text:p>64,99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La Rioja</text:p>
          </table:table-cell>
          <table:table-cell office:value-type="float" office:value="15405" table:style-name="ce134">
            <text:p>15.405</text:p>
          </table:table-cell>
          <table:table-cell office:value-type="percentage" office:value="0.69350000000000001" table:style-name="ce135">
            <text:p>69,35%</text:p>
          </table:table-cell>
          <table:table-cell office:value-type="float" office:value="14962" table:style-name="ce134">
            <text:p>14.962</text:p>
          </table:table-cell>
          <table:table-cell office:value-type="percentage" office:value="0.52980000000000005" table:style-name="ce135">
            <text:p>52,98%</text:p>
          </table:table-cell>
          <table:table-cell office:value-type="float" office:value="13162" table:style-name="ce134">
            <text:p>13.162</text:p>
          </table:table-cell>
          <table:table-cell office:value-type="percentage" office:value="0.34089999999999998" table:style-name="ce135">
            <text:p>34,09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Madrid</text:p>
          </table:table-cell>
          <table:table-cell office:value-type="float" office:value="169637" table:style-name="ce134">
            <text:p>169.637</text:p>
          </table:table-cell>
          <table:table-cell office:value-type="percentage" office:value="0.45789999999999997" table:style-name="ce135">
            <text:p>45,79%</text:p>
          </table:table-cell>
          <table:table-cell office:value-type="float" office:value="162187" table:style-name="ce134">
            <text:p>162.187</text:p>
          </table:table-cell>
          <table:table-cell office:value-type="percentage" office:value="0.30769999999999997" table:style-name="ce135">
            <text:p>30,77%</text:p>
          </table:table-cell>
          <table:table-cell office:value-type="float" office:value="99364" table:style-name="ce134">
            <text:p>99.364</text:p>
          </table:table-cell>
          <table:table-cell office:value-type="percentage" office:value="0.13789999999999999" table:style-name="ce135">
            <text:p>13,79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Murcia<text:s/></text:p>
          </table:table-cell>
          <table:table-cell office:value-type="float" office:value="36322" table:style-name="ce134">
            <text:p>36.322</text:p>
          </table:table-cell>
          <table:table-cell office:value-type="percentage" office:value="0.50480000000000003" table:style-name="ce135">
            <text:p>50,48%</text:p>
          </table:table-cell>
          <table:table-cell office:value-type="float" office:value="45542" table:style-name="ce134">
            <text:p>45.542</text:p>
          </table:table-cell>
          <table:table-cell office:value-type="percentage" office:value="0.43819999999999998" table:style-name="ce135">
            <text:p>43,82%</text:p>
          </table:table-cell>
          <table:table-cell office:value-type="float" office:value="40617" table:style-name="ce134">
            <text:p>40.617</text:p>
          </table:table-cell>
          <table:table-cell office:value-type="percentage" office:value="0.26450000000000001" table:style-name="ce135">
            <text:p>26,45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Navarra</text:p>
          </table:table-cell>
          <table:table-cell office:value-type="float" office:value="31525" table:style-name="ce134">
            <text:p>31.525</text:p>
          </table:table-cell>
          <table:table-cell office:value-type="percentage" office:value="0.76160000000000005" table:style-name="ce135">
            <text:p>76,16%</text:p>
          </table:table-cell>
          <table:table-cell office:value-type="float" office:value="31862" table:style-name="ce134">
            <text:p>31.862</text:p>
          </table:table-cell>
          <table:table-cell office:value-type="percentage" office:value="0.5625" table:style-name="ce135">
            <text:p>56,25%</text:p>
          </table:table-cell>
          <table:table-cell office:value-type="float" office:value="27338" table:style-name="ce134">
            <text:p>27.338</text:p>
          </table:table-cell>
          <table:table-cell office:value-type="percentage" office:value="0.36130000000000001" table:style-name="ce135">
            <text:p>36,13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País Vasco</text:p>
          </table:table-cell>
          <table:table-cell office:value-type="float" office:value="101773" table:style-name="ce134">
            <text:p>101.773</text:p>
          </table:table-cell>
          <table:table-cell office:value-type="percentage" office:value="0.63800000000000001" table:style-name="ce135">
            <text:p>63,80%</text:p>
          </table:table-cell>
          <table:table-cell office:value-type="float" office:value="103708" table:style-name="ce134">
            <text:p>103.708</text:p>
          </table:table-cell>
          <table:table-cell office:value-type="percentage" office:value="0.4793" table:style-name="ce135">
            <text:p>47,93%</text:p>
          </table:table-cell>
          <table:table-cell office:value-type="float" office:value="69235" table:style-name="ce134">
            <text:p>69.235</text:p>
          </table:table-cell>
          <table:table-cell office:value-type="percentage" office:value="0.24360000000000001" table:style-name="ce135">
            <text:p>24,36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Ceuta</text:p>
          </table:table-cell>
          <table:table-cell office:value-type="float" office:value="650" table:style-name="ce136">
            <text:p>650</text:p>
          </table:table-cell>
          <table:table-cell office:value-type="percentage" office:value="0.2291" table:style-name="ce135">
            <text:p>22,91%</text:p>
          </table:table-cell>
          <table:table-cell office:value-type="float" office:value="651" table:style-name="ce136">
            <text:p>651</text:p>
          </table:table-cell>
          <table:table-cell office:value-type="percentage" office:value="0.14779999999999999" table:style-name="ce135">
            <text:p>14,78%</text:p>
          </table:table-cell>
          <table:table-cell office:value-type="float" office:value="731" table:style-name="ce136">
            <text:p>731</text:p>
          </table:table-cell>
          <table:table-cell office:value-type="percentage" office:value="8.7800000000000003E-2" table:style-name="ce135">
            <text:p>8,78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Melilla</text:p>
          </table:table-cell>
          <table:table-cell office:value-type="float" office:value="755" table:style-name="ce136">
            <text:p>755</text:p>
          </table:table-cell>
          <table:table-cell office:value-type="percentage" office:value="0.30070000000000002" table:style-name="ce135">
            <text:p>30,07%</text:p>
          </table:table-cell>
          <table:table-cell office:value-type="float" office:value="806" table:style-name="ce136">
            <text:p>806</text:p>
          </table:table-cell>
          <table:table-cell office:value-type="percentage" office:value="0.21190000000000001" table:style-name="ce135">
            <text:p>21,19%</text:p>
          </table:table-cell>
          <table:table-cell office:value-type="float" office:value="1150" table:style-name="ce134">
            <text:p>1.150</text:p>
          </table:table-cell>
          <table:table-cell office:value-type="percentage" office:value="0.14369999999999999" table:style-name="ce135">
            <text:p>14,37%</text:p>
          </table:table-cell>
          <table:table-cell table:number-columns-repeated="16377"/>
        </table:table-row>
        <table:table-row table:style-name="ro5">
          <table:table-cell office:value-type="string" table:style-name="ce30">
            <text:p>Fuerzas Armadas</text:p>
          </table:table-cell>
          <table:table-cell office:value-type="float" office:value="0" table:style-name="ce136">
            <text:p>0</text:p>
          </table:table-cell>
          <table:table-cell office:value-type="percentage" office:value="0" table:style-name="ce135">
            <text:p>0,00%</text:p>
          </table:table-cell>
          <table:table-cell office:value-type="float" office:value="0" table:style-name="ce136">
            <text:p>0</text:p>
          </table:table-cell>
          <table:table-cell office:value-type="percentage" office:value="0" table:style-name="ce135">
            <text:p>0,00%</text:p>
          </table:table-cell>
          <table:table-cell office:value-type="float" office:value="0" table:style-name="ce136">
            <text:p>0</text:p>
          </table:table-cell>
          <table:table-cell office:value-type="percentage" office:value="0" table:style-name="ce13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94">
            <text:p>Sanidad Exterior</text:p>
          </table:table-cell>
          <table:table-cell office:value-type="float" office:value="0" table:style-name="ce137">
            <text:p>0</text:p>
          </table:table-cell>
          <table:table-cell office:value-type="percentage" office:value="0" table:style-name="ce138">
            <text:p>0,00%</text:p>
          </table:table-cell>
          <table:table-cell office:value-type="float" office:value="0" table:style-name="ce137">
            <text:p>0</text:p>
          </table:table-cell>
          <table:table-cell office:value-type="percentage" office:value="0" table:style-name="ce138">
            <text:p>0,00%</text:p>
          </table:table-cell>
          <table:table-cell office:value-type="float" office:value="0" table:style-name="ce137">
            <text:p>0</text:p>
          </table:table-cell>
          <table:table-cell office:value-type="percentage" office:value="0" table:style-name="ce138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95">
            <text:p>Totales</text:p>
          </table:table-cell>
          <table:table-cell office:value-type="float" office:value="1732297" table:style-name="ce139">
            <text:p>1.732.297</text:p>
          </table:table-cell>
          <table:table-cell office:value-type="percentage" office:value="0.6008" table:style-name="ce140">
            <text:p>60,08%</text:p>
          </table:table-cell>
          <table:table-cell office:value-type="float" office:value="1639575" table:style-name="ce139">
            <text:p>1.639.575</text:p>
          </table:table-cell>
          <table:table-cell office:value-type="percentage" office:value="0.41020000000000001" table:style-name="ce140">
            <text:p>41,02%</text:p>
          </table:table-cell>
          <table:table-cell office:value-type="float" office:value="1259740" table:style-name="ce139">
            <text:p>1.259.740</text:p>
          </table:table-cell>
          <table:table-cell office:value-type="percentage" office:value="0.22869999999999999" table:style-name="ce140">
            <text:p>22,87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79"/>
        <table:table-row table:style-name="ro17">
          <table:table-cell table:style-name="ce96"/>
          <table:table-cell office:value-type="string" table:style-name="ce97">
            <text:p>Población a vacunar de 5 a 11 años</text:p>
          </table:table-cell>
          <table:table-cell office:value-type="string" table:style-name="ce97">
            <text:p>Nº Personas con 1 dosis</text:p>
          </table:table-cell>
          <table:table-cell office:value-type="string" table:style-name="ce97">
            <text:p>% 1ª dosis</text:p>
          </table:table-cell>
          <table:table-cell office:value-type="string" table:style-name="ce97">
            <text:p>Nº Personas con pauta completa</text:p>
          </table:table-cell>
          <table:table-cell office:value-type="string" table:style-name="ce98">
            <text:p><text:s/>% PC</text:p>
          </table:table-cell>
          <table:table-cell office:value-type="string" table:style-name="ce99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00">
            <text:p>Andalucía</text:p>
          </table:table-cell>
          <table:table-cell office:value-type="float" office:value="728275" table:style-name="ce101">
            <text:p>728.275</text:p>
          </table:table-cell>
          <table:table-cell office:value-type="float" office:value="453649" table:style-name="ce101">
            <text:p>453.649</text:p>
          </table:table-cell>
          <table:table-cell office:value-type="percentage" office:value="0.62290892863272807" table:style-name="ce102">
            <text:p>62,3%</text:p>
          </table:table-cell>
          <table:table-cell office:value-type="float" office:value="368002" table:style-name="ce101">
            <text:p>368.002</text:p>
          </table:table-cell>
          <table:table-cell office:value-type="percentage" office:value="0.50530637465243211" table:style-name="ce102">
            <text:p>50,5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Aragón</text:p>
          </table:table-cell>
          <table:table-cell office:value-type="float" office:value="103760" table:style-name="ce101">
            <text:p>103.760</text:p>
          </table:table-cell>
          <table:table-cell office:value-type="float" office:value="56036" table:style-name="ce101">
            <text:p>56.036</text:p>
          </table:table-cell>
          <table:table-cell office:value-type="percentage" office:value="0.54005397070161909" table:style-name="ce102">
            <text:p>54,0%</text:p>
          </table:table-cell>
          <table:table-cell office:value-type="float" office:value="47177" table:style-name="ce101">
            <text:p>47.177</text:p>
          </table:table-cell>
          <table:table-cell office:value-type="percentage" office:value="0.45467424826522745" table:style-name="ce102">
            <text:p>45,5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Asturias<text:s/></text:p>
          </table:table-cell>
          <table:table-cell office:value-type="float" office:value="62179" table:style-name="ce101">
            <text:p>62.179</text:p>
          </table:table-cell>
          <table:table-cell office:value-type="float" office:value="44762" table:style-name="ce101">
            <text:p>44.762</text:p>
          </table:table-cell>
          <table:table-cell office:value-type="percentage" office:value="0.71988935171038448" table:style-name="ce102">
            <text:p>72,0%</text:p>
          </table:table-cell>
          <table:table-cell office:value-type="float" office:value="39316" table:style-name="ce101">
            <text:p>39.316</text:p>
          </table:table-cell>
          <table:table-cell office:value-type="percentage" office:value="0.63230351083163128" table:style-name="ce102">
            <text:p>63,2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Baleares</text:p>
          </table:table-cell>
          <table:table-cell office:value-type="float" office:value="97822" table:style-name="ce101">
            <text:p>97.822</text:p>
          </table:table-cell>
          <table:table-cell office:value-type="float" office:value="34289" table:style-name="ce101">
            <text:p>34.289</text:p>
          </table:table-cell>
          <table:table-cell office:value-type="percentage" office:value="0.35052442190918198" table:style-name="ce102">
            <text:p>35,1%</text:p>
          </table:table-cell>
          <table:table-cell office:value-type="float" office:value="27077" table:style-name="ce101">
            <text:p>27.077</text:p>
          </table:table-cell>
          <table:table-cell office:value-type="percentage" office:value="0.27679867514465051" table:style-name="ce102">
            <text:p>27,7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Canarias</text:p>
          </table:table-cell>
          <table:table-cell office:value-type="float" office:value="156104" table:style-name="ce101">
            <text:p>156.104</text:p>
          </table:table-cell>
          <table:table-cell office:value-type="float" office:value="81859" table:style-name="ce101">
            <text:p>81.859</text:p>
          </table:table-cell>
          <table:table-cell office:value-type="percentage" office:value="0.52438758776200478" table:style-name="ce102">
            <text:p>52,4%</text:p>
          </table:table-cell>
          <table:table-cell office:value-type="float" office:value="63350" table:style-name="ce101">
            <text:p>63.350</text:p>
          </table:table-cell>
          <table:table-cell office:value-type="percentage" office:value="0.40581919745810485" table:style-name="ce102">
            <text:p>40,6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Cantabria</text:p>
          </table:table-cell>
          <table:table-cell office:value-type="float" office:value="42931" table:style-name="ce101">
            <text:p>42.931</text:p>
          </table:table-cell>
          <table:table-cell office:value-type="float" office:value="26235" table:style-name="ce101">
            <text:p>26.235</text:p>
          </table:table-cell>
          <table:table-cell office:value-type="percentage" office:value="0.61109687638303323" table:style-name="ce102">
            <text:p>61,1%</text:p>
          </table:table-cell>
          <table:table-cell office:value-type="float" office:value="23738" table:style-name="ce101">
            <text:p>23.738</text:p>
          </table:table-cell>
          <table:table-cell office:value-type="percentage" office:value="0.55293377745684935" table:style-name="ce102">
            <text:p>55,3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Castilla y Leon<text:s/></text:p>
          </table:table-cell>
          <table:table-cell office:value-type="float" office:value="158747" table:style-name="ce101">
            <text:p>158.747</text:p>
          </table:table-cell>
          <table:table-cell office:value-type="float" office:value="106757" table:style-name="ce101">
            <text:p>106.757</text:p>
          </table:table-cell>
          <table:table-cell office:value-type="percentage" office:value="0.67249774798893835" table:style-name="ce102">
            <text:p>67,2%</text:p>
          </table:table-cell>
          <table:table-cell office:value-type="float" office:value="98316" table:style-name="ce101">
            <text:p>98.316</text:p>
          </table:table-cell>
          <table:table-cell office:value-type="percentage" office:value="0.6193250896079926" table:style-name="ce102">
            <text:p>61,9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Castilla - La Mancha</text:p>
          </table:table-cell>
          <table:table-cell office:value-type="float" office:value="171326" table:style-name="ce101">
            <text:p>171.326</text:p>
          </table:table-cell>
          <table:table-cell office:value-type="float" office:value="107115" table:style-name="ce101">
            <text:p>107.115</text:p>
          </table:table-cell>
          <table:table-cell office:value-type="percentage" office:value="0.62521158493165074" table:style-name="ce102">
            <text:p>62,5%</text:p>
          </table:table-cell>
          <table:table-cell office:value-type="float" office:value="89017" table:style-name="ce101">
            <text:p>89.017</text:p>
          </table:table-cell>
          <table:table-cell office:value-type="percentage" office:value="0.51957671340018441" table:style-name="ce102">
            <text:p>52,0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Cataluña</text:p>
          </table:table-cell>
          <table:table-cell office:value-type="float" office:value="648162" table:style-name="ce101">
            <text:p>648.162</text:p>
          </table:table-cell>
          <table:table-cell office:value-type="float" office:value="264791" table:style-name="ce101">
            <text:p>264.791</text:p>
          </table:table-cell>
          <table:table-cell office:value-type="percentage" office:value="0.40852595493102034" table:style-name="ce102">
            <text:p>40,9%</text:p>
          </table:table-cell>
          <table:table-cell office:value-type="float" office:value="208064" table:style-name="ce101">
            <text:p>208.064</text:p>
          </table:table-cell>
          <table:table-cell office:value-type="percentage" office:value="0.32100616821103367" table:style-name="ce102">
            <text:p>32,1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C. Valenciana</text:p>
          </table:table-cell>
          <table:table-cell office:value-type="float" office:value="410244" table:style-name="ce101">
            <text:p>410.244</text:p>
          </table:table-cell>
          <table:table-cell office:value-type="float" office:value="264882" table:style-name="ce101">
            <text:p>264.882</text:p>
          </table:table-cell>
          <table:table-cell office:value-type="percentage" office:value="0.64566940649954663" table:style-name="ce102">
            <text:p>64,6%</text:p>
          </table:table-cell>
          <table:table-cell office:value-type="float" office:value="202345" table:style-name="ce101">
            <text:p>202.345</text:p>
          </table:table-cell>
          <table:table-cell office:value-type="percentage" office:value="0.49323085773344644" table:style-name="ce102">
            <text:p>49,3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Extremadura</text:p>
          </table:table-cell>
          <table:table-cell office:value-type="float" office:value="78583" table:style-name="ce101">
            <text:p>78.583</text:p>
          </table:table-cell>
          <table:table-cell office:value-type="float" office:value="61598" table:style-name="ce101">
            <text:p>61.598</text:p>
          </table:table-cell>
          <table:table-cell office:value-type="percentage" office:value="0.7838591043864449" table:style-name="ce102">
            <text:p>78,4%</text:p>
          </table:table-cell>
          <table:table-cell office:value-type="float" office:value="52886" table:style-name="ce101">
            <text:p>52.886</text:p>
          </table:table-cell>
          <table:table-cell office:value-type="percentage" office:value="0.67299543158189434" table:style-name="ce102">
            <text:p>67,3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Galicia</text:p>
          </table:table-cell>
          <table:table-cell office:value-type="float" office:value="177577" table:style-name="ce101">
            <text:p>177.577</text:p>
          </table:table-cell>
          <table:table-cell office:value-type="float" office:value="142784" table:style-name="ce101">
            <text:p>142.784</text:p>
          </table:table-cell>
          <table:table-cell office:value-type="percentage" office:value="0.80406809440411764" table:style-name="ce102">
            <text:p>80,4%</text:p>
          </table:table-cell>
          <table:table-cell office:value-type="float" office:value="126398" table:style-name="ce101">
            <text:p>126.398</text:p>
          </table:table-cell>
          <table:table-cell office:value-type="percentage" office:value="0.71179263080241251" table:style-name="ce102">
            <text:p>71,2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La Rioja</text:p>
          </table:table-cell>
          <table:table-cell office:value-type="float" office:value="25397" table:style-name="ce101">
            <text:p>25.397</text:p>
          </table:table-cell>
          <table:table-cell office:value-type="float" office:value="17104" table:style-name="ce101">
            <text:p>17.104</text:p>
          </table:table-cell>
          <table:table-cell office:value-type="percentage" office:value="0.67346536992558181" table:style-name="ce102">
            <text:p>67,3%</text:p>
          </table:table-cell>
          <table:table-cell office:value-type="float" office:value="14897" table:style-name="ce101">
            <text:p>14.897</text:p>
          </table:table-cell>
          <table:table-cell office:value-type="percentage" office:value="0.58656534236327129" table:style-name="ce102">
            <text:p>58,7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Madrid</text:p>
          </table:table-cell>
          <table:table-cell office:value-type="float" office:value="567425" table:style-name="ce101">
            <text:p>567.425</text:p>
          </table:table-cell>
          <table:table-cell office:value-type="float" office:value="270671" table:style-name="ce101">
            <text:p>270.671</text:p>
          </table:table-cell>
          <table:table-cell office:value-type="percentage" office:value="0.47701634577256907" table:style-name="ce102">
            <text:p>47,7%</text:p>
          </table:table-cell>
          <table:table-cell office:value-type="float" office:value="242425" table:style-name="ce101">
            <text:p>242.425</text:p>
          </table:table-cell>
          <table:table-cell office:value-type="percentage" office:value="0.42723707979028064" table:style-name="ce102">
            <text:p>42,7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Murcia<text:s/></text:p>
          </table:table-cell>
          <table:table-cell office:value-type="float" office:value="139748" table:style-name="ce101">
            <text:p>139.748</text:p>
          </table:table-cell>
          <table:table-cell office:value-type="float" office:value="72409" table:style-name="ce101">
            <text:p>72.409</text:p>
          </table:table-cell>
          <table:table-cell office:value-type="percentage" office:value="0.51813979448721981" table:style-name="ce102">
            <text:p>51,8%</text:p>
          </table:table-cell>
          <table:table-cell office:value-type="float" office:value="52265" table:style-name="ce101">
            <text:p>52.265</text:p>
          </table:table-cell>
          <table:table-cell office:value-type="percentage" office:value="0.37399461888542235" table:style-name="ce102">
            <text:p>37,4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Navarra</text:p>
          </table:table-cell>
          <table:table-cell office:value-type="float" office:value="56431" table:style-name="ce101">
            <text:p>56.431</text:p>
          </table:table-cell>
          <table:table-cell office:value-type="float" office:value="29906" table:style-name="ce101">
            <text:p>29.906</text:p>
          </table:table-cell>
          <table:table-cell office:value-type="percentage" office:value="0.52995693856213788" table:style-name="ce102">
            <text:p>53,0%</text:p>
          </table:table-cell>
          <table:table-cell office:value-type="float" office:value="26281" table:style-name="ce101">
            <text:p>26.281</text:p>
          </table:table-cell>
          <table:table-cell office:value-type="percentage" office:value="0.46571919689532348" table:style-name="ce102">
            <text:p>46,6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País Vasco</text:p>
          </table:table-cell>
          <table:table-cell office:value-type="float" office:value="170178" table:style-name="ce101">
            <text:p>170.178</text:p>
          </table:table-cell>
          <table:table-cell office:value-type="float" office:value="87475" table:style-name="ce101">
            <text:p>87.475</text:p>
          </table:table-cell>
          <table:table-cell office:value-type="percentage" office:value="0.51402061371035035" table:style-name="ce102">
            <text:p>51,4%</text:p>
          </table:table-cell>
          <table:table-cell office:value-type="float" office:value="70110" table:style-name="ce101">
            <text:p>70.110</text:p>
          </table:table-cell>
          <table:table-cell office:value-type="percentage" office:value="0.41198039699608646" table:style-name="ce102">
            <text:p>41,2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Ceuta</text:p>
          </table:table-cell>
          <table:table-cell office:value-type="float" office:value="9201" table:style-name="ce101">
            <text:p>9.201</text:p>
          </table:table-cell>
          <table:table-cell office:value-type="float" office:value="3244" table:style-name="ce101">
            <text:p>3.244</text:p>
          </table:table-cell>
          <table:table-cell office:value-type="percentage" office:value="0.3525703727855668" table:style-name="ce102">
            <text:p>35,3%</text:p>
          </table:table-cell>
          <table:table-cell office:value-type="float" office:value="2279" table:style-name="ce101">
            <text:p>2.279</text:p>
          </table:table-cell>
          <table:table-cell office:value-type="percentage" office:value="0.24769046842734485" table:style-name="ce102">
            <text:p>24,8%</text:p>
          </table:table-cell>
          <table:table-cell office:value-type="date" office:date-value="2022-11-09T00:00:00" table:style-name="ce103">
            <text:p>09/11/2022</text:p>
          </table:table-cell>
          <table:table-cell table:number-columns-repeated="16377"/>
        </table:table-row>
        <table:table-row table:style-name="ro5">
          <table:table-cell office:value-type="string" table:style-name="ce104">
            <text:p>Melilla</text:p>
          </table:table-cell>
          <table:table-cell office:value-type="float" office:value="11074" table:style-name="ce101">
            <text:p>11.074</text:p>
          </table:table-cell>
          <table:table-cell office:value-type="float" office:value="3657" table:style-name="ce101">
            <text:p>3.657</text:p>
          </table:table-cell>
          <table:table-cell office:value-type="percentage" office:value="0.33023297814701102" table:style-name="ce102">
            <text:p>33,0%</text:p>
          </table:table-cell>
          <table:table-cell office:value-type="float" office:value="2188" table:style-name="ce101">
            <text:p>2.188</text:p>
          </table:table-cell>
          <table:table-cell office:value-type="percentage" office:value="0.19757991692252122" table:style-name="ce102">
            <text:p>19,8%</text:p>
          </table:table-cell>
          <table:table-cell office:value-type="date" office:date-value="2022-11-08T00:00:00" table:style-name="ce103">
            <text:p>08/11/2022</text:p>
          </table:table-cell>
          <table:table-cell table:number-columns-repeated="16377"/>
        </table:table-row>
        <table:table-row table:style-name="ro5">
          <table:table-cell office:value-type="string" table:style-name="ce105">
            <text:p>Min. Defensa</text:p>
          </table:table-cell>
          <table:table-cell office:value-type="string" table:style-name="ce101">
            <text:p>-</text:p>
          </table:table-cell>
          <table:table-cell office:value-type="float" office:value="0" table:style-name="ce101">
            <text:p>0</text:p>
          </table:table-cell>
          <table:table-cell office:value-type="string" table:style-name="ce102">
            <text:p>-</text:p>
          </table:table-cell>
          <table:table-cell office:value-type="float" office:value="0" table:style-name="ce101">
            <text:p>0</text:p>
          </table:table-cell>
          <table:table-cell office:value-type="string" table:style-name="ce102">
            <text:p>-</text:p>
          </table:table-cell>
          <table:table-cell office:value-type="date" office:date-value="2022-10-31T00:00:00" table:style-name="ce103">
            <text:p>31/10/2022</text:p>
          </table:table-cell>
          <table:table-cell table:number-columns-repeated="16377"/>
        </table:table-row>
        <table:table-row table:style-name="ro5">
          <table:table-cell office:value-type="string" table:style-name="ce106">
            <text:p>Sanidad Exterior</text:p>
          </table:table-cell>
          <table:table-cell office:value-type="string" table:style-name="ce101">
            <text:p>-</text:p>
          </table:table-cell>
          <table:table-cell office:value-type="float" office:value="0" table:style-name="ce101">
            <text:p>0</text:p>
          </table:table-cell>
          <table:table-cell office:value-type="string" table:style-name="ce102">
            <text:p>-</text:p>
          </table:table-cell>
          <table:table-cell office:value-type="float" office:value="0" table:style-name="ce101">
            <text:p>0</text:p>
          </table:table-cell>
          <table:table-cell office:value-type="string" table:style-name="ce102">
            <text:p>-</text:p>
          </table:table-cell>
          <table:table-cell office:value-type="date" office:date-value="2022-09-21T00:00:00" table:style-name="ce103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Totales</text:p>
          </table:table-cell>
          <table:table-cell office:value-type="float" office:value="3815164" table:style-name="ce108">
            <text:p>3.815.164</text:p>
          </table:table-cell>
          <table:table-cell office:value-type="float" office:value="2129223" table:style-name="ce108">
            <text:p>2.129.223</text:p>
          </table:table-cell>
          <table:table-cell office:value-type="percentage" office:value="0.55809475031741751" table:style-name="ce109">
            <text:p>55,8%</text:p>
          </table:table-cell>
          <table:table-cell office:value-type="float" office:value="1756131" table:style-name="ce108">
            <text:p>1.756.131</text:p>
          </table:table-cell>
          <table:table-cell office:value-type="percentage" office:value="0.46030288606204084" table:style-name="ce109">
            <text:p>46,0%</text:p>
          </table:table-cell>
          <table:table-cell table:style-name="ce108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1-10T16:53:41Z</dc:date>
  </office:meta>
</office:document-meta>
</file>